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OleObj23" manifest:media-type="application/octet-stream"/>
  <manifest:file-entry manifest:full-path="OleObj24" manifest:media-type="application/octet-stream"/>
  <manifest:file-entry manifest:full-path="OleObj25" manifest:media-type="application/octet-stream"/>
  <manifest:file-entry manifest:full-path="OleObj2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fo:color="#004dbb"/>
    </style:style>
    <style:style style:name="T2" style:family="text">
      <style:text-properties fo:font-size="16.00pt" fo:font-weight="bold"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fo:color="#ff0000"/>
    </style:style>
    <style:style style:name="T4" style:family="text">
      <style:text-properties fo:font-size="16.00pt" fo:font-weight="bold"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6.00pt" fo:font-weight="bold"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bold"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fo:color="#ff0000"/>
    </style:style>
    <style:style style:name="T12" style:family="text">
      <style:text-properties fo:font-size="14.00pt" fo:font-weight="bold"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fo:color="#ff0000"/>
    </style:style>
    <style:style style:name="T18" style:family="text">
      <style:text-properties fo:font-size="14.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6.00pt" fo:font-weight="bold" fo:font-family="Calibri" style:font-family-asian="Calibri" style:font-family-complex="Calibri" fo:background-color="transparent" style:use-window-font-color="true"/>
    </style:style>
    <style:style style:name="T21" style:family="text">
      <style:text-properties fo:font-size="16.00pt" fo:font-weight="bold" fo:font-family="Calibri" style:font-family-asian="Calibri" style:font-family-complex="Calibri" fo:background-color="transparent" fo:color="#ff0000"/>
    </style:style>
    <style:style style:name="T22" style:family="text">
      <style:text-properties fo:font-size="16.00pt" fo:font-weight="bold" fo:font-family="Calibri" style:font-family-asian="Calibri" style:font-family-complex="Calibri" fo:background-color="transparent" style:use-window-font-color="true"/>
    </style:style>
    <style:style style:name="T23" style:family="text">
      <style:text-properties fo:font-size="16.00pt" fo:font-weight="bold" fo:font-family="Calibri" style:font-family-asian="Calibri" style:font-family-complex="Calibri" fo:background-color="transparent" fo:color="#ff0000"/>
    </style:style>
    <style:style style:name="T24" style:family="text">
      <style:text-properties fo:font-size="16.00pt" fo:font-weight="bold" fo:font-family="Calibri" style:font-family-asian="Calibri" style:font-family-complex="Calibri" fo:background-color="transparent" style:use-window-font-color="true"/>
    </style:style>
    <style:style style:name="T25" style:family="text">
      <style:text-properties fo:font-size="16.00pt" fo:font-weight="bold" fo:font-family="Calibri" style:font-family-asian="Calibri" style:font-family-complex="Calibri" fo:background-color="transparent" fo:color="#ff0000"/>
    </style:style>
    <style:style style:name="T26" style:family="text">
      <style:text-properties fo:font-size="16.00pt" fo:font-weight="bold" fo:font-family="Calibri" style:font-family-asian="Calibri" style:font-family-complex="Calibri" fo:background-color="transparent" style:use-window-font-color="true"/>
    </style:style>
    <style:style style:name="T27" style:family="text">
      <style:text-properties fo:font-size="16.00pt" fo:font-weight="bold" fo:font-family="Calibri" style:font-family-asian="Calibri" style:font-family-complex="Calibri" fo:background-color="transparent" fo:color="#ff0000"/>
    </style:style>
    <style:style style:name="T28" style:family="text">
      <style:text-properties fo:font-size="16.00pt" fo:font-weight="bold" fo:font-family="Calibri" style:font-family-asian="Calibri" style:font-family-complex="Calibri" fo:background-color="transparent" style:use-window-font-color="true"/>
    </style:style>
    <style:style style:name="T29" style:family="text">
      <style:text-properties fo:font-size="16.00pt" fo:font-weight="bold" fo:font-family="Calibri" style:font-family-asian="Calibri" style:font-family-complex="Calibri" fo:background-color="transparent" fo:color="#ff0000"/>
    </style:style>
    <style:style style:name="T30" style:family="text">
      <style:text-properties fo:font-size="16.00pt" fo:font-weight="bold" fo:font-family="Calibri" style:font-family-asian="Calibri" style:font-family-complex="Calibri" fo:background-color="transparent" style:use-window-font-color="true"/>
    </style:style>
    <style:style style:name="T31" style:family="text">
      <style:text-properties fo:font-size="16.00pt" fo:font-weight="bold" fo:font-family="Calibri" style:font-family-asian="Calibri" style:font-family-complex="Calibri" fo:background-color="transparent" fo:color="#ff0000"/>
    </style:style>
    <style:style style:name="T32" style:family="text">
      <style:text-properties fo:font-size="16.00pt" fo:font-weight="bold" fo:font-family="Calibri" style:font-family-asian="Calibri" style:font-family-complex="Calibri" fo:background-color="transparent" style:use-window-font-color="true"/>
    </style:style>
    <style:style style:name="T33" style:family="text">
      <style:text-properties fo:font-size="16.00pt" fo:font-weight="bold" fo:font-family="Calibri" style:font-family-asian="Calibri" style:font-family-complex="Calibri" fo:background-color="transparent" fo:color="#ff0000"/>
    </style:style>
    <style:style style:name="T34" style:family="text">
      <style:text-properties fo:font-size="16.00pt" fo:font-weight="bold" fo:font-family="Calibri" style:font-family-asian="Calibri" style:font-family-complex="Calibri" fo:background-color="transparent" style:use-window-font-color="true"/>
    </style:style>
    <style:style style:name="T35" style:family="text">
      <style:text-properties fo:font-size="16.00pt" fo:font-weight="bold" fo:font-family="Calibri" style:font-family-asian="Calibri" style:font-family-complex="Calibri" fo:background-color="transparent" fo:color="#ff0000"/>
    </style:style>
    <style:style style:name="T36" style:family="text">
      <style:text-properties fo:font-size="16.00pt" fo:font-weight="bold" fo:font-family="Calibri" style:font-family-asian="Calibri" style:font-family-complex="Calibri" fo:background-color="transparent" style:use-window-font-color="true"/>
    </style:style>
    <style:style style:name="T37" style:family="text">
      <style:text-properties fo:font-size="16.00pt" fo:font-weight="bold" fo:font-family="Calibri" style:font-family-asian="Calibri" style:font-family-complex="Calibri" fo:background-color="transparent" fo:color="#ff0000"/>
    </style:style>
    <style:style style:name="T38" style:family="text">
      <style:text-properties fo:font-size="16.00pt" fo:font-weight="bold" fo:font-family="Calibri" style:font-family-asian="Calibri" style:font-family-complex="Calibri" fo:background-color="transparent" style:use-window-font-color="true"/>
    </style:style>
    <style:style style:name="T39" style:family="text">
      <style:text-properties fo:font-size="16.00pt" fo:font-weight="bold" fo:font-family="Calibri" style:font-family-asian="Calibri" style:font-family-complex="Calibri" fo:background-color="transparent" fo:color="#ff0000"/>
    </style:style>
    <style:style style:name="T40" style:family="text">
      <style:text-properties fo:font-size="16.00pt" fo:font-weight="bold" fo:font-family="Calibri" style:font-family-asian="Calibri" style:font-family-complex="Calibri" fo:background-color="transparent" style:use-window-font-color="true"/>
    </style:style>
    <style:style style:name="T41" style:family="text">
      <style:text-properties fo:font-size="16.00pt" fo:font-weight="bold" fo:font-family="Calibri" style:font-family-asian="Calibri" style:font-family-complex="Calibri" fo:background-color="transparent" fo:color="#ff0000"/>
    </style:style>
    <style:style style:name="T42" style:family="text">
      <style:text-properties fo:font-size="16.00pt" fo:font-weight="bold" fo:font-family="Calibri" style:font-family-asian="Calibri" style:font-family-complex="Calibri" fo:background-color="transparent" style:use-window-font-color="true"/>
    </style:style>
    <style:style style:name="T43" style:family="text">
      <style:text-properties fo:font-size="16.00pt" fo:font-weight="bold" fo:font-family="Calibri" style:font-family-asian="Calibri" style:font-family-complex="Calibri" fo:background-color="transparent" fo:color="#ff0000"/>
    </style:style>
    <style:style style:name="T44" style:family="text">
      <style:text-properties fo:font-size="16.00pt" fo:font-weight="bold" fo:font-family="Calibri" style:font-family-asian="Calibri" style:font-family-complex="Calibri" fo:background-color="transparent" style:use-window-font-color="true"/>
    </style:style>
    <style:style style:name="T45" style:family="text">
      <style:text-properties fo:font-size="16.00pt" fo:font-weight="bold" fo:font-family="Calibri" style:font-family-asian="Calibri" style:font-family-complex="Calibri" fo:background-color="transparent" fo:color="#ff0000"/>
    </style:style>
    <style:style style:name="T46" style:family="text">
      <style:text-properties fo:font-size="16.00pt" fo:font-weight="bold" fo:font-family="Calibri" style:font-family-asian="Calibri" style:font-family-complex="Calibri" fo:background-color="transparent" style:use-window-font-color="true"/>
    </style:style>
    <style:style style:name="T47" style:family="text">
      <style:text-properties fo:font-size="16.00pt" fo:font-weight="bold" fo:font-family="Calibri" style:font-family-asian="Calibri" style:font-family-complex="Calibri" fo:background-color="transparent" fo:color="#ff0000"/>
    </style:style>
    <style:style style:name="T48" style:family="text">
      <style:text-properties fo:font-size="16.00pt" fo:font-weight="bold" fo:font-family="Calibri" style:font-family-asian="Calibri" style:font-family-complex="Calibri" fo:background-color="transparent" style:use-window-font-color="true"/>
    </style:style>
    <style:style style:name="T49" style:family="text">
      <style:text-properties fo:font-size="16.00pt" fo:font-weight="bold" fo:font-family="Calibri" style:font-family-asian="Calibri" style:font-family-complex="Calibri" fo:background-color="transparent" fo:color="#ff0000"/>
    </style:style>
    <style:style style:name="T50" style:family="text">
      <style:text-properties fo:font-size="16.00pt" fo:font-weight="bold" fo:font-family="Calibri" style:font-family-asian="Calibri" style:font-family-complex="Calibri" fo:background-color="transparent" style:use-window-font-color="true"/>
    </style:style>
    <style:style style:name="T51" style:family="text">
      <style:text-properties fo:font-size="16.00pt" fo:font-weight="bold" fo:font-family="Calibri" style:font-family-asian="Calibri" style:font-family-complex="Calibri" fo:background-color="transparent" fo:color="#ff0000"/>
    </style:style>
    <style:style style:name="T52" style:family="text">
      <style:text-properties fo:font-size="16.00pt" fo:font-weight="bold" fo:font-family="Calibri" style:font-family-asian="Calibri" style:font-family-complex="Calibri" fo:background-color="transparent" style:use-window-font-color="true"/>
    </style:style>
    <style:style style:name="T53" style:family="text">
      <style:text-properties fo:font-size="16.00pt" fo:font-weight="bold" fo:font-family="Calibri" style:font-family-asian="Calibri" style:font-family-complex="Calibri" fo:background-color="transparent" fo:color="#ff0000"/>
    </style:style>
    <style:style style:name="T54" style:family="text">
      <style:text-properties fo:font-size="16.00pt" fo:font-weight="bold" fo:font-family="Calibri" style:font-family-asian="Calibri" style:font-family-complex="Calibri" fo:background-color="transparent" style:use-window-font-color="true"/>
    </style:style>
    <style:style style:name="T55" style:family="text">
      <style:text-properties fo:font-size="16.00pt" fo:font-weight="bold" fo:font-family="Calibri" style:font-family-asian="Calibri" style:font-family-complex="Calibri" fo:background-color="transparent" fo:color="#ff0000"/>
    </style:style>
    <style:style style:name="T56" style:family="text">
      <style:text-properties fo:font-size="16.00pt" fo:font-weight="bold" fo:font-family="Calibri" style:font-family-asian="Calibri" style:font-family-complex="Calibri" fo:background-color="transparent" style:use-window-font-color="true"/>
    </style:style>
    <style:style style:name="T57" style:family="text">
      <style:text-properties fo:font-size="16.00pt" fo:font-weight="bold" fo:font-family="Calibri" style:font-family-asian="Calibri" style:font-family-complex="Calibri" fo:background-color="transparent" fo:color="#ff0000"/>
    </style:style>
    <style:style style:name="T58" style:family="text">
      <style:text-properties fo:font-size="16.00pt" fo:font-weight="bold" fo:font-family="Calibri" style:font-family-asian="Calibri" style:font-family-complex="Calibri" fo:background-color="transparent" style:use-window-font-color="true"/>
    </style:style>
    <style:style style:name="T59" style:family="text">
      <style:text-properties fo:font-size="16.00pt" fo:font-weight="bold" fo:font-family="Calibri" style:font-family-asian="Calibri" style:font-family-complex="Calibri" fo:background-color="transparent" fo:color="#ff0000"/>
    </style:style>
    <style:style style:name="T60" style:family="text">
      <style:text-properties fo:font-size="16.00pt" fo:font-weight="bold" fo:font-family="Calibri" style:font-family-asian="Calibri" style:font-family-complex="Calibri" fo:background-color="transparent" style:use-window-font-color="true"/>
    </style:style>
    <style:style style:name="T61" style:family="text">
      <style:text-properties fo:font-size="16.00pt" fo:font-weight="bold" fo:font-family="Calibri" style:font-family-asian="Calibri" style:font-family-complex="Calibri" fo:background-color="transparent" fo:color="#ff0000"/>
    </style:style>
    <style:style style:name="T62" style:family="text">
      <style:text-properties fo:font-size="16.00pt" fo:font-weight="bold" fo:font-family="Calibri" style:font-family-asian="Calibri" style:font-family-complex="Calibri" fo:background-color="transparent" style:use-window-font-color="true"/>
    </style:style>
    <style:style style:name="T63" style:family="text">
      <style:text-properties fo:font-size="16.00pt" fo:font-weight="bold" fo:font-family="Calibri" style:font-family-asian="Calibri" style:font-family-complex="Calibri" fo:background-color="transparent" fo:color="#ff0000"/>
    </style:style>
    <style:style style:name="T64" style:family="text">
      <style:text-properties fo:font-size="16.00pt" fo:font-weight="bold" fo:font-family="Calibri" style:font-family-asian="Calibri" style:font-family-complex="Calibri" fo:background-color="transparent" style:use-window-font-color="true"/>
    </style:style>
    <style:style style:name="T65" style:family="text">
      <style:text-properties fo:font-size="16.00pt" fo:font-weight="bold" fo:font-family="Calibri" style:font-family-asian="Calibri" style:font-family-complex="Calibri" fo:background-color="transparent" fo:color="#ff0000"/>
    </style:style>
    <style:style style:name="T66" style:family="text">
      <style:text-properties fo:font-size="16.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style:style style:name="P27" style:family="paragraph">
      <style:paragraph-properties fo:line-height="100.00%" fo:text-align="left" fo:margin-bottom="10.00pt"/>
    </style:style>
    <style:style style:name="P28" style:family="paragraph">
      <style:paragraph-properties fo:line-height="115.00%" fo:text-align="left" fo:margin-bottom="10.00pt"/>
    </style:style>
    <style:style style:name="P29" style:family="paragraph">
      <style:paragraph-properties fo:line-height="100.00%" fo:text-align="left" fo:margin-bottom="10.00pt"/>
    </style:style>
    <style:style style:name="P30" style:family="paragraph">
      <style:paragraph-properties fo:line-height="115.00%" fo:text-align="left" fo:margin-bottom="10.00pt"/>
    </style:style>
    <style:style style:name="P31" style:family="paragraph">
      <style:paragraph-properties fo:line-height="100.00%" fo:text-align="left" fo:margin-bottom="10.00pt"/>
    </style:style>
    <style:style style:name="P32" style:family="paragraph">
      <style:paragraph-properties fo:line-height="115.00%" fo:text-align="left" fo:margin-bottom="10.00pt"/>
    </style:style>
    <style:style style:name="P33" style:family="paragraph">
      <style:paragraph-properties fo:line-height="100.00%" fo:text-align="left" fo:margin-bottom="10.00pt"/>
    </style:style>
    <style:style style:name="P34" style:family="paragraph">
      <style:paragraph-properties fo:line-height="115.00%" fo:text-align="left" fo:margin-bottom="10.00pt"/>
    </style:style>
    <style:style style:name="P35" style:family="paragraph">
      <style:paragraph-properties fo:line-height="100.00%" fo:text-align="left" fo:margin-bottom="10.00pt"/>
    </style:style>
    <style:style style:name="P36" style:family="paragraph">
      <style:paragraph-properties fo:line-height="115.00%" fo:text-align="left" fo:margin-bottom="10.00pt"/>
    </style:style>
    <style:style style:name="P37" style:family="paragraph">
      <style:paragraph-properties fo:line-height="100.00%" fo:text-align="left" fo:margin-bottom="10.00pt"/>
    </style:style>
    <style:style style:name="P38" style:family="paragraph">
      <style:paragraph-properties fo:line-height="115.00%" fo:text-align="left" fo:margin-bottom="10.00pt"/>
    </style:style>
    <style:style style:name="P39" style:family="paragraph">
      <style:paragraph-properties fo:line-height="100.00%" fo:text-align="left" fo:margin-bottom="10.00pt"/>
    </style:style>
    <style:style style:name="P40" style:family="paragraph">
      <style:paragraph-properties fo:line-height="115.00%" fo:text-align="left" fo:margin-bottom="10.00pt"/>
    </style:style>
    <style:style style:name="P41" style:family="paragraph">
      <style:paragraph-properties fo:line-height="100.00%" fo:text-align="left" fo:margin-bottom="10.00pt"/>
    </style:style>
    <style:style style:name="P42" style:family="paragraph">
      <style:paragraph-properties fo:line-height="115.00%" fo:text-align="left" fo:margin-bottom="10.00pt"/>
    </style:style>
    <style:style style:name="P43" style:family="paragraph">
      <style:paragraph-properties fo:line-height="100.00%" fo:text-align="left" fo:margin-bottom="10.00pt"/>
    </style:style>
    <style:style style:name="P44" style:family="paragraph">
      <style:paragraph-properties fo:line-height="115.00%" fo:text-align="left" fo:margin-bottom="10.00pt"/>
    </style:style>
    <style:style style:name="P45" style:family="paragraph">
      <style:paragraph-properties fo:line-height="100.00%" fo:text-align="left" fo:margin-bottom="10.00pt"/>
    </style:style>
    <style:style style:name="P46" style:family="paragraph">
      <style:paragraph-properties fo:line-height="115.00%" fo:text-align="left" fo:margin-bottom="10.00pt"/>
    </style:style>
    <style:style style:name="P47" style:family="paragraph">
      <style:paragraph-properties fo:line-height="100.00%" fo:text-align="left" fo:margin-bottom="10.00pt"/>
    </style:style>
    <style:style style:name="P48" style:family="paragraph">
      <style:paragraph-properties fo:line-height="115.00%" fo:text-align="left" fo:margin-bottom="10.00pt"/>
    </style:style>
    <style:style style:name="P49" style:family="paragraph">
      <style:paragraph-properties fo:line-height="100.00%" fo:text-align="left" fo:margin-bottom="10.00pt"/>
    </style:style>
    <style:style style:name="P50" style:family="paragraph">
      <style:paragraph-properties fo:line-height="115.00%" fo:text-align="left" fo:margin-bottom="10.00pt"/>
    </style:style>
    <style:style style:name="P51" style:family="paragraph">
      <style:paragraph-properties fo:line-height="100.00%" fo:text-align="left" fo:margin-bottom="10.00pt"/>
    </style:style>
    <style:style style:name="P52" style:family="paragraph">
      <style:paragraph-properties fo:line-height="115.00%" fo:text-align="left" fo:margin-bottom="10.00pt"/>
    </style:style>
    <style:style style:name="P53" style:family="paragraph">
      <style:paragraph-properties fo:line-height="100.00%" fo:text-align="left" fo:margin-bottom="10.00pt"/>
    </style:style>
    <style:style style:name="P54" style:family="paragraph">
      <style:paragraph-properties fo:line-height="115.00%" fo:text-align="left" fo:margin-bottom="10.00pt"/>
    </style:style>
    <style:style style:name="P55" style:family="paragraph">
      <style:paragraph-properties fo:line-height="100.00%" fo:text-align="left" fo:margin-bottom="10.00pt"/>
    </style:style>
    <style:style style:name="P56" style:family="paragraph">
      <style:paragraph-properties fo:line-height="115.00%" fo:text-align="left" fo:margin-bottom="10.00pt"/>
    </style:style>
    <style:style style:name="P57" style:family="paragraph">
      <style:paragraph-properties fo:line-height="100.00%" fo:text-align="left" fo:margin-bottom="10.00pt"/>
    </style:style>
    <style:style style:name="P58" style:family="paragraph">
      <style:paragraph-properties fo:line-height="115.00%" fo:text-align="left" fo:margin-bottom="10.00pt"/>
    </style:style>
    <style:style style:name="P59" style:family="paragraph">
      <style:paragraph-properties fo:line-height="100.00%" fo:text-align="left" fo:margin-bottom="10.00pt"/>
    </style:style>
    <style:style style:name="P60" style:family="paragraph">
      <style:paragraph-properties fo:line-height="115.00%" fo:text-align="left" fo:margin-bottom="10.00pt"/>
    </style:style>
    <style:style style:name="P61" style:family="paragraph">
      <style:paragraph-properties fo:line-height="100.00%" fo:text-align="left" fo:margin-bottom="10.00pt"/>
    </style:style>
    <style:style style:name="P62" style:family="paragraph">
      <style:paragraph-properties fo:line-height="115.00%" fo:text-align="left" fo:margin-bottom="10.00pt"/>
    </style:style>
    <style:style style:name="P63" style:family="paragraph">
      <style:paragraph-properties fo:line-height="100.00%" fo:text-align="left" fo:margin-bottom="10.00pt"/>
    </style:style>
    <style:style style:name="P64" style:family="paragraph">
      <style:paragraph-properties fo:line-height="115.00%" fo:text-align="left" fo:margin-bottom="10.00pt"/>
    </style:style>
  </office:automatic-styles>
  <office:body>
    <office:text>
      <text:p text:style-name="P1"><text:span text:style-name="T1">MODULE: 4</text:span></text:p>
      <text:p text:style-name="P1"><text:span text:style-name="T1">OOPS Concept</text:span></text:p>
      <text:p text:style-name="P2"><text:span text:style-name="T2">1. WAP to print “Hello World” using C++</text:span></text:p>
      <text:p text:style-name="P2"><text:span text:style-name="T2">ans:</text:span></text:p>
      <text:p text:style-name="P2"><text:span text:style-name="T2">Code:</text:span><text:span text:style-name="T3">#include &lt;iostream&gt;</text:span></text:p>
      <text:p text:style-name="P2"><text:span text:style-name="T3">using namespace std;</text:span></text:p>
      <text:p text:style-name="P2"><text:span text:style-name="T3">int main()</text:span></text:p>
      <text:p text:style-name="P2"><text:span text:style-name="T3">{</text:span></text:p>
      <text:p text:style-name="P2"><text:span text:style-name="T3"><text:tab/>cout&lt;&lt;"Hello world!";</text:span></text:p>
      <text:p text:style-name="P2"><text:span text:style-name="T3"><text:tab/>return 0;</text:span></text:p>
      <text:p text:style-name="P2"><text:span text:style-name="T3">}</text:span></text:p>
      <text:p text:style-name="P2"><text:span text:style-name="T4">Output:</text:span></text:p>
      <text:p text:style-name="P3"><draw:frame text:anchor-type="as-char" svg:width="64.82mm" svg:height="33.87mm" style:rel-width="scale" style:rel-height="scale"><draw:object-ole xlink:href="OleObj1"/><draw:image xlink:href="ObjectReplacements/OleObj1"/></draw:frame><text:span text:style-name="T4"/></text:p>
      <text:p text:style-name="P4"><text:span text:style-name="T4"/></text:p>
      <text:p text:style-name="P4"><text:span text:style-name="T4">2. What is OOP? List OOP concepts<text:line-break/>ans:</text:span><text:span text:style-name="T5">OOP is known as object oriented programming, this type of programming relies more on objects</text:span></text:p>
      <text:p text:style-name="P4"><text:span text:style-name="T5">and classes.</text:span></text:p>
      <text:p text:style-name="P4"><text:span text:style-name="T5">OOP Concepts:</text:span></text:p>
      <text:p text:style-name="P4"><text:span text:style-name="T5">Class:</text:span></text:p>
      <text:list text:style-name="L5">
        <text:list-item>
          <text:p text:style-name="P5"><text:span text:style-name="T5"><text:s/>A blueprint or template for creating objects.</text:span></text:p>
        </text:list-item>
      </text:list>
      <text:p text:style-name="P6"><text:span text:style-name="T5">Object:</text:span></text:p>
      <text:list text:style-name="L7">
        <text:list-item>
          <text:p text:style-name="P7"><text:span text:style-name="T5"><text:s/>Represents a real-world entity and encapsulates data and behavior.</text:span></text:p>
        </text:list-item>
      </text:list>
      <text:p text:style-name="P8"><text:span text:style-name="T5">Encapsulation:</text:span></text:p>
      <text:list text:style-name="L9">
        <text:list-item>
          <text:p text:style-name="P9"><text:span text:style-name="T5"><text:s/>Access to the internal details of the object is controlled by access</text:span></text:p>
        </text:list-item>
      </text:list>
      <text:p text:style-name="P10"><text:span text:style-name="T5">modifiers.</text:span></text:p>
      <text:p text:style-name="P10"><text:span text:style-name="T5">Inheritance:</text:span></text:p>
      <text:list text:style-name="L11">
        <text:list-item>
          <text:p text:style-name="P11"><text:span text:style-name="T5"><text:s/>Promotes code reuse and establishes a hierarchy of classes.</text:span></text:p>
        </text:list-item>
      </text:list>
      <text:p text:style-name="P12"><text:span text:style-name="T5">Polymorphism:</text:span></text:p>
      <text:list text:style-name="L13">
        <text:list-item>
          <text:p text:style-name="P13"><text:span text:style-name="T5">The ability of objects of different classes to be treated as objects of a</text:span></text:p>
        </text:list-item>
      </text:list>
      <text:p text:style-name="P14"><text:span text:style-name="T5">common base class.</text:span><text:span text:style-name="T6"/></text:p>
      <text:p text:style-name="P14"><text:span text:style-name="T6">3. What is the difference between OOP and POP?</text:span></text:p>
      <text:p text:style-name="P14"><text:span text:style-name="T6">ans:</text:span><text:span text:style-name="T7">Object-Oriented Programming (OOP) organizes code around objects, emphasizing encapsulation, inheritance, and polymorphism for efficient and modular design.</text:span></text:p>
      <text:p text:style-name="P14"><text:span text:style-name="T7">Procedural Programming (POP) centers on procedures or functions manipulating data sequentially, with less emphasis on object-oriented concepts, making it suitable for simpler, linear tasks. OOP fosters code reuse and abstraction, while POP focuses on straightforward procedural execution.</text:span></text:p>
      <text:p text:style-name="P14"><text:span text:style-name="T8">4.WAP to create simple calculator using class</text:span><text:span text:style-name="T9"/></text:p>
      <text:p text:style-name="P14"><text:span text:style-name="T10">ans:</text:span></text:p>
      <text:p text:style-name="P14"><text:span text:style-name="T10">Code:</text:span></text:p>
      <text:p text:style-name="P14"><text:span text:style-name="T11">#include &lt;iostream&gt;</text:span></text:p>
      <text:p text:style-name="P14"><text:span text:style-name="T11">using namespace std;</text:span></text:p>
      <text:p text:style-name="P14"><text:span text:style-name="T11"/></text:p>
      <text:p text:style-name="P14"><text:span text:style-name="T11">class Calculator {</text:span></text:p>
      <text:p text:style-name="P14"><text:span text:style-name="T11">public:</text:span></text:p>
      <text:p text:style-name="P14"><text:span text:style-name="T11"><text:s text:c="2"/></text:span></text:p>
      <text:p text:style-name="P14"><text:span text:style-name="T11"><text:s text:c="4"/>double add(double num1, double num2) {</text:span></text:p>
      <text:p text:style-name="P14"><text:span text:style-name="T11"><text:s text:c="8"/>return num1 + num2;</text:span></text:p>
      <text:p text:style-name="P14"><text:span text:style-name="T11"><text:s text:c="4"/>}</text:span></text:p>
      <text:p text:style-name="P14"><text:span text:style-name="T11"/></text:p>
      <text:p text:style-name="P14"><text:span text:style-name="T11"><text:s text:c="4"/>double subtract(double num1, double num2) {</text:span></text:p>
      <text:p text:style-name="P14"><text:span text:style-name="T11"><text:s text:c="8"/>return num1 - num2;</text:span></text:p>
      <text:p text:style-name="P14"><text:span text:style-name="T11"><text:s text:c="4"/>}</text:span></text:p>
      <text:p text:style-name="P14"><text:span text:style-name="T11"><text:s text:c="4"/>double multiply(double num1, double num2) {</text:span></text:p>
      <text:p text:style-name="P14"><text:span text:style-name="T11"><text:s text:c="8"/>return num1 * num2;</text:span></text:p>
      <text:p text:style-name="P14"><text:span text:style-name="T11"><text:s text:c="4"/>}</text:span></text:p>
      <text:p text:style-name="P14"><text:span text:style-name="T11"><text:s text:c="4"/>double divide(double num1, double num2) {</text:span></text:p>
      <text:p text:style-name="P14"><text:span text:style-name="T11"><text:s text:c="8"/>if (num2 == 0) {</text:span></text:p>
      <text:p text:style-name="P14"><text:span text:style-name="T11"><text:s text:c="12"/>cout &lt;&lt; "Error! Cannot divide by zero." &lt;&lt; endl;</text:span></text:p>
      <text:p text:style-name="P14"><text:span text:style-name="T11"><text:s text:c="12"/>return 0;</text:span></text:p>
      <text:p text:style-name="P14"><text:span text:style-name="T11"><text:s text:c="8"/>}</text:span></text:p>
      <text:p text:style-name="P14"><text:span text:style-name="T11"><text:s text:c="8"/>return num1 / num2;</text:span></text:p>
      <text:p text:style-name="P14"><text:span text:style-name="T11"><text:s text:c="4"/>}</text:span></text:p>
      <text:p text:style-name="P14"><text:span text:style-name="T11">};</text:span></text:p>
      <text:p text:style-name="P14"><text:span text:style-name="T11"/></text:p>
      <text:p text:style-name="P14"><text:span text:style-name="T11">int main() {</text:span></text:p>
      <text:p text:style-name="P14"><text:span text:style-name="T11"><text:s text:c="4"/>double num1, num2;</text:span></text:p>
      <text:p text:style-name="P14"><text:span text:style-name="T11"><text:s text:c="4"/>char op;</text:span></text:p>
      <text:p text:style-name="P14"><text:span text:style-name="T11"><text:s text:c="4"/>Calculator calc;</text:span></text:p>
      <text:p text:style-name="P14"><text:span text:style-name="T11"/></text:p>
      <text:p text:style-name="P14"><text:span text:style-name="T11"><text:s text:c="4"/>cout &lt;&lt; "Enter two numbers: ";</text:span></text:p>
      <text:p text:style-name="P14"><text:span text:style-name="T11"><text:s text:c="4"/>cin &gt;&gt; num1 &gt;&gt; num2;</text:span></text:p>
      <text:p text:style-name="P14"><text:span text:style-name="T11"/></text:p>
      <text:p text:style-name="P14"><text:span text:style-name="T11"><text:s text:c="4"/>cout &lt;&lt; "Enter operator (+, -, *, /): ";</text:span></text:p>
      <text:p text:style-name="P14"><text:span text:style-name="T11"><text:s text:c="4"/>cin &gt;&gt; op;</text:span></text:p>
      <text:p text:style-name="P14"><text:span text:style-name="T11"/></text:p>
      <text:p text:style-name="P14"><text:span text:style-name="T11"><text:s text:c="4"/>switch (op) {</text:span></text:p>
      <text:p text:style-name="P14"><text:span text:style-name="T11"><text:s text:c="8"/>case '+':</text:span></text:p>
      <text:p text:style-name="P14"><text:span text:style-name="T11"><text:s text:c="12"/>cout &lt;&lt; "Result: " &lt;&lt; calc.add(num1, num2);</text:span></text:p>
      <text:p text:style-name="P14"><text:span text:style-name="T11"><text:s text:c="12"/>break;</text:span></text:p>
      <text:p text:style-name="P14"><text:span text:style-name="T11"><text:s text:c="8"/>case '-':</text:span></text:p>
      <text:p text:style-name="P14"><text:span text:style-name="T11"><text:s text:c="12"/>cout &lt;&lt; "Result: " &lt;&lt; calc.subtract(num1, num2);</text:span></text:p>
      <text:p text:style-name="P14"><text:span text:style-name="T11"><text:s text:c="12"/>break;</text:span></text:p>
      <text:p text:style-name="P14"><text:span text:style-name="T11"><text:s text:c="8"/>case '*':</text:span></text:p>
      <text:p text:style-name="P14"><text:span text:style-name="T11"><text:s text:c="12"/>cout &lt;&lt; "Result: " &lt;&lt; calc.multiply(num1, num2);</text:span></text:p>
      <text:p text:style-name="P14"><text:span text:style-name="T11"><text:s text:c="12"/>break;</text:span></text:p>
      <text:p text:style-name="P14"><text:span text:style-name="T11"><text:s text:c="8"/>case '/':</text:span></text:p>
      <text:p text:style-name="P14"><text:span text:style-name="T11"><text:s text:c="12"/>cout &lt;&lt; "Result: " &lt;&lt; calc.divide(num1, num2);</text:span></text:p>
      <text:p text:style-name="P14"><text:span text:style-name="T11"><text:s text:c="12"/>break;</text:span></text:p>
      <text:p text:style-name="P14"><text:span text:style-name="T11"><text:s text:c="8"/>default:</text:span></text:p>
      <text:p text:style-name="P14"><text:span text:style-name="T11"><text:s text:c="12"/>cout &lt;&lt; "Invalid operator!";</text:span></text:p>
      <text:p text:style-name="P14"><text:span text:style-name="T11"><text:s text:c="12"/>break;</text:span></text:p>
      <text:p text:style-name="P14"><text:span text:style-name="T11"><text:s text:c="4"/>}</text:span></text:p>
      <text:p text:style-name="P14"><text:span text:style-name="T11"/></text:p>
      <text:p text:style-name="P14"><text:span text:style-name="T11"><text:s text:c="4"/>return 0;</text:span></text:p>
      <text:p text:style-name="P14"><text:span text:style-name="T11">}</text:span><text:span text:style-name="T12"/></text:p>
      <text:p text:style-name="P14"><text:span text:style-name="T12">Output:</text:span></text:p>
      <text:p text:style-name="P15"><draw:frame text:anchor-type="as-char" svg:width="134.94mm" svg:height="59.27mm" style:rel-width="scale" style:rel-height="scale"><draw:object-ole xlink:href="OleObj2"/><draw:image xlink:href="ObjectReplacements/OleObj2"/></draw:frame><text:span text:style-name="T13"/></text:p>
      <text:p text:style-name="P15"><text:span text:style-name="T14">5. Define a class to represent a bank account. Include the following members::</text:span></text:p>
      <text:p text:style-name="P15"><text:span text:style-name="T14">6. Write a C++ program to implement a class called Circle that has private member variables for radius. Include member functions to calculate the circle's area and circumference</text:span><text:span text:style-name="T15"/></text:p>
      <text:p text:style-name="P16"><text:span text:style-name="T16">ans:</text:span></text:p>
      <text:p text:style-name="P16"><text:span text:style-name="T16">Code:</text:span></text:p>
      <text:p text:style-name="P16"><text:span text:style-name="T17">#include &lt;iostream&gt;</text:span></text:p>
      <text:p text:style-name="P16"><text:span text:style-name="T17">using namespace std;</text:span></text:p>
      <text:p text:style-name="P16"><text:span text:style-name="T17"/></text:p>
      <text:p text:style-name="P16"><text:span text:style-name="T17">class Circle {</text:span></text:p>
      <text:p text:style-name="P16"><text:span text:style-name="T17">private:</text:span></text:p>
      <text:p text:style-name="P16"><text:span text:style-name="T17"><text:s text:c="4"/>double radius;</text:span></text:p>
      <text:p text:style-name="P16"><text:span text:style-name="T17"/></text:p>
      <text:p text:style-name="P16"><text:span text:style-name="T17">public:</text:span></text:p>
      <text:p text:style-name="P16"><text:span text:style-name="T17"><text:s text:c="4"/>// Constructor</text:span></text:p>
      <text:p text:style-name="P16"><text:span text:style-name="T17"><text:s text:c="4"/>Circle(double r) {</text:span></text:p>
      <text:p text:style-name="P16"><text:span text:style-name="T17"><text:s text:c="8"/>radius = r;</text:span></text:p>
      <text:p text:style-name="P16"><text:span text:style-name="T17"><text:s text:c="4"/>}</text:span></text:p>
      <text:p text:style-name="P16"><text:span text:style-name="T17"><text:s text:c="4"/>double calculateArea() {</text:span></text:p>
      <text:p text:style-name="P16"><text:span text:style-name="T17"><text:s text:c="8"/>return 3.14 * radius * radius;</text:span></text:p>
      <text:p text:style-name="P16"><text:span text:style-name="T17"><text:s text:c="4"/>}</text:span></text:p>
      <text:p text:style-name="P16"><text:span text:style-name="T17"/></text:p>
      <text:p text:style-name="P16"><text:span text:style-name="T17"><text:s text:c="4"/>// Function to calculate the circumference of the circle</text:span></text:p>
      <text:p text:style-name="P16"><text:span text:style-name="T17"><text:s text:c="4"/>double calculateCircumference() {</text:span></text:p>
      <text:p text:style-name="P16"><text:span text:style-name="T17"><text:s text:c="8"/>return 2 * 3.14 * radius;</text:span></text:p>
      <text:p text:style-name="P16"><text:span text:style-name="T17"><text:s text:c="4"/>}</text:span></text:p>
      <text:p text:style-name="P16"><text:span text:style-name="T17">};</text:span></text:p>
      <text:p text:style-name="P16"><text:span text:style-name="T17"/></text:p>
      <text:p text:style-name="P16"><text:span text:style-name="T17">int main() {</text:span></text:p>
      <text:p text:style-name="P16"><text:span text:style-name="T17"><text:s text:c="4"/>double r;</text:span></text:p>
      <text:p text:style-name="P16"><text:span text:style-name="T17"><text:s text:c="4"/>cout &lt;&lt; "Enter the radius of the circle: ";</text:span></text:p>
      <text:p text:style-name="P16"><text:span text:style-name="T17"><text:s text:c="4"/>cin &gt;&gt; r;</text:span></text:p>
      <text:p text:style-name="P16"><text:span text:style-name="T17"><text:s text:c="4"/>Circle circle(r);</text:span></text:p>
      <text:p text:style-name="P16"><text:span text:style-name="T17"><text:s text:c="4"/>cout &lt;&lt; "Area of the circle: " &lt;&lt; circle.calculateArea() &lt;&lt; endl;</text:span></text:p>
      <text:p text:style-name="P16"><text:span text:style-name="T17"><text:s text:c="4"/>cout &lt;&lt; "Circumference of the circle: " &lt;&lt; circle.calculateCircumference() &lt;&lt; endl;</text:span></text:p>
      <text:p text:style-name="P16"><text:span text:style-name="T17"/></text:p>
      <text:p text:style-name="P16"><text:span text:style-name="T17"><text:s text:c="4"/>return 0;</text:span></text:p>
      <text:p text:style-name="P16"><text:span text:style-name="T17">}</text:span><text:span text:style-name="T18"/></text:p>
      <text:p text:style-name="P16"><text:span text:style-name="T18">Output:</text:span></text:p>
      <text:p text:style-name="P17"><draw:frame text:anchor-type="as-char" svg:width="139.96mm" svg:height="52.65mm" style:rel-width="scale" style:rel-height="scale"><draw:object-ole xlink:href="OleObj3"/><draw:image xlink:href="ObjectReplacements/OleObj3"/></draw:frame><text:span text:style-name="T18"/></text:p>
      <text:p text:style-name="P18"><text:span text:style-name="T18">7. Write a C++ program to create a class called Rectangle that has private member variables for length and width. Implement member functions to calculate the rectangle's area and perimeter.</text:span><text:span text:style-name="T19"/></text:p>
      <text:p text:style-name="P18"><text:span text:style-name="T20">Code:</text:span></text:p>
      <text:p text:style-name="P18"><text:span text:style-name="T21">#include &lt;iostream&gt;</text:span></text:p>
      <text:p text:style-name="P18"><text:span text:style-name="T21">using namespace std;</text:span></text:p>
      <text:p text:style-name="P18"><text:span text:style-name="T21"/></text:p>
      <text:p text:style-name="P18"><text:span text:style-name="T21">class Rectangle {</text:span></text:p>
      <text:p text:style-name="P18"><text:span text:style-name="T21">private:</text:span></text:p>
      <text:p text:style-name="P18"><text:span text:style-name="T21"><text:s text:c="4"/>double length;</text:span></text:p>
      <text:p text:style-name="P18"><text:span text:style-name="T21"><text:s text:c="4"/>double width;</text:span></text:p>
      <text:p text:style-name="P18"><text:span text:style-name="T21"/></text:p>
      <text:p text:style-name="P18"><text:span text:style-name="T21">public:</text:span></text:p>
      <text:p text:style-name="P18"><text:span text:style-name="T21"><text:s text:c="4"/>Rectangle(double l, double w) {</text:span></text:p>
      <text:p text:style-name="P18"><text:span text:style-name="T21"><text:s text:c="8"/>length = l;</text:span></text:p>
      <text:p text:style-name="P18"><text:span text:style-name="T21"><text:s text:c="8"/>width = w;</text:span></text:p>
      <text:p text:style-name="P18"><text:span text:style-name="T21"><text:s text:c="4"/>}</text:span></text:p>
      <text:p text:style-name="P18"><text:span text:style-name="T21"><text:s text:c="4"/>double calculateArea() {</text:span></text:p>
      <text:p text:style-name="P18"><text:span text:style-name="T21"><text:s text:c="8"/>return length * width;</text:span></text:p>
      <text:p text:style-name="P18"><text:span text:style-name="T21"><text:s text:c="4"/>}</text:span></text:p>
      <text:p text:style-name="P18"><text:span text:style-name="T21"/></text:p>
      <text:p text:style-name="P18"><text:span text:style-name="T21"><text:s text:c="4"/>double calculatePerimeter() {</text:span></text:p>
      <text:p text:style-name="P18"><text:span text:style-name="T21"><text:s text:c="8"/>return 2 * (length + width);</text:span></text:p>
      <text:p text:style-name="P18"><text:span text:style-name="T21"><text:s text:c="4"/>}</text:span></text:p>
      <text:p text:style-name="P18"><text:span text:style-name="T21">};</text:span></text:p>
      <text:p text:style-name="P18"><text:span text:style-name="T21"/></text:p>
      <text:p text:style-name="P18"><text:span text:style-name="T21">int main() {</text:span></text:p>
      <text:p text:style-name="P18"><text:span text:style-name="T21"><text:s text:c="4"/>double l, w;</text:span></text:p>
      <text:p text:style-name="P18"><text:span text:style-name="T21"><text:s text:c="4"/>cout &lt;&lt; "Enter the length of the rectangle: ";</text:span></text:p>
      <text:p text:style-name="P18"><text:span text:style-name="T21"><text:s text:c="4"/>cin &gt;&gt; l;</text:span></text:p>
      <text:p text:style-name="P18"><text:span text:style-name="T21"><text:s text:c="4"/>cout &lt;&lt; "Enter the width of the rectangle: ";</text:span></text:p>
      <text:p text:style-name="P18"><text:span text:style-name="T21"><text:s text:c="4"/>cin &gt;&gt; w;</text:span></text:p>
      <text:p text:style-name="P18"><text:span text:style-name="T21"/></text:p>
      <text:p text:style-name="P18"><text:span text:style-name="T21"><text:s text:c="4"/>Rectangle rectangle(l, w);</text:span></text:p>
      <text:p text:style-name="P18"><text:span text:style-name="T21"/></text:p>
      <text:p text:style-name="P18"><text:span text:style-name="T21"><text:s text:c="4"/>cout &lt;&lt; "Area of the rectangle: " &lt;&lt; rectangle.calculateArea() &lt;&lt; endl;</text:span></text:p>
      <text:p text:style-name="P18"><text:span text:style-name="T21"/></text:p>
      <text:p text:style-name="P18"><text:span text:style-name="T21"><text:s text:c="4"/>// Calculate and display the perimeter</text:span></text:p>
      <text:p text:style-name="P18"><text:span text:style-name="T21"><text:s text:c="4"/>cout &lt;&lt; "Perimeter of the rectangle: " &lt;&lt; rectangle.calculatePerimeter() &lt;&lt; endl;</text:span></text:p>
      <text:p text:style-name="P18"><text:span text:style-name="T21"/></text:p>
      <text:p text:style-name="P18"><text:span text:style-name="T21"><text:s text:c="4"/>return 0;</text:span></text:p>
      <text:p text:style-name="P18"><text:span text:style-name="T21">}</text:span><text:span text:style-name="T22"/></text:p>
      <text:p text:style-name="P18"><text:span text:style-name="T22">Output:</text:span></text:p>
      <text:p text:style-name="P19"><draw:frame text:anchor-type="as-char" svg:width="133.35mm" svg:height="55.83mm" style:rel-width="scale" style:rel-height="scale"><draw:object-ole xlink:href="OleObj4"/><draw:image xlink:href="ObjectReplacements/OleObj4"/></draw:frame><text:span text:style-name="T22"/></text:p>
      <text:p text:style-name="P20"><text:span text:style-name="T22">8. Write a C++ program to create a class called Person that has private member variables for name, age and country. Implement member functions to set and get the values of these variables</text:span></text:p>
      <text:p text:style-name="P20"><text:span text:style-name="T22">Code:</text:span></text:p>
      <text:p text:style-name="P20"><text:span text:style-name="T23">#include &lt;iostream&gt;</text:span></text:p>
      <text:p text:style-name="P20"><text:span text:style-name="T23">#include &lt;string&gt;</text:span></text:p>
      <text:p text:style-name="P20"><text:span text:style-name="T23">using namespace std;</text:span></text:p>
      <text:p text:style-name="P20"><text:span text:style-name="T23"/></text:p>
      <text:p text:style-name="P20"><text:span text:style-name="T23">class Person {</text:span></text:p>
      <text:p text:style-name="P20"><text:span text:style-name="T23">private:</text:span></text:p>
      <text:p text:style-name="P20"><text:span text:style-name="T23"><text:s text:c="4"/>string name;</text:span></text:p>
      <text:p text:style-name="P20"><text:span text:style-name="T23"><text:s text:c="4"/>int age;</text:span></text:p>
      <text:p text:style-name="P20"><text:span text:style-name="T23"><text:s text:c="4"/>string country;</text:span></text:p>
      <text:p text:style-name="P20"><text:span text:style-name="T23"/></text:p>
      <text:p text:style-name="P20"><text:span text:style-name="T23">public:</text:span></text:p>
      <text:p text:style-name="P20"><text:span text:style-name="T23"><text:s text:c="4"/>void setName(string n) {</text:span></text:p>
      <text:p text:style-name="P20"><text:span text:style-name="T23"><text:s text:c="8"/>name = n;</text:span></text:p>
      <text:p text:style-name="P20"><text:span text:style-name="T23"><text:s text:c="4"/>}</text:span></text:p>
      <text:p text:style-name="P20"><text:span text:style-name="T23"/></text:p>
      <text:p text:style-name="P20"><text:span text:style-name="T23"><text:s text:c="4"/>string getName() {</text:span></text:p>
      <text:p text:style-name="P20"><text:span text:style-name="T23"><text:s text:c="8"/>return name;</text:span></text:p>
      <text:p text:style-name="P20"><text:span text:style-name="T23"><text:s text:c="4"/>}</text:span></text:p>
      <text:p text:style-name="P20"><text:span text:style-name="T23"/></text:p>
      <text:p text:style-name="P20"><text:span text:style-name="T23"><text:s text:c="4"/>void setAge(int a) {</text:span></text:p>
      <text:p text:style-name="P20"><text:span text:style-name="T23"><text:s text:c="8"/>age = a;</text:span></text:p>
      <text:p text:style-name="P20"><text:span text:style-name="T23"><text:s text:c="4"/>}</text:span></text:p>
      <text:p text:style-name="P20"><text:span text:style-name="T23"/></text:p>
      <text:p text:style-name="P20"><text:span text:style-name="T23"><text:s text:c="4"/>int getAge() {</text:span></text:p>
      <text:p text:style-name="P20"><text:span text:style-name="T23"><text:s text:c="8"/>return age;</text:span></text:p>
      <text:p text:style-name="P20"><text:span text:style-name="T23"><text:s text:c="4"/>}</text:span></text:p>
      <text:p text:style-name="P20"><text:span text:style-name="T23"/></text:p>
      <text:p text:style-name="P20"><text:span text:style-name="T23"><text:s text:c="4"/>void setCountry(string c) {</text:span></text:p>
      <text:p text:style-name="P20"><text:span text:style-name="T23"><text:s text:c="8"/>country = c;</text:span></text:p>
      <text:p text:style-name="P20"><text:span text:style-name="T23"><text:s text:c="4"/>}</text:span></text:p>
      <text:p text:style-name="P20"><text:span text:style-name="T23"/></text:p>
      <text:p text:style-name="P20"><text:span text:style-name="T23"><text:s text:c="4"/>string getCountry() {</text:span></text:p>
      <text:p text:style-name="P20"><text:span text:style-name="T23"><text:s text:c="8"/>return country;</text:span></text:p>
      <text:p text:style-name="P20"><text:span text:style-name="T23"><text:s text:c="4"/>}</text:span></text:p>
      <text:p text:style-name="P20"><text:span text:style-name="T23">};</text:span></text:p>
      <text:p text:style-name="P20"><text:span text:style-name="T23"/></text:p>
      <text:p text:style-name="P20"><text:span text:style-name="T23">int main() {</text:span></text:p>
      <text:p text:style-name="P20"><text:span text:style-name="T23"><text:s text:c="4"/>Person person;</text:span></text:p>
      <text:p text:style-name="P20"><text:span text:style-name="T23"/></text:p>
      <text:p text:style-name="P20"><text:span text:style-name="T23"><text:s text:c="4"/>person.setName("John");</text:span></text:p>
      <text:p text:style-name="P20"><text:span text:style-name="T23"><text:s text:c="4"/>person.setAge(30);</text:span></text:p>
      <text:p text:style-name="P20"><text:span text:style-name="T23"><text:s text:c="4"/>person.setCountry("USA");</text:span></text:p>
      <text:p text:style-name="P20"><text:span text:style-name="T23"/></text:p>
      <text:p text:style-name="P20"><text:span text:style-name="T23"><text:s text:c="4"/>cout &lt;&lt; "Name: " &lt;&lt; person.getName() &lt;&lt; endl;</text:span></text:p>
      <text:p text:style-name="P20"><text:span text:style-name="T23"><text:s text:c="4"/>cout &lt;&lt; "Age: " &lt;&lt; person.getAge() &lt;&lt; endl;</text:span></text:p>
      <text:p text:style-name="P20"><text:span text:style-name="T23"><text:s text:c="4"/>cout &lt;&lt; "Country: " &lt;&lt; person.getCountry() &lt;&lt; endl;</text:span></text:p>
      <text:p text:style-name="P20"><text:span text:style-name="T23"/></text:p>
      <text:p text:style-name="P20"><text:span text:style-name="T23"><text:s text:c="4"/>return 0;</text:span></text:p>
      <text:p text:style-name="P20"><text:span text:style-name="T23">}</text:span><text:span text:style-name="T24"/></text:p>
      <text:p text:style-name="P20"><text:span text:style-name="T24">Output:</text:span></text:p>
      <text:p text:style-name="P21"><draw:frame text:anchor-type="as-char" svg:width="130.44mm" svg:height="48.68mm" style:rel-width="scale" style:rel-height="scale"><draw:object-ole xlink:href="OleObj5"/><draw:image xlink:href="ObjectReplacements/OleObj5"/></draw:frame><text:span text:style-name="T24"/></text:p>
      <text:p text:style-name="P22"><text:span text:style-name="T24">9. Write a program to find the multiplication values and the cubic values using inline function</text:span></text:p>
      <text:p text:style-name="P22"><text:span text:style-name="T24">Code:</text:span></text:p>
      <text:p text:style-name="P22"><text:span text:style-name="T25">#include &lt;iostream&gt;</text:span></text:p>
      <text:p text:style-name="P22"><text:span text:style-name="T25">using namespace std;</text:span></text:p>
      <text:p text:style-name="P22"><text:span text:style-name="T25"/></text:p>
      <text:p text:style-name="P22"><text:span text:style-name="T25">inline int multiply(int a, int b) {</text:span></text:p>
      <text:p text:style-name="P22"><text:span text:style-name="T25"><text:s text:c="4"/>return a * b;</text:span></text:p>
      <text:p text:style-name="P22"><text:span text:style-name="T25">}</text:span></text:p>
      <text:p text:style-name="P22"><text:span text:style-name="T25"/></text:p>
      <text:p text:style-name="P22"><text:span text:style-name="T25">inline int cube(int num) {</text:span></text:p>
      <text:p text:style-name="P22"><text:span text:style-name="T25"><text:s text:c="4"/>return num * num * num;</text:span></text:p>
      <text:p text:style-name="P22"><text:span text:style-name="T25">}</text:span></text:p>
      <text:p text:style-name="P22"><text:span text:style-name="T25"/></text:p>
      <text:p text:style-name="P22"><text:span text:style-name="T25">int main() {</text:span></text:p>
      <text:p text:style-name="P22"><text:span text:style-name="T25"><text:s text:c="4"/>int num1, num2;</text:span></text:p>
      <text:p text:style-name="P22"><text:span text:style-name="T25"/></text:p>
      <text:p text:style-name="P22"><text:span text:style-name="T25"><text:s text:c="4"/>cout &lt;&lt; "Enter two numbers: ";</text:span></text:p>
      <text:p text:style-name="P22"><text:span text:style-name="T25"><text:s text:c="4"/>cin &gt;&gt; num1 &gt;&gt; num2;</text:span></text:p>
      <text:p text:style-name="P22"><text:span text:style-name="T25"/></text:p>
      <text:p text:style-name="P22"><text:span text:style-name="T25"><text:s text:c="4"/>// Calculate and display multiplication value</text:span></text:p>
      <text:p text:style-name="P22"><text:span text:style-name="T25"><text:s text:c="4"/>cout &lt;&lt; "Multiplication of " &lt;&lt; num1 &lt;&lt; " and " &lt;&lt; num2 &lt;&lt; " is: " &lt;&lt; multiply(num1, num2) &lt;&lt; endl;</text:span></text:p>
      <text:p text:style-name="P22"><text:span text:style-name="T25"/></text:p>
      <text:p text:style-name="P22"><text:span text:style-name="T25"><text:s text:c="4"/>int num3;</text:span></text:p>
      <text:p text:style-name="P22"><text:span text:style-name="T25"><text:s text:c="4"/>cout &lt;&lt; "Enter a number to find its cubic value: ";</text:span></text:p>
      <text:p text:style-name="P22"><text:span text:style-name="T25"><text:s text:c="4"/>cin &gt;&gt; num3;</text:span></text:p>
      <text:p text:style-name="P22"><text:span text:style-name="T25"/></text:p>
      <text:p text:style-name="P22"><text:span text:style-name="T25"><text:s text:c="4"/>// Calculate and display cubic value</text:span></text:p>
      <text:p text:style-name="P22"><text:span text:style-name="T25"><text:s text:c="4"/>cout &lt;&lt; "Cubic value of " &lt;&lt; num3 &lt;&lt; " is: " &lt;&lt; cube(num3) &lt;&lt; endl;</text:span></text:p>
      <text:p text:style-name="P22"><text:span text:style-name="T25"/></text:p>
      <text:p text:style-name="P22"><text:span text:style-name="T25"><text:s text:c="4"/>return 0;</text:span></text:p>
      <text:p text:style-name="P22"><text:span text:style-name="T25">}</text:span><text:span text:style-name="T26"/></text:p>
      <text:p text:style-name="P22"><text:span text:style-name="T26">Output:</text:span></text:p>
      <text:p text:style-name="P23"><draw:frame text:anchor-type="as-char" svg:width="139.44mm" svg:height="65.09mm" style:rel-width="scale" style:rel-height="scale"><draw:object-ole xlink:href="OleObj6"/><draw:image xlink:href="ObjectReplacements/OleObj6"/></draw:frame><text:span text:style-name="T26"/></text:p>
      <text:p text:style-name="P24"><text:span text:style-name="T26">10.Write a program of Addition, Subtraction, Division, Multiplication using constructor</text:span></text:p>
      <text:p text:style-name="P24"><text:span text:style-name="T26">Code:</text:span></text:p>
      <text:p text:style-name="P24"><text:span text:style-name="T27">#include &lt;iostream&gt;</text:span></text:p>
      <text:p text:style-name="P24"><text:span text:style-name="T27">using namespace std;</text:span></text:p>
      <text:p text:style-name="P24"><text:span text:style-name="T27"/></text:p>
      <text:p text:style-name="P24"><text:span text:style-name="T27">class Calculator {</text:span></text:p>
      <text:p text:style-name="P24"><text:span text:style-name="T27">private:</text:span></text:p>
      <text:p text:style-name="P24"><text:span text:style-name="T27"><text:s text:c="4"/>double num1, num2;</text:span></text:p>
      <text:p text:style-name="P24"><text:span text:style-name="T27"/></text:p>
      <text:p text:style-name="P24"><text:span text:style-name="T27">public:</text:span></text:p>
      <text:p text:style-name="P24"><text:span text:style-name="T27"><text:s text:c="4"/>Calculator(double n1, double n2) {</text:span></text:p>
      <text:p text:style-name="P24"><text:span text:style-name="T27"><text:s text:c="8"/>num1 = n1;</text:span></text:p>
      <text:p text:style-name="P24"><text:span text:style-name="T27"><text:s text:c="8"/>num2 = n2;</text:span></text:p>
      <text:p text:style-name="P24"><text:span text:style-name="T27"><text:s text:c="4"/>}</text:span></text:p>
      <text:p text:style-name="P24"><text:span text:style-name="T27"/></text:p>
      <text:p text:style-name="P24"><text:span text:style-name="T27"><text:s text:c="4"/>double addition() {</text:span></text:p>
      <text:p text:style-name="P24"><text:span text:style-name="T27"><text:s text:c="8"/>return num1 + num2;</text:span></text:p>
      <text:p text:style-name="P24"><text:span text:style-name="T27"><text:s text:c="4"/>}</text:span></text:p>
      <text:p text:style-name="P24"><text:span text:style-name="T27"/></text:p>
      <text:p text:style-name="P24"><text:span text:style-name="T27"><text:s text:c="4"/>double subtraction() {</text:span></text:p>
      <text:p text:style-name="P24"><text:span text:style-name="T27"><text:s text:c="8"/>return num1 - num2;</text:span></text:p>
      <text:p text:style-name="P24"><text:span text:style-name="T27"><text:s text:c="4"/>}</text:span></text:p>
      <text:p text:style-name="P24"><text:span text:style-name="T27"/></text:p>
      <text:p text:style-name="P24"><text:span text:style-name="T27"><text:s text:c="4"/>double division() {</text:span></text:p>
      <text:p text:style-name="P24"><text:span text:style-name="T27"><text:s text:c="8"/>if (num2 != 0)</text:span></text:p>
      <text:p text:style-name="P24"><text:span text:style-name="T27"><text:s text:c="12"/>return num1 / num2;</text:span></text:p>
      <text:p text:style-name="P24"><text:span text:style-name="T27"><text:s text:c="8"/>else {</text:span></text:p>
      <text:p text:style-name="P24"><text:span text:style-name="T27"><text:s text:c="12"/>cout &lt;&lt; "Error! Division by zero.";</text:span></text:p>
      <text:p text:style-name="P24"><text:span text:style-name="T27"><text:s text:c="12"/>return -1;</text:span></text:p>
      <text:p text:style-name="P24"><text:span text:style-name="T27"><text:s text:c="8"/>}</text:span></text:p>
      <text:p text:style-name="P24"><text:span text:style-name="T27"><text:s text:c="4"/>}</text:span></text:p>
      <text:p text:style-name="P24"><text:span text:style-name="T27"/></text:p>
      <text:p text:style-name="P24"><text:span text:style-name="T27"><text:s text:c="4"/>double multiplication() {</text:span></text:p>
      <text:p text:style-name="P24"><text:span text:style-name="T27"><text:s text:c="8"/>return num1 * num2;</text:span></text:p>
      <text:p text:style-name="P24"><text:span text:style-name="T27"><text:s text:c="4"/>}</text:span></text:p>
      <text:p text:style-name="P24"><text:span text:style-name="T27">};</text:span></text:p>
      <text:p text:style-name="P24"><text:span text:style-name="T27"/></text:p>
      <text:p text:style-name="P24"><text:span text:style-name="T27">int main() {</text:span></text:p>
      <text:p text:style-name="P24"><text:span text:style-name="T27"><text:s text:c="4"/>double num1, num2;</text:span></text:p>
      <text:p text:style-name="P24"><text:span text:style-name="T27"><text:s text:c="4"/>cout &lt;&lt; "Enter two numbers: ";</text:span></text:p>
      <text:p text:style-name="P24"><text:span text:style-name="T27"><text:s text:c="4"/>cin &gt;&gt; num1 &gt;&gt; num2;</text:span></text:p>
      <text:p text:style-name="P24"><text:span text:style-name="T27"/></text:p>
      <text:p text:style-name="P24"><text:span text:style-name="T27"><text:s text:c="4"/>Calculator calc(num1, num2);</text:span></text:p>
      <text:p text:style-name="P24"><text:span text:style-name="T27"/></text:p>
      <text:p text:style-name="P24"><text:span text:style-name="T27"><text:s text:c="4"/>cout &lt;&lt; "Addition: " &lt;&lt; calc.addition() &lt;&lt; endl;</text:span></text:p>
      <text:p text:style-name="P24"><text:span text:style-name="T27"><text:s text:c="4"/>cout &lt;&lt; "Subtraction: " &lt;&lt; calc.subtraction() &lt;&lt; endl;</text:span></text:p>
      <text:p text:style-name="P24"><text:span text:style-name="T27"><text:s text:c="4"/>cout &lt;&lt; "Division: " &lt;&lt; calc.division() &lt;&lt; endl;</text:span></text:p>
      <text:p text:style-name="P24"><text:span text:style-name="T27"><text:s text:c="4"/>cout &lt;&lt; "Multiplication: " &lt;&lt; calc.multiplication() &lt;&lt; endl;</text:span></text:p>
      <text:p text:style-name="P24"><text:span text:style-name="T27"/></text:p>
      <text:p text:style-name="P24"><text:span text:style-name="T27"><text:s text:c="4"/>return 0;</text:span></text:p>
      <text:p text:style-name="P24"><text:span text:style-name="T27">}</text:span><text:span text:style-name="T28"/></text:p>
      <text:p text:style-name="P24"><text:span text:style-name="T28">Output:</text:span></text:p>
      <text:p text:style-name="P25"><draw:frame text:anchor-type="as-char" svg:width="137.32mm" svg:height="67.73mm" style:rel-width="scale" style:rel-height="scale"><draw:object-ole xlink:href="OleObj7"/><draw:image xlink:href="ObjectReplacements/OleObj7"/></draw:frame><text:span text:style-name="T28"/></text:p>
      <text:p text:style-name="P26"><text:span text:style-name="T28">11.Write a C++ program to create a class called Car that has private member variables for company, model, and year. Implement member functions to get and set these variables.</text:span></text:p>
      <text:p text:style-name="P26"><text:span text:style-name="T28">Code:</text:span></text:p>
      <text:p text:style-name="P26"><text:span text:style-name="T29">#include &lt;iostream&gt;</text:span></text:p>
      <text:p text:style-name="P26"><text:span text:style-name="T29">#include &lt;string&gt;</text:span></text:p>
      <text:p text:style-name="P26"><text:span text:style-name="T29">using namespace std;</text:span></text:p>
      <text:p text:style-name="P26"><text:span text:style-name="T29"/></text:p>
      <text:p text:style-name="P26"><text:span text:style-name="T29">class Car {</text:span></text:p>
      <text:p text:style-name="P26"><text:span text:style-name="T29">private:</text:span></text:p>
      <text:p text:style-name="P26"><text:span text:style-name="T29"><text:s text:c="4"/>string company;</text:span></text:p>
      <text:p text:style-name="P26"><text:span text:style-name="T29"><text:s text:c="4"/>string model;</text:span></text:p>
      <text:p text:style-name="P26"><text:span text:style-name="T29"><text:s text:c="4"/>int year;</text:span></text:p>
      <text:p text:style-name="P26"><text:span text:style-name="T29"/></text:p>
      <text:p text:style-name="P26"><text:span text:style-name="T29">public:</text:span></text:p>
      <text:p text:style-name="P26"><text:span text:style-name="T29"><text:s text:c="4"/>void setCompany(string c) {</text:span></text:p>
      <text:p text:style-name="P26"><text:span text:style-name="T29"><text:s text:c="8"/>company = c;</text:span></text:p>
      <text:p text:style-name="P26"><text:span text:style-name="T29"><text:s text:c="4"/>}</text:span></text:p>
      <text:p text:style-name="P26"><text:span text:style-name="T29"/></text:p>
      <text:p text:style-name="P26"><text:span text:style-name="T29"><text:s text:c="4"/>string getCompany() {</text:span></text:p>
      <text:p text:style-name="P26"><text:span text:style-name="T29"><text:s text:c="8"/>return company;</text:span></text:p>
      <text:p text:style-name="P26"><text:span text:style-name="T29"><text:s text:c="4"/>}</text:span></text:p>
      <text:p text:style-name="P26"><text:span text:style-name="T29"/></text:p>
      <text:p text:style-name="P26"><text:span text:style-name="T29"><text:s text:c="4"/>void setModel(string m) {</text:span></text:p>
      <text:p text:style-name="P26"><text:span text:style-name="T29"><text:s text:c="8"/>model = m;</text:span></text:p>
      <text:p text:style-name="P26"><text:span text:style-name="T29"><text:s text:c="4"/>}</text:span></text:p>
      <text:p text:style-name="P26"><text:span text:style-name="T29"/></text:p>
      <text:p text:style-name="P26"><text:span text:style-name="T29"><text:s text:c="4"/>string getModel() {</text:span></text:p>
      <text:p text:style-name="P26"><text:span text:style-name="T29"><text:s text:c="8"/>return model;</text:span></text:p>
      <text:p text:style-name="P26"><text:span text:style-name="T29"><text:s text:c="4"/>}</text:span></text:p>
      <text:p text:style-name="P26"><text:span text:style-name="T29"/></text:p>
      <text:p text:style-name="P26"><text:span text:style-name="T29"><text:s text:c="4"/>void setYear(int y) {</text:span></text:p>
      <text:p text:style-name="P26"><text:span text:style-name="T29"><text:s text:c="8"/>year = y;</text:span></text:p>
      <text:p text:style-name="P26"><text:span text:style-name="T29"><text:s text:c="4"/>}</text:span></text:p>
      <text:p text:style-name="P26"><text:span text:style-name="T29"/></text:p>
      <text:p text:style-name="P26"><text:span text:style-name="T29"><text:s text:c="4"/>int getYear() {</text:span></text:p>
      <text:p text:style-name="P26"><text:span text:style-name="T29"><text:s text:c="8"/>return year;</text:span></text:p>
      <text:p text:style-name="P26"><text:span text:style-name="T29"><text:s text:c="4"/>}</text:span></text:p>
      <text:p text:style-name="P26"><text:span text:style-name="T29">};</text:span></text:p>
      <text:p text:style-name="P26"><text:span text:style-name="T29"/></text:p>
      <text:p text:style-name="P26"><text:span text:style-name="T29">int main() {</text:span></text:p>
      <text:p text:style-name="P26"><text:span text:style-name="T29"><text:s text:c="4"/>Car car;</text:span></text:p>
      <text:p text:style-name="P26"><text:span text:style-name="T29"/></text:p>
      <text:p text:style-name="P26"><text:span text:style-name="T29"><text:s text:c="4"/>// Set values using setter functions</text:span></text:p>
      <text:p text:style-name="P26"><text:span text:style-name="T29"><text:s text:c="4"/>car.setCompany("Toyota");</text:span></text:p>
      <text:p text:style-name="P26"><text:span text:style-name="T29"><text:s text:c="4"/>car.setModel("Corolla");</text:span></text:p>
      <text:p text:style-name="P26"><text:span text:style-name="T29"><text:s text:c="4"/>car.setYear(2022);</text:span></text:p>
      <text:p text:style-name="P26"><text:span text:style-name="T29"/></text:p>
      <text:p text:style-name="P26"><text:span text:style-name="T29"><text:s text:c="4"/>// Get values using getter functions and display</text:span></text:p>
      <text:p text:style-name="P26"><text:span text:style-name="T29"><text:s text:c="4"/>cout &lt;&lt; "Company: " &lt;&lt; car.getCompany() &lt;&lt; endl;</text:span></text:p>
      <text:p text:style-name="P26"><text:span text:style-name="T29"><text:s text:c="4"/>cout &lt;&lt; "Model: " &lt;&lt; car.getModel() &lt;&lt; endl;</text:span></text:p>
      <text:p text:style-name="P26"><text:span text:style-name="T29"><text:s text:c="4"/>cout &lt;&lt; "Year: " &lt;&lt; car.getYear() &lt;&lt; endl;</text:span></text:p>
      <text:p text:style-name="P26"><text:span text:style-name="T29"/></text:p>
      <text:p text:style-name="P26"><text:span text:style-name="T29"><text:s text:c="4"/>return 0;</text:span></text:p>
      <text:p text:style-name="P26"><text:span text:style-name="T29">}</text:span><text:span text:style-name="T30"/></text:p>
      <text:p text:style-name="P26"><text:span text:style-name="T30">Output:</text:span></text:p>
      <text:p text:style-name="P27"><draw:frame text:anchor-type="as-char" svg:width="136.26mm" svg:height="52.39mm" style:rel-width="scale" style:rel-height="scale"><draw:object-ole xlink:href="OleObj8"/><draw:image xlink:href="ObjectReplacements/OleObj8"/></draw:frame><text:span text:style-name="T30"/></text:p>
      <text:p text:style-name="P28"><text:span text:style-name="T30">12.Write a C++ program to implement a class called Bank Account that has private member variables for account number and balance. Include member functions to deposit and withdraw money from the account</text:span></text:p>
      <text:p text:style-name="P28"><text:span text:style-name="T30">Code:</text:span></text:p>
      <text:p text:style-name="P28"><text:span text:style-name="T31">#include &lt;iostream&gt;</text:span></text:p>
      <text:p text:style-name="P28"><text:span text:style-name="T31">using namespace std;</text:span></text:p>
      <text:p text:style-name="P28"><text:span text:style-name="T31"/></text:p>
      <text:p text:style-name="P28"><text:span text:style-name="T31">class BankAccount {</text:span></text:p>
      <text:p text:style-name="P28"><text:span text:style-name="T31">private:</text:span></text:p>
      <text:p text:style-name="P28"><text:span text:style-name="T31"><text:s text:c="4"/>int accountNumber;</text:span></text:p>
      <text:p text:style-name="P28"><text:span text:style-name="T31"><text:s text:c="4"/>double balance;</text:span></text:p>
      <text:p text:style-name="P28"><text:span text:style-name="T31"/></text:p>
      <text:p text:style-name="P28"><text:span text:style-name="T31">public:</text:span></text:p>
      <text:p text:style-name="P28"><text:span text:style-name="T31"><text:s text:c="4"/>// Constructor to initialize account number and balance</text:span></text:p>
      <text:p text:style-name="P28"><text:span text:style-name="T31"><text:s text:c="4"/>BankAccount(int accNum, double bal) {</text:span></text:p>
      <text:p text:style-name="P28"><text:span text:style-name="T31"><text:s text:c="8"/>accountNumber = accNum;</text:span></text:p>
      <text:p text:style-name="P28"><text:span text:style-name="T31"><text:s text:c="8"/>balance = bal;</text:span></text:p>
      <text:p text:style-name="P28"><text:span text:style-name="T31"><text:s text:c="4"/>}</text:span></text:p>
      <text:p text:style-name="P28"><text:span text:style-name="T31"/></text:p>
      <text:p text:style-name="P28"><text:span text:style-name="T31"><text:s text:c="4"/>// Function to deposit money</text:span></text:p>
      <text:p text:style-name="P28"><text:span text:style-name="T31"><text:s text:c="4"/>void deposit(double amount) {</text:span></text:p>
      <text:p text:style-name="P28"><text:span text:style-name="T31"><text:s text:c="8"/>balance += amount;</text:span></text:p>
      <text:p text:style-name="P28"><text:span text:style-name="T31"><text:s text:c="8"/>cout &lt;&lt; "Deposited $" &lt;&lt; amount &lt;&lt; ". New balance: $" &lt;&lt; balance &lt;&lt; endl;</text:span></text:p>
      <text:p text:style-name="P28"><text:span text:style-name="T31"><text:s text:c="4"/>}</text:span></text:p>
      <text:p text:style-name="P28"><text:span text:style-name="T31"/></text:p>
      <text:p text:style-name="P28"><text:span text:style-name="T31"><text:s text:c="4"/>// Function to withdraw money</text:span></text:p>
      <text:p text:style-name="P28"><text:span text:style-name="T31"><text:s text:c="4"/>void withdraw(double amount) {</text:span></text:p>
      <text:p text:style-name="P28"><text:span text:style-name="T31"><text:s text:c="8"/>if (balance &gt;= amount) {</text:span></text:p>
      <text:p text:style-name="P28"><text:span text:style-name="T31"><text:s text:c="12"/>balance -= amount;</text:span></text:p>
      <text:p text:style-name="P28"><text:span text:style-name="T31"><text:s text:c="12"/>cout &lt;&lt; "Withdrawn $" &lt;&lt; amount &lt;&lt; ". New balance: $" &lt;&lt; balance &lt;&lt; endl;</text:span></text:p>
      <text:p text:style-name="P28"><text:span text:style-name="T31"><text:s text:c="8"/>} else {</text:span></text:p>
      <text:p text:style-name="P28"><text:span text:style-name="T31"><text:s text:c="12"/>cout &lt;&lt; "Insufficient balance!" &lt;&lt; endl;</text:span></text:p>
      <text:p text:style-name="P28"><text:span text:style-name="T31"><text:s text:c="8"/>}</text:span></text:p>
      <text:p text:style-name="P28"><text:span text:style-name="T31"><text:s text:c="4"/>}</text:span></text:p>
      <text:p text:style-name="P28"><text:span text:style-name="T31"/></text:p>
      <text:p text:style-name="P28"><text:span text:style-name="T31"><text:s text:c="4"/>// Function to get current balance</text:span></text:p>
      <text:p text:style-name="P28"><text:span text:style-name="T31"><text:s text:c="4"/>double getBalance() {</text:span></text:p>
      <text:p text:style-name="P28"><text:span text:style-name="T31"><text:s text:c="8"/>return balance;</text:span></text:p>
      <text:p text:style-name="P28"><text:span text:style-name="T31"><text:s text:c="4"/>}</text:span></text:p>
      <text:p text:style-name="P28"><text:span text:style-name="T31">};</text:span></text:p>
      <text:p text:style-name="P28"><text:span text:style-name="T31"/></text:p>
      <text:p text:style-name="P28"><text:span text:style-name="T31">int main() {</text:span></text:p>
      <text:p text:style-name="P28"><text:span text:style-name="T31"><text:s text:c="4"/>// Create a BankAccount object with initial balance</text:span></text:p>
      <text:p text:style-name="P28"><text:span text:style-name="T31"><text:s text:c="4"/>BankAccount account(123456, 1000);</text:span></text:p>
      <text:p text:style-name="P28"><text:span text:style-name="T31"/></text:p>
      <text:p text:style-name="P28"><text:span text:style-name="T31"><text:s text:c="4"/>// Deposit some money</text:span></text:p>
      <text:p text:style-name="P28"><text:span text:style-name="T31"><text:s text:c="4"/>account.deposit(500);</text:span></text:p>
      <text:p text:style-name="P28"><text:span text:style-name="T31"/></text:p>
      <text:p text:style-name="P28"><text:span text:style-name="T31"><text:s text:c="4"/>// Withdraw some money</text:span></text:p>
      <text:p text:style-name="P28"><text:span text:style-name="T31"><text:s text:c="4"/>account.withdraw(200);</text:span></text:p>
      <text:p text:style-name="P28"><text:span text:style-name="T31"/></text:p>
      <text:p text:style-name="P28"><text:span text:style-name="T31"><text:s text:c="4"/>// Withdraw more money than available balance</text:span></text:p>
      <text:p text:style-name="P28"><text:span text:style-name="T31"><text:s text:c="4"/>account.withdraw(2000);</text:span></text:p>
      <text:p text:style-name="P28"><text:span text:style-name="T31"/></text:p>
      <text:p text:style-name="P28"><text:span text:style-name="T31"><text:s text:c="4"/>return 0;</text:span></text:p>
      <text:p text:style-name="P28"><text:span text:style-name="T31">}</text:span><text:span text:style-name="T32"/></text:p>
      <text:p text:style-name="P28"><text:span text:style-name="T32">Output:</text:span></text:p>
      <text:p text:style-name="P29"><draw:frame text:anchor-type="as-char" svg:width="139.17mm" svg:height="61.65mm" style:rel-width="scale" style:rel-height="scale"><draw:object-ole xlink:href="OleObj9"/><draw:image xlink:href="ObjectReplacements/OleObj9"/></draw:frame><text:span text:style-name="T32"/></text:p>
      <text:p text:style-name="P30"><text:span text:style-name="T32">13.Write a C++ program to create a class called Triangle that has private member variables for the lengths of its three sides. Implement member functions to determine if the triangle is equilateral, isosceles, or scalene.</text:span></text:p>
      <text:p text:style-name="P30"><text:span text:style-name="T32">Code:</text:span><text:span text:style-name="T33">#include &lt;iostream&gt;</text:span></text:p>
      <text:p text:style-name="P30"><text:span text:style-name="T33">using namespace std;</text:span></text:p>
      <text:p text:style-name="P30"><text:span text:style-name="T33"/></text:p>
      <text:p text:style-name="P30"><text:span text:style-name="T33">class Triangle {</text:span></text:p>
      <text:p text:style-name="P30"><text:span text:style-name="T33">private:</text:span></text:p>
      <text:p text:style-name="P30"><text:span text:style-name="T33"><text:s text:c="4"/>double side1, side2, side3;</text:span></text:p>
      <text:p text:style-name="P30"><text:span text:style-name="T33"/></text:p>
      <text:p text:style-name="P30"><text:span text:style-name="T33">public:</text:span></text:p>
      <text:p text:style-name="P30"><text:span text:style-name="T33"><text:s text:c="4"/>// Constructor to initialize the lengths of the sides</text:span></text:p>
      <text:p text:style-name="P30"><text:span text:style-name="T33"><text:s text:c="4"/>Triangle(double s1, double s2, double s3) {</text:span></text:p>
      <text:p text:style-name="P30"><text:span text:style-name="T33"><text:s text:c="8"/>side1 = s1;</text:span></text:p>
      <text:p text:style-name="P30"><text:span text:style-name="T33"><text:s text:c="8"/>side2 = s2;</text:span></text:p>
      <text:p text:style-name="P30"><text:span text:style-name="T33"><text:s text:c="8"/>side3 = s3;</text:span></text:p>
      <text:p text:style-name="P30"><text:span text:style-name="T33"><text:s text:c="4"/>}</text:span></text:p>
      <text:p text:style-name="P30"><text:span text:style-name="T33"/></text:p>
      <text:p text:style-name="P30"><text:span text:style-name="T33"><text:s text:c="4"/>bool isEquilateral() {</text:span></text:p>
      <text:p text:style-name="P30"><text:span text:style-name="T33"><text:s text:c="8"/>return (side1 == side2 &amp;&amp; side2 == side3);</text:span></text:p>
      <text:p text:style-name="P30"><text:span text:style-name="T33"><text:s text:c="4"/>}</text:span></text:p>
      <text:p text:style-name="P30"><text:span text:style-name="T33"/></text:p>
      <text:p text:style-name="P30"><text:span text:style-name="T33"><text:s text:c="4"/>bool isIsosceles() {</text:span></text:p>
      <text:p text:style-name="P30"><text:span text:style-name="T33"><text:s text:c="8"/>return (side1 == side2 || side1 == side3 || side2 == side3);</text:span></text:p>
      <text:p text:style-name="P30"><text:span text:style-name="T33"><text:s text:c="4"/>}</text:span></text:p>
      <text:p text:style-name="P30"><text:span text:style-name="T33"/></text:p>
      <text:p text:style-name="P30"><text:span text:style-name="T33"><text:s text:c="4"/>bool isScalene() {</text:span></text:p>
      <text:p text:style-name="P30"><text:span text:style-name="T33"><text:s text:c="8"/>return (!isEquilateral() &amp;&amp; !isIsosceles());</text:span></text:p>
      <text:p text:style-name="P30"><text:span text:style-name="T33"><text:s text:c="4"/>}</text:span></text:p>
      <text:p text:style-name="P30"><text:span text:style-name="T33">};</text:span></text:p>
      <text:p text:style-name="P30"><text:span text:style-name="T33"/></text:p>
      <text:p text:style-name="P30"><text:span text:style-name="T33">int main() {</text:span></text:p>
      <text:p text:style-name="P30"><text:span text:style-name="T33"><text:s text:c="4"/>// Create a Triangle object with side lengths</text:span></text:p>
      <text:p text:style-name="P30"><text:span text:style-name="T33"><text:s text:c="4"/>Triangle triangle(5, 5, 5);</text:span></text:p>
      <text:p text:style-name="P30"><text:span text:style-name="T33"/></text:p>
      <text:p text:style-name="P30"><text:span text:style-name="T33"><text:s text:c="4"/>// Check the type of triangle and display the result</text:span></text:p>
      <text:p text:style-name="P30"><text:span text:style-name="T33"><text:s text:c="4"/>if (triangle.isEquilateral()) {</text:span></text:p>
      <text:p text:style-name="P30"><text:span text:style-name="T33"><text:s text:c="8"/>cout &lt;&lt; "The triangle is equilateral." &lt;&lt; endl;</text:span></text:p>
      <text:p text:style-name="P30"><text:span text:style-name="T33"><text:s text:c="4"/>} else if (triangle.isIsosceles()) {</text:span></text:p>
      <text:p text:style-name="P30"><text:span text:style-name="T33"><text:s text:c="8"/>cout &lt;&lt; "The triangle is isosceles." &lt;&lt; endl;</text:span></text:p>
      <text:p text:style-name="P30"><text:span text:style-name="T33"><text:s text:c="4"/>} else if (triangle.isScalene()) {</text:span></text:p>
      <text:p text:style-name="P30"><text:span text:style-name="T33"><text:s text:c="8"/>cout &lt;&lt; "The triangle is scalene." &lt;&lt; endl;</text:span></text:p>
      <text:p text:style-name="P30"><text:span text:style-name="T33"><text:s text:c="4"/>}</text:span></text:p>
      <text:p text:style-name="P30"><text:span text:style-name="T33"/></text:p>
      <text:p text:style-name="P30"><text:span text:style-name="T33"><text:s text:c="4"/>return 0;</text:span></text:p>
      <text:p text:style-name="P30"><text:span text:style-name="T33">}</text:span><text:span text:style-name="T34"/></text:p>
      <text:p text:style-name="P30"><text:span text:style-name="T34">Output:</text:span></text:p>
      <text:p text:style-name="P31"><draw:frame text:anchor-type="as-char" svg:width="136.53mm" svg:height="52.65mm" style:rel-width="scale" style:rel-height="scale"><draw:object-ole xlink:href="OleObj10"/><draw:image xlink:href="ObjectReplacements/OleObj10"/></draw:frame><text:span text:style-name="T34"/></text:p>
      <text:p text:style-name="P32"><text:span text:style-name="T34">14.Write a C++ program to implement a class called Employee that has private member variables for name, employee ID, and salary. Include member functions to calculate and set salary based on employee performance. Using of constructor</text:span></text:p>
      <text:p text:style-name="P32"><text:span text:style-name="T34">Code:</text:span></text:p>
      <text:p text:style-name="P32"><text:span text:style-name="T35">#include &lt;iostream&gt;</text:span></text:p>
      <text:p text:style-name="P32"><text:span text:style-name="T35">#include &lt;string&gt;</text:span></text:p>
      <text:p text:style-name="P32"><text:span text:style-name="T35">using namespace std;</text:span></text:p>
      <text:p text:style-name="P32"><text:span text:style-name="T35"/></text:p>
      <text:p text:style-name="P32"><text:span text:style-name="T35">class Employee {</text:span></text:p>
      <text:p text:style-name="P32"><text:span text:style-name="T35">private:</text:span></text:p>
      <text:p text:style-name="P32"><text:span text:style-name="T35"><text:s text:c="4"/>string name;</text:span></text:p>
      <text:p text:style-name="P32"><text:span text:style-name="T35"><text:s text:c="4"/>int employeeID;</text:span></text:p>
      <text:p text:style-name="P32"><text:span text:style-name="T35"><text:s text:c="4"/>double salary;</text:span></text:p>
      <text:p text:style-name="P32"><text:span text:style-name="T35"/></text:p>
      <text:p text:style-name="P32"><text:span text:style-name="T35">public:</text:span></text:p>
      <text:p text:style-name="P32"><text:span text:style-name="T35"><text:s text:c="4"/>Employee(string n, int id, double sal) {</text:span></text:p>
      <text:p text:style-name="P32"><text:span text:style-name="T35"><text:s text:c="8"/>name = n;</text:span></text:p>
      <text:p text:style-name="P32"><text:span text:style-name="T35"><text:s text:c="8"/>employeeID = id;</text:span></text:p>
      <text:p text:style-name="P32"><text:span text:style-name="T35"><text:s text:c="8"/>salary = sal;</text:span></text:p>
      <text:p text:style-name="P32"><text:span text:style-name="T35"><text:s text:c="4"/>}</text:span></text:p>
      <text:p text:style-name="P32"><text:span text:style-name="T35"/></text:p>
      <text:p text:style-name="P32"><text:span text:style-name="T35"><text:s text:c="4"/>void setSalary(double performance) {</text:span></text:p>
      <text:p text:style-name="P32"><text:span text:style-name="T35"><text:s text:c="8"/>if (performance &gt;= 0 &amp;&amp; performance &lt;= 1) {</text:span></text:p>
      <text:p text:style-name="P32"><text:span text:style-name="T35"><text:s text:c="12"/>salary *= performance;</text:span></text:p>
      <text:p text:style-name="P32"><text:span text:style-name="T35"><text:s text:c="8"/>} else {</text:span></text:p>
      <text:p text:style-name="P32"><text:span text:style-name="T35"><text:s text:c="12"/>cout &lt;&lt; "Invalid performance value!" &lt;&lt; endl;</text:span></text:p>
      <text:p text:style-name="P32"><text:span text:style-name="T35"><text:s text:c="8"/>}</text:span></text:p>
      <text:p text:style-name="P32"><text:span text:style-name="T35"><text:s text:c="4"/>}</text:span></text:p>
      <text:p text:style-name="P32"><text:span text:style-name="T35"/></text:p>
      <text:p text:style-name="P32"><text:span text:style-name="T35"><text:s text:c="4"/>void displayDetails() {</text:span></text:p>
      <text:p text:style-name="P32"><text:span text:style-name="T35"><text:s text:c="8"/>cout &lt;&lt; "Name: " &lt;&lt; name &lt;&lt; endl;</text:span></text:p>
      <text:p text:style-name="P32"><text:span text:style-name="T35"><text:s text:c="8"/>cout &lt;&lt; "Employee ID: " &lt;&lt; employeeID &lt;&lt; endl;</text:span></text:p>
      <text:p text:style-name="P32"><text:span text:style-name="T35"><text:s text:c="8"/>cout &lt;&lt; "Salary: $" &lt;&lt; salary &lt;&lt; endl;</text:span></text:p>
      <text:p text:style-name="P32"><text:span text:style-name="T35"><text:s text:c="4"/>}</text:span></text:p>
      <text:p text:style-name="P32"><text:span text:style-name="T35">};</text:span></text:p>
      <text:p text:style-name="P32"><text:span text:style-name="T35"/></text:p>
      <text:p text:style-name="P32"><text:span text:style-name="T35">int main() {</text:span></text:p>
      <text:p text:style-name="P32"><text:span text:style-name="T35"><text:s text:c="4"/>// Create an Employee object with initial details</text:span></text:p>
      <text:p text:style-name="P32"><text:span text:style-name="T35"><text:s text:c="4"/>Employee emp("John Doe", 123456, 50000);</text:span></text:p>
      <text:p text:style-name="P32"><text:span text:style-name="T35"/></text:p>
      <text:p text:style-name="P32"><text:span text:style-name="T35"><text:s text:c="4"/>// Display initial employee details</text:span></text:p>
      <text:p text:style-name="P32"><text:span text:style-name="T35"><text:s text:c="4"/>cout &lt;&lt; "Initial Employee Details:" &lt;&lt; endl;</text:span></text:p>
      <text:p text:style-name="P32"><text:span text:style-name="T35"><text:s text:c="4"/>emp.displayDetails();</text:span></text:p>
      <text:p text:style-name="P32"><text:span text:style-name="T35"/></text:p>
      <text:p text:style-name="P32"><text:span text:style-name="T35"><text:s text:c="4"/>// Set salary based on performance</text:span></text:p>
      <text:p text:style-name="P32"><text:span text:style-name="T35"><text:s text:c="4"/>emp.setSalary(0.9); // Assume 90% performance</text:span></text:p>
      <text:p text:style-name="P32"><text:span text:style-name="T35"/></text:p>
      <text:p text:style-name="P32"><text:span text:style-name="T35"><text:s text:c="4"/>// Display updated employee details</text:span></text:p>
      <text:p text:style-name="P32"><text:span text:style-name="T35"><text:s text:c="4"/>cout &lt;&lt; "\nUpdated Employee Details:" &lt;&lt; endl;</text:span></text:p>
      <text:p text:style-name="P32"><text:span text:style-name="T35"><text:s text:c="4"/>emp.displayDetails();</text:span></text:p>
      <text:p text:style-name="P32"><text:span text:style-name="T35"/></text:p>
      <text:p text:style-name="P32"><text:span text:style-name="T35"><text:s text:c="4"/>return 0;</text:span></text:p>
      <text:p text:style-name="P32"><text:span text:style-name="T35">}</text:span><text:span text:style-name="T36"/></text:p>
      <text:p text:style-name="P32"><text:span text:style-name="T36">Output:</text:span></text:p>
      <text:p text:style-name="P33"><draw:frame text:anchor-type="as-char" svg:width="131.50mm" svg:height="85.46mm" style:rel-width="scale" style:rel-height="scale"><draw:object-ole xlink:href="OleObj11"/><draw:image xlink:href="ObjectReplacements/OleObj11"/></draw:frame><text:span text:style-name="T36"/></text:p>
      <text:p text:style-name="P34"><text:span text:style-name="T36">15.Write a C++ program to implement a class called Date that has private member variables for day, month, and year. Include member functions to set and get these variables, as well as to validate if the date is valid</text:span></text:p>
      <text:p text:style-name="P34"><text:span text:style-name="T36">Code:</text:span><text:span text:style-name="T37">#include &lt;iostream&gt;</text:span></text:p>
      <text:p text:style-name="P34"><text:span text:style-name="T37">using namespace std;</text:span></text:p>
      <text:p text:style-name="P34"><text:span text:style-name="T37"/></text:p>
      <text:p text:style-name="P34"><text:span text:style-name="T37">class Date {</text:span></text:p>
      <text:p text:style-name="P34"><text:span text:style-name="T37">private:</text:span></text:p>
      <text:p text:style-name="P34"><text:span text:style-name="T37"><text:s text:c="4"/>int day, month, year;</text:span></text:p>
      <text:p text:style-name="P34"><text:span text:style-name="T37"/></text:p>
      <text:p text:style-name="P34"><text:span text:style-name="T37">public:</text:span></text:p>
      <text:p text:style-name="P34"><text:span text:style-name="T37"><text:s text:c="4"/>// Constructor to initialize day, month, and year</text:span></text:p>
      <text:p text:style-name="P34"><text:span text:style-name="T37"><text:s text:c="4"/>Date(int d, int m, int y) {</text:span></text:p>
      <text:p text:style-name="P34"><text:span text:style-name="T37"><text:s text:c="8"/>day = d;</text:span></text:p>
      <text:p text:style-name="P34"><text:span text:style-name="T37"><text:s text:c="8"/>month = m;</text:span></text:p>
      <text:p text:style-name="P34"><text:span text:style-name="T37"><text:s text:c="8"/>year = y;</text:span></text:p>
      <text:p text:style-name="P34"><text:span text:style-name="T37"><text:s text:c="4"/>}</text:span></text:p>
      <text:p text:style-name="P34"><text:span text:style-name="T37"/></text:p>
      <text:p text:style-name="P34"><text:span text:style-name="T37"><text:s text:c="4"/>// Function to set the day</text:span></text:p>
      <text:p text:style-name="P34"><text:span text:style-name="T37"><text:s text:c="4"/>void setDay(int d) {</text:span></text:p>
      <text:p text:style-name="P34"><text:span text:style-name="T37"><text:s text:c="8"/>day = d;</text:span></text:p>
      <text:p text:style-name="P34"><text:span text:style-name="T37"><text:s text:c="4"/>}</text:span></text:p>
      <text:p text:style-name="P34"><text:span text:style-name="T37"/></text:p>
      <text:p text:style-name="P34"><text:span text:style-name="T37"><text:s text:c="4"/>// Function to get the day</text:span></text:p>
      <text:p text:style-name="P34"><text:span text:style-name="T37"><text:s text:c="4"/>int getDay() {</text:span></text:p>
      <text:p text:style-name="P34"><text:span text:style-name="T37"><text:s text:c="8"/>return day;</text:span></text:p>
      <text:p text:style-name="P34"><text:span text:style-name="T37"><text:s text:c="4"/>}</text:span></text:p>
      <text:p text:style-name="P34"><text:span text:style-name="T37"/></text:p>
      <text:p text:style-name="P34"><text:span text:style-name="T37"><text:s text:c="4"/>// Function to set the month</text:span></text:p>
      <text:p text:style-name="P34"><text:span text:style-name="T37"><text:s text:c="4"/>void setMonth(int m) {</text:span></text:p>
      <text:p text:style-name="P34"><text:span text:style-name="T37"><text:s text:c="8"/>month = m;</text:span></text:p>
      <text:p text:style-name="P34"><text:span text:style-name="T37"><text:s text:c="4"/>}</text:span></text:p>
      <text:p text:style-name="P34"><text:span text:style-name="T37"/></text:p>
      <text:p text:style-name="P34"><text:span text:style-name="T37"><text:s text:c="4"/>// Function to get the month</text:span></text:p>
      <text:p text:style-name="P34"><text:span text:style-name="T37"><text:s text:c="4"/>int getMonth() {</text:span></text:p>
      <text:p text:style-name="P34"><text:span text:style-name="T37"><text:s text:c="8"/>return month;</text:span></text:p>
      <text:p text:style-name="P34"><text:span text:style-name="T37"><text:s text:c="4"/>}</text:span></text:p>
      <text:p text:style-name="P34"><text:span text:style-name="T37"/></text:p>
      <text:p text:style-name="P34"><text:span text:style-name="T37"><text:s text:c="4"/>// Function to set the year</text:span></text:p>
      <text:p text:style-name="P34"><text:span text:style-name="T37"><text:s text:c="4"/>void setYear(int y) {</text:span></text:p>
      <text:p text:style-name="P34"><text:span text:style-name="T37"><text:s text:c="8"/>year = y;</text:span></text:p>
      <text:p text:style-name="P34"><text:span text:style-name="T37"><text:s text:c="4"/>}</text:span></text:p>
      <text:p text:style-name="P34"><text:span text:style-name="T37"/></text:p>
      <text:p text:style-name="P34"><text:span text:style-name="T37"><text:s text:c="4"/>// Function to get the year</text:span></text:p>
      <text:p text:style-name="P34"><text:span text:style-name="T37"><text:s text:c="4"/>int getYear() {</text:span></text:p>
      <text:p text:style-name="P34"><text:span text:style-name="T37"><text:s text:c="8"/>return year;</text:span></text:p>
      <text:p text:style-name="P34"><text:span text:style-name="T37"><text:s text:c="4"/>}</text:span></text:p>
      <text:p text:style-name="P34"><text:span text:style-name="T37"/></text:p>
      <text:p text:style-name="P34"><text:span text:style-name="T37"><text:s text:c="4"/>// Function to validate if the date is valid</text:span></text:p>
      <text:p text:style-name="P34"><text:span text:style-name="T37"><text:s text:c="4"/>bool isValidDate() {</text:span></text:p>
      <text:p text:style-name="P34"><text:span text:style-name="T37"><text:s text:c="8"/>if (year &lt; 0) {</text:span></text:p>
      <text:p text:style-name="P34"><text:span text:style-name="T37"><text:s text:c="12"/>return false;</text:span></text:p>
      <text:p text:style-name="P34"><text:span text:style-name="T37"><text:s text:c="8"/>}</text:span></text:p>
      <text:p text:style-name="P34"><text:span text:style-name="T37"><text:s text:c="8"/>if (month &lt; 1 || month &gt; 12) {</text:span></text:p>
      <text:p text:style-name="P34"><text:span text:style-name="T37"><text:s text:c="12"/>return false;</text:span></text:p>
      <text:p text:style-name="P34"><text:span text:style-name="T37"><text:s text:c="8"/>}</text:span></text:p>
      <text:p text:style-name="P34"><text:span text:style-name="T37"><text:s text:c="8"/>if (day &lt; 1 || day &gt; 31) {</text:span></text:p>
      <text:p text:style-name="P34"><text:span text:style-name="T37"><text:s text:c="12"/>return false;</text:span></text:p>
      <text:p text:style-name="P34"><text:span text:style-name="T37"><text:s text:c="8"/>}</text:span></text:p>
      <text:p text:style-name="P34"><text:span text:style-name="T37"><text:s text:c="8"/>if ((month == 4 || month == 6 || month == 9 || month == 11) &amp;&amp; day &gt; 30) {</text:span></text:p>
      <text:p text:style-name="P34"><text:span text:style-name="T37"><text:s text:c="12"/>return false;</text:span></text:p>
      <text:p text:style-name="P34"><text:span text:style-name="T37"><text:s text:c="8"/>}</text:span></text:p>
      <text:p text:style-name="P34"><text:span text:style-name="T37"><text:s text:c="8"/>if (month == 2) {</text:span></text:p>
      <text:p text:style-name="P34"><text:span text:style-name="T37"><text:s text:c="12"/>if ((year % 4 == 0 &amp;&amp; year % 100 != 0) || (year % 400 == 0)) {</text:span></text:p>
      <text:p text:style-name="P34"><text:span text:style-name="T37"><text:s text:c="16"/>if (day &gt; 29) {</text:span></text:p>
      <text:p text:style-name="P34"><text:span text:style-name="T37"><text:s text:c="20"/>return false;</text:span></text:p>
      <text:p text:style-name="P34"><text:span text:style-name="T37"><text:s text:c="16"/>}</text:span></text:p>
      <text:p text:style-name="P34"><text:span text:style-name="T37"><text:s text:c="12"/>} else {</text:span></text:p>
      <text:p text:style-name="P34"><text:span text:style-name="T37"><text:s text:c="16"/>if (day &gt; 28) {</text:span></text:p>
      <text:p text:style-name="P34"><text:span text:style-name="T37"><text:s text:c="20"/>return false;</text:span></text:p>
      <text:p text:style-name="P34"><text:span text:style-name="T37"><text:s text:c="16"/>}</text:span></text:p>
      <text:p text:style-name="P34"><text:span text:style-name="T37"><text:s text:c="12"/>}</text:span></text:p>
      <text:p text:style-name="P34"><text:span text:style-name="T37"><text:s text:c="8"/>}</text:span></text:p>
      <text:p text:style-name="P34"><text:span text:style-name="T37"><text:s text:c="8"/>return true;</text:span></text:p>
      <text:p text:style-name="P34"><text:span text:style-name="T37"><text:s text:c="4"/>}</text:span></text:p>
      <text:p text:style-name="P34"><text:span text:style-name="T37">};</text:span></text:p>
      <text:p text:style-name="P34"><text:span text:style-name="T37"/></text:p>
      <text:p text:style-name="P34"><text:span text:style-name="T37">int main() {</text:span></text:p>
      <text:p text:style-name="P34"><text:span text:style-name="T37"><text:s text:c="4"/>// Create a Date object with initial values</text:span></text:p>
      <text:p text:style-name="P34"><text:span text:style-name="T37"><text:s text:c="4"/>Date date(31, 12, 2023);</text:span></text:p>
      <text:p text:style-name="P34"><text:span text:style-name="T37"/></text:p>
      <text:p text:style-name="P34"><text:span text:style-name="T37"><text:s text:c="4"/>// Display the initial date</text:span></text:p>
      <text:p text:style-name="P34"><text:span text:style-name="T37"><text:s text:c="4"/>cout &lt;&lt; "Initial Date:" &lt;&lt; endl;</text:span></text:p>
      <text:p text:style-name="P34"><text:span text:style-name="T37"><text:s text:c="4"/>cout &lt;&lt; "Day: " &lt;&lt; date.getDay() &lt;&lt; endl;</text:span></text:p>
      <text:p text:style-name="P34"><text:span text:style-name="T37"><text:s text:c="4"/>cout &lt;&lt; "Month: " &lt;&lt; date.getMonth() &lt;&lt; endl;</text:span></text:p>
      <text:p text:style-name="P34"><text:span text:style-name="T37"><text:s text:c="4"/>cout &lt;&lt; "Year: " &lt;&lt; date.getYear() &lt;&lt; endl;</text:span></text:p>
      <text:p text:style-name="P34"><text:span text:style-name="T37"/></text:p>
      <text:p text:style-name="P34"><text:span text:style-name="T37"><text:s text:c="4"/>// Validate the date</text:span></text:p>
      <text:p text:style-name="P34"><text:span text:style-name="T37"><text:s text:c="4"/>if (date.isValidDate()) {</text:span></text:p>
      <text:p text:style-name="P34"><text:span text:style-name="T37"><text:s text:c="8"/>cout &lt;&lt; "The date is valid." &lt;&lt; endl;</text:span></text:p>
      <text:p text:style-name="P34"><text:span text:style-name="T37"><text:s text:c="4"/>} else {</text:span></text:p>
      <text:p text:style-name="P34"><text:span text:style-name="T37"><text:s text:c="8"/>cout &lt;&lt; "The date is not valid." &lt;&lt; endl;</text:span></text:p>
      <text:p text:style-name="P34"><text:span text:style-name="T37"><text:s text:c="4"/>}</text:span></text:p>
      <text:p text:style-name="P34"><text:span text:style-name="T37"/></text:p>
      <text:p text:style-name="P34"><text:span text:style-name="T37"><text:s text:c="4"/>return 0;</text:span></text:p>
      <text:p text:style-name="P34"><text:span text:style-name="T37">}</text:span><text:span text:style-name="T38"/></text:p>
      <text:p text:style-name="P34"><text:span text:style-name="T38">Output:</text:span></text:p>
      <text:p text:style-name="P35"><draw:frame text:anchor-type="as-char" svg:width="135.73mm" svg:height="62.97mm" style:rel-width="scale" style:rel-height="scale"><draw:object-ole xlink:href="OleObj12"/><draw:image xlink:href="ObjectReplacements/OleObj12"/></draw:frame><text:span text:style-name="T38"/></text:p>
      <text:p text:style-name="P36"><text:span text:style-name="T38">16. Write a C++ program to implement a class called Student that has private member variables for name, class, roll number, and marks. Include member functions to calculate the grade based on the marks and display the student's information. Accept address from each student implement using of aggregation</text:span></text:p>
      <text:p text:style-name="P36"><text:span text:style-name="T38">Code:</text:span><text:span text:style-name="T39">#include &lt;iostream&gt;</text:span></text:p>
      <text:p text:style-name="P36"><text:span text:style-name="T39">#include &lt;string&gt;</text:span></text:p>
      <text:p text:style-name="P36"><text:span text:style-name="T39">using namespace std;</text:span></text:p>
      <text:p text:style-name="P36"><text:span text:style-name="T39"/></text:p>
      <text:p text:style-name="P36"><text:span text:style-name="T39">class Address {</text:span></text:p>
      <text:p text:style-name="P36"><text:span text:style-name="T39">private:</text:span></text:p>
      <text:p text:style-name="P36"><text:span text:style-name="T39"><text:s text:c="4"/>string street;</text:span></text:p>
      <text:p text:style-name="P36"><text:span text:style-name="T39"><text:s text:c="4"/>string city;</text:span></text:p>
      <text:p text:style-name="P36"><text:span text:style-name="T39"><text:s text:c="4"/>string state;</text:span></text:p>
      <text:p text:style-name="P36"><text:span text:style-name="T39"><text:s text:c="4"/>string zipCode;</text:span></text:p>
      <text:p text:style-name="P36"><text:span text:style-name="T39"/></text:p>
      <text:p text:style-name="P36"><text:span text:style-name="T39">public:</text:span></text:p>
      <text:p text:style-name="P36"><text:span text:style-name="T39"><text:s text:c="4"/>Address(string s, string c, string st, string zip) {</text:span></text:p>
      <text:p text:style-name="P36"><text:span text:style-name="T39"><text:s text:c="8"/>street = s;</text:span></text:p>
      <text:p text:style-name="P36"><text:span text:style-name="T39"><text:s text:c="8"/>city = c;</text:span></text:p>
      <text:p text:style-name="P36"><text:span text:style-name="T39"><text:s text:c="8"/>state = st;</text:span></text:p>
      <text:p text:style-name="P36"><text:span text:style-name="T39"><text:s text:c="8"/>zipCode = zip;</text:span></text:p>
      <text:p text:style-name="P36"><text:span text:style-name="T39"><text:s text:c="4"/>}</text:span></text:p>
      <text:p text:style-name="P36"><text:span text:style-name="T39"/></text:p>
      <text:p text:style-name="P36"><text:span text:style-name="T39"><text:s text:c="4"/>void displayAddress() {</text:span></text:p>
      <text:p text:style-name="P36"><text:span text:style-name="T39"><text:s text:c="8"/>cout &lt;&lt; "Address: " &lt;&lt; street &lt;&lt; ", " &lt;&lt; city &lt;&lt; ", " &lt;&lt; state &lt;&lt; " - " &lt;&lt; zipCode &lt;&lt; endl;</text:span></text:p>
      <text:p text:style-name="P36"><text:span text:style-name="T39"><text:s text:c="4"/>}</text:span></text:p>
      <text:p text:style-name="P36"><text:span text:style-name="T39">};</text:span></text:p>
      <text:p text:style-name="P36"><text:span text:style-name="T39"/></text:p>
      <text:p text:style-name="P36"><text:span text:style-name="T39">class Student {</text:span></text:p>
      <text:p text:style-name="P36"><text:span text:style-name="T39">private:</text:span></text:p>
      <text:p text:style-name="P36"><text:span text:style-name="T39"><text:s text:c="4"/>string name;</text:span></text:p>
      <text:p text:style-name="P36"><text:span text:style-name="T39"><text:s text:c="4"/>string className;</text:span></text:p>
      <text:p text:style-name="P36"><text:span text:style-name="T39"><text:s text:c="4"/>int rollNumber;</text:span></text:p>
      <text:p text:style-name="P36"><text:span text:style-name="T39"><text:s text:c="4"/>int marks;</text:span></text:p>
      <text:p text:style-name="P36"><text:span text:style-name="T39"><text:s text:c="4"/>char grade;</text:span></text:p>
      <text:p text:style-name="P36"><text:span text:style-name="T39"><text:s text:c="4"/>Address address;</text:span></text:p>
      <text:p text:style-name="P36"><text:span text:style-name="T39"/></text:p>
      <text:p text:style-name="P36"><text:span text:style-name="T39">public:</text:span></text:p>
      <text:p text:style-name="P36"><text:span text:style-name="T39"><text:s text:c="4"/>Student(string n, string c, int roll, int m, char g, Address addr) : address(addr) {</text:span></text:p>
      <text:p text:style-name="P36"><text:span text:style-name="T39"><text:s text:c="8"/>name = n;</text:span></text:p>
      <text:p text:style-name="P36"><text:span text:style-name="T39"><text:s text:c="8"/>className = c;</text:span></text:p>
      <text:p text:style-name="P36"><text:span text:style-name="T39"><text:s text:c="8"/>rollNumber = roll;</text:span></text:p>
      <text:p text:style-name="P36"><text:span text:style-name="T39"><text:s text:c="8"/>marks = m;</text:span></text:p>
      <text:p text:style-name="P36"><text:span text:style-name="T39"><text:s text:c="8"/>grade = g;</text:span></text:p>
      <text:p text:style-name="P36"><text:span text:style-name="T39"><text:s text:c="4"/>}</text:span></text:p>
      <text:p text:style-name="P36"><text:span text:style-name="T39"/></text:p>
      <text:p text:style-name="P36"><text:span text:style-name="T39"><text:s text:c="4"/>void calculateGrade() {</text:span></text:p>
      <text:p text:style-name="P36"><text:span text:style-name="T39"><text:s text:c="8"/>if (marks &gt;= 90) {</text:span></text:p>
      <text:p text:style-name="P36"><text:span text:style-name="T39"><text:s text:c="12"/>grade = 'A';</text:span></text:p>
      <text:p text:style-name="P36"><text:span text:style-name="T39"><text:s text:c="8"/>} else if (marks &gt;= 80) {</text:span></text:p>
      <text:p text:style-name="P36"><text:span text:style-name="T39"><text:s text:c="12"/>grade = 'B';</text:span></text:p>
      <text:p text:style-name="P36"><text:span text:style-name="T39"><text:s text:c="8"/>} else if (marks &gt;= 70) {</text:span></text:p>
      <text:p text:style-name="P36"><text:span text:style-name="T39"><text:s text:c="12"/>grade = 'C';</text:span></text:p>
      <text:p text:style-name="P36"><text:span text:style-name="T39"><text:s text:c="8"/>} else if (marks &gt;= 60) {</text:span></text:p>
      <text:p text:style-name="P36"><text:span text:style-name="T39"><text:s text:c="12"/>grade = 'D';</text:span></text:p>
      <text:p text:style-name="P36"><text:span text:style-name="T39"><text:s text:c="8"/>} else {</text:span></text:p>
      <text:p text:style-name="P36"><text:span text:style-name="T39"><text:s text:c="12"/>grade = 'F';</text:span></text:p>
      <text:p text:style-name="P36"><text:span text:style-name="T39"><text:s text:c="8"/>}</text:span></text:p>
      <text:p text:style-name="P36"><text:span text:style-name="T39"><text:s text:c="4"/>}</text:span></text:p>
      <text:p text:style-name="P36"><text:span text:style-name="T39"/></text:p>
      <text:p text:style-name="P36"><text:span text:style-name="T39"><text:s text:c="4"/>void displayStudentInfo() {</text:span></text:p>
      <text:p text:style-name="P36"><text:span text:style-name="T39"><text:s text:c="8"/>cout &lt;&lt; "Name: " &lt;&lt; name &lt;&lt; endl;</text:span></text:p>
      <text:p text:style-name="P36"><text:span text:style-name="T39"><text:s text:c="8"/>cout &lt;&lt; "Class: " &lt;&lt; className &lt;&lt; endl;</text:span></text:p>
      <text:p text:style-name="P36"><text:span text:style-name="T39"><text:s text:c="8"/>cout &lt;&lt; "Roll Number: " &lt;&lt; rollNumber &lt;&lt; endl;</text:span></text:p>
      <text:p text:style-name="P36"><text:span text:style-name="T39"><text:s text:c="8"/>cout &lt;&lt; "Marks: " &lt;&lt; marks &lt;&lt; endl;</text:span></text:p>
      <text:p text:style-name="P36"><text:span text:style-name="T39"><text:s text:c="8"/>cout &lt;&lt; "Grade: " &lt;&lt; grade &lt;&lt; endl;</text:span></text:p>
      <text:p text:style-name="P36"><text:span text:style-name="T39"><text:s text:c="8"/>address.displayAddress();</text:span></text:p>
      <text:p text:style-name="P36"><text:span text:style-name="T39"><text:s text:c="4"/>}</text:span></text:p>
      <text:p text:style-name="P36"><text:span text:style-name="T39">};</text:span></text:p>
      <text:p text:style-name="P36"><text:span text:style-name="T39"/></text:p>
      <text:p text:style-name="P36"><text:span text:style-name="T39">int main() {</text:span></text:p>
      <text:p text:style-name="P36"><text:span text:style-name="T39"><text:s text:c="4"/>// Create an Address object for each student</text:span></text:p>
      <text:p text:style-name="P36"><text:span text:style-name="T39"><text:s text:c="4"/>Address addr1("123 Main St", "Cityvila", "Giftcity", "12345");</text:span></text:p>
      <text:p text:style-name="P36"><text:span text:style-name="T39"><text:s text:c="4"/>Address addr2("456 ATV St", "Townvila", "Giftcity", "54321");</text:span></text:p>
      <text:p text:style-name="P36"><text:span text:style-name="T39"/></text:p>
      <text:p text:style-name="P36"><text:span text:style-name="T39"><text:s text:c="4"/>// Create Student objects with initial details and addresses</text:span></text:p>
      <text:p text:style-name="P36"><text:span text:style-name="T39"><text:s text:c="4"/>Student student1("Priya", "XII", 101, 85, 'B', addr1);</text:span></text:p>
      <text:p text:style-name="P36"><text:span text:style-name="T39"><text:s text:c="4"/>Student student2("raj", "X", 201, 75, 'C', addr2);</text:span></text:p>
      <text:p text:style-name="P36"><text:span text:style-name="T39"/></text:p>
      <text:p text:style-name="P36"><text:span text:style-name="T39"><text:s text:c="4"/>// Calculate grades for students</text:span></text:p>
      <text:p text:style-name="P36"><text:span text:style-name="T39"><text:s text:c="4"/>student1.calculateGrade();</text:span></text:p>
      <text:p text:style-name="P36"><text:span text:style-name="T39"><text:s text:c="4"/>student2.calculateGrade();</text:span></text:p>
      <text:p text:style-name="P36"><text:span text:style-name="T39"/></text:p>
      <text:p text:style-name="P36"><text:span text:style-name="T39"><text:s text:c="4"/>// Display student information</text:span></text:p>
      <text:p text:style-name="P36"><text:span text:style-name="T39"><text:s text:c="4"/>cout &lt;&lt; "Student 1 Information:" &lt;&lt; endl;</text:span></text:p>
      <text:p text:style-name="P36"><text:span text:style-name="T39"><text:s text:c="4"/>student1.displayStudentInfo();</text:span></text:p>
      <text:p text:style-name="P36"><text:span text:style-name="T39"><text:s text:c="4"/>cout &lt;&lt; endl;</text:span></text:p>
      <text:p text:style-name="P36"><text:span text:style-name="T39"><text:s text:c="4"/>cout &lt;&lt; "Student 2 Information:" &lt;&lt; endl;</text:span></text:p>
      <text:p text:style-name="P36"><text:span text:style-name="T39"><text:s text:c="4"/>student2.displayStudentInfo();</text:span></text:p>
      <text:p text:style-name="P36"><text:span text:style-name="T39"/></text:p>
      <text:p text:style-name="P36"><text:span text:style-name="T39"><text:s text:c="4"/>return 0;</text:span></text:p>
      <text:p text:style-name="P36"><text:span text:style-name="T39">}</text:span><text:span text:style-name="T40"/></text:p>
      <text:p text:style-name="P36"><text:span text:style-name="T40">Output:</text:span></text:p>
      <text:p text:style-name="P37"><draw:frame text:anchor-type="as-char" svg:width="134.14mm" svg:height="113.51mm" style:rel-width="scale" style:rel-height="scale"><draw:object-ole xlink:href="OleObj13"/><draw:image xlink:href="ObjectReplacements/OleObj13"/></draw:frame><text:span text:style-name="T40"/></text:p>
      <text:p text:style-name="P38"><text:span text:style-name="T40">17.Assume a class cricketer is declared. Declare a derived class batsman fromcricketer. Data member of batsman. Total runs, Average runs and best performance. Member functions input data, calculate average runs, Display data.(Single Inheritance)</text:span></text:p>
      <text:p text:style-name="P38"><text:span text:style-name="T40">Code:</text:span><text:span text:style-name="T41">#include &lt;iostream&gt;</text:span></text:p>
      <text:p text:style-name="P38"><text:span text:style-name="T41">#include &lt;string&gt;</text:span></text:p>
      <text:p text:style-name="P38"><text:span text:style-name="T41">using namespace std;</text:span></text:p>
      <text:p text:style-name="P38"><text:span text:style-name="T41"/></text:p>
      <text:p text:style-name="P38"><text:span text:style-name="T41">class Cricketer {</text:span></text:p>
      <text:p text:style-name="P38"><text:span text:style-name="T41">protected:</text:span></text:p>
      <text:p text:style-name="P38"><text:span text:style-name="T41"><text:s text:c="4"/>string name;</text:span></text:p>
      <text:p text:style-name="P38"><text:span text:style-name="T41"><text:s text:c="4"/>int age;</text:span></text:p>
      <text:p text:style-name="P38"><text:span text:style-name="T41"/></text:p>
      <text:p text:style-name="P38"><text:span text:style-name="T41">public:</text:span></text:p>
      <text:p text:style-name="P38"><text:span text:style-name="T41"><text:s text:c="3"/></text:span></text:p>
      <text:p text:style-name="P38"><text:span text:style-name="T41"><text:s text:c="4"/>void inputData() {</text:span></text:p>
      <text:p text:style-name="P38"><text:span text:style-name="T41"><text:s text:c="8"/>cout &lt;&lt; "Enter name: ";</text:span></text:p>
      <text:p text:style-name="P38"><text:span text:style-name="T41"><text:s text:c="8"/>cin &gt;&gt; name;</text:span></text:p>
      <text:p text:style-name="P38"><text:span text:style-name="T41"><text:s text:c="8"/>cout &lt;&lt; "Enter age: ";</text:span></text:p>
      <text:p text:style-name="P38"><text:span text:style-name="T41"><text:s text:c="8"/>cin &gt;&gt; age;</text:span></text:p>
      <text:p text:style-name="P38"><text:span text:style-name="T41"><text:s text:c="4"/>}</text:span></text:p>
      <text:p text:style-name="P38"><text:span text:style-name="T41"/></text:p>
      <text:p text:style-name="P38"><text:span text:style-name="T41"><text:s text:c="4"/>void displayData() {</text:span></text:p>
      <text:p text:style-name="P38"><text:span text:style-name="T41"><text:s text:c="8"/>cout &lt;&lt; "Name: " &lt;&lt; name &lt;&lt; endl;</text:span></text:p>
      <text:p text:style-name="P38"><text:span text:style-name="T41"><text:s text:c="8"/>cout &lt;&lt; "Age: " &lt;&lt; age &lt;&lt; endl;</text:span></text:p>
      <text:p text:style-name="P38"><text:span text:style-name="T41"><text:s text:c="4"/>}</text:span></text:p>
      <text:p text:style-name="P38"><text:span text:style-name="T41">};</text:span></text:p>
      <text:p text:style-name="P38"><text:span text:style-name="T41"/></text:p>
      <text:p text:style-name="P38"><text:span text:style-name="T41">class Batsman : public Cricketer {</text:span></text:p>
      <text:p text:style-name="P38"><text:span text:style-name="T41">private:</text:span></text:p>
      <text:p text:style-name="P38"><text:span text:style-name="T41"><text:s text:c="4"/>int totalRuns;</text:span></text:p>
      <text:p text:style-name="P38"><text:span text:style-name="T41"><text:s text:c="4"/>float averageRuns;</text:span></text:p>
      <text:p text:style-name="P38"><text:span text:style-name="T41"><text:s text:c="4"/>int bestPerformance;</text:span></text:p>
      <text:p text:style-name="P38"><text:span text:style-name="T41"/></text:p>
      <text:p text:style-name="P38"><text:span text:style-name="T41">public:</text:span></text:p>
      <text:p text:style-name="P38"><text:span text:style-name="T41"><text:s text:c="4"/></text:span></text:p>
      <text:p text:style-name="P38"><text:span text:style-name="T41"><text:s text:c="4"/>void inputData() {</text:span></text:p>
      <text:p text:style-name="P38"><text:span text:style-name="T41"><text:s text:c="8"/>Cricketer::inputData(); // Input base class data</text:span></text:p>
      <text:p text:style-name="P38"><text:span text:style-name="T41"><text:s text:c="8"/>cout &lt;&lt; "Enter total runs: ";</text:span></text:p>
      <text:p text:style-name="P38"><text:span text:style-name="T41"><text:s text:c="8"/>cin &gt;&gt; totalRuns;</text:span></text:p>
      <text:p text:style-name="P38"><text:span text:style-name="T41"><text:s text:c="8"/>cout &lt;&lt; "Enter best performance: ";</text:span></text:p>
      <text:p text:style-name="P38"><text:span text:style-name="T41"><text:s text:c="8"/>cin &gt;&gt; bestPerformance;</text:span></text:p>
      <text:p text:style-name="P38"><text:span text:style-name="T41"><text:s text:c="4"/>}</text:span></text:p>
      <text:p text:style-name="P38"><text:span text:style-name="T41"/></text:p>
      <text:p text:style-name="P38"><text:span text:style-name="T41"><text:s text:c="4"/>void calculateAverageRuns() {</text:span></text:p>
      <text:p text:style-name="P38"><text:span text:style-name="T41"><text:s text:c="8"/>averageRuns = static_cast&lt;float&gt;(totalRuns) / 5; // Assuming 5 matches</text:span></text:p>
      <text:p text:style-name="P38"><text:span text:style-name="T41"><text:s text:c="4"/>}</text:span></text:p>
      <text:p text:style-name="P38"><text:span text:style-name="T41"/></text:p>
      <text:p text:style-name="P38"><text:span text:style-name="T41"><text:s text:c="3"/></text:span></text:p>
      <text:p text:style-name="P38"><text:span text:style-name="T41"><text:s text:c="4"/>void displayData() {</text:span></text:p>
      <text:p text:style-name="P38"><text:span text:style-name="T41"><text:s text:c="8"/>Cricketer::displayData(); // Display base class data</text:span></text:p>
      <text:p text:style-name="P38"><text:span text:style-name="T41"><text:s text:c="8"/>cout &lt;&lt; "Total Runs: " &lt;&lt; totalRuns &lt;&lt; endl;</text:span></text:p>
      <text:p text:style-name="P38"><text:span text:style-name="T41"><text:s text:c="8"/>cout &lt;&lt; "Average Runs: " &lt;&lt; averageRuns &lt;&lt; endl;</text:span></text:p>
      <text:p text:style-name="P38"><text:span text:style-name="T41"><text:s text:c="8"/>cout &lt;&lt; "Best Performance: " &lt;&lt; bestPerformance &lt;&lt; endl;</text:span></text:p>
      <text:p text:style-name="P38"><text:span text:style-name="T41"><text:s text:c="4"/>}</text:span></text:p>
      <text:p text:style-name="P38"><text:span text:style-name="T41">};</text:span></text:p>
      <text:p text:style-name="P38"><text:span text:style-name="T41"/></text:p>
      <text:p text:style-name="P38"><text:span text:style-name="T41">int main() {</text:span></text:p>
      <text:p text:style-name="P38"><text:span text:style-name="T41"><text:s text:c="4"/>Batsman batsman;</text:span></text:p>
      <text:p text:style-name="P38"><text:span text:style-name="T41"/></text:p>
      <text:p text:style-name="P38"><text:span text:style-name="T41"><text:s text:c="4"/>// Input batsman data</text:span></text:p>
      <text:p text:style-name="P38"><text:span text:style-name="T41"><text:s text:c="4"/>cout &lt;&lt; "Enter Batsman's information:" &lt;&lt; endl;</text:span></text:p>
      <text:p text:style-name="P38"><text:span text:style-name="T41"><text:s text:c="4"/>batsman.inputData();</text:span></text:p>
      <text:p text:style-name="P38"><text:span text:style-name="T41"/></text:p>
      <text:p text:style-name="P38"><text:span text:style-name="T41"><text:s text:c="4"/>// Calculate average runs</text:span></text:p>
      <text:p text:style-name="P38"><text:span text:style-name="T41"><text:s text:c="4"/>batsman.calculateAverageRuns();</text:span></text:p>
      <text:p text:style-name="P38"><text:span text:style-name="T41"/></text:p>
      <text:p text:style-name="P38"><text:span text:style-name="T41"><text:s text:c="4"/>// Display batsman data</text:span></text:p>
      <text:p text:style-name="P38"><text:span text:style-name="T41"><text:s text:c="4"/>cout &lt;&lt; "\nBatsman's Information:" &lt;&lt; endl;</text:span></text:p>
      <text:p text:style-name="P38"><text:span text:style-name="T41"><text:s text:c="4"/>batsman.displayData();</text:span></text:p>
      <text:p text:style-name="P38"><text:span text:style-name="T41"/></text:p>
      <text:p text:style-name="P38"><text:span text:style-name="T41"><text:s text:c="4"/>return 0;</text:span></text:p>
      <text:p text:style-name="P38"><text:span text:style-name="T41">}</text:span><text:span text:style-name="T42"/></text:p>
      <text:p text:style-name="P38"><text:span text:style-name="T42">Output:</text:span></text:p>
      <text:p text:style-name="P39"><draw:frame text:anchor-type="as-char" svg:width="134.67mm" svg:height="100.54mm" style:rel-width="scale" style:rel-height="scale"><draw:object-ole xlink:href="OleObj14"/><draw:image xlink:href="ObjectReplacements/OleObj14"/></draw:frame><text:span text:style-name="T42"/></text:p>
      <text:p text:style-name="P40"><text:span text:style-name="T42">18.Write a C++ Program to find Area of Rectangle using inheritance</text:span></text:p>
      <text:p text:style-name="P40"><text:span text:style-name="T42">Code:</text:span><text:span text:style-name="T43">#include &lt;iostream&gt;</text:span></text:p>
      <text:p text:style-name="P40"><text:span text:style-name="T43">using namespace std;</text:span></text:p>
      <text:p text:style-name="P40"><text:span text:style-name="T43"/></text:p>
      <text:p text:style-name="P40"><text:span text:style-name="T43">class Rectangle {</text:span></text:p>
      <text:p text:style-name="P40"><text:span text:style-name="T43">protected:</text:span></text:p>
      <text:p text:style-name="P40"><text:span text:style-name="T43"><text:s text:c="4"/>float length;</text:span></text:p>
      <text:p text:style-name="P40"><text:span text:style-name="T43"><text:s text:c="4"/>float width;</text:span></text:p>
      <text:p text:style-name="P40"><text:span text:style-name="T43"/></text:p>
      <text:p text:style-name="P40"><text:span text:style-name="T43">public:</text:span></text:p>
      <text:p text:style-name="P40"><text:span text:style-name="T43"><text:s text:c="4"/>void inputDimensions() {</text:span></text:p>
      <text:p text:style-name="P40"><text:span text:style-name="T43"><text:s text:c="8"/>cout &lt;&lt; "Enter length: ";</text:span></text:p>
      <text:p text:style-name="P40"><text:span text:style-name="T43"><text:s text:c="8"/>cin &gt;&gt; length;</text:span></text:p>
      <text:p text:style-name="P40"><text:span text:style-name="T43"><text:s text:c="8"/>cout &lt;&lt; "Enter width: ";</text:span></text:p>
      <text:p text:style-name="P40"><text:span text:style-name="T43"><text:s text:c="8"/>cin &gt;&gt; width;</text:span></text:p>
      <text:p text:style-name="P40"><text:span text:style-name="T43"><text:s text:c="4"/>}</text:span></text:p>
      <text:p text:style-name="P40"><text:span text:style-name="T43"/></text:p>
      <text:p text:style-name="P40"><text:span text:style-name="T43"><text:s text:c="4"/>float calculateArea() {</text:span></text:p>
      <text:p text:style-name="P40"><text:span text:style-name="T43"><text:s text:c="8"/>return length * width;</text:span></text:p>
      <text:p text:style-name="P40"><text:span text:style-name="T43"><text:s text:c="4"/>}</text:span></text:p>
      <text:p text:style-name="P40"><text:span text:style-name="T43">};</text:span></text:p>
      <text:p text:style-name="P40"><text:span text:style-name="T43"/></text:p>
      <text:p text:style-name="P40"><text:span text:style-name="T43">class RectangleArea : public Rectangle {</text:span></text:p>
      <text:p text:style-name="P40"><text:span text:style-name="T43">public:</text:span></text:p>
      <text:p text:style-name="P40"><text:span text:style-name="T43"><text:s text:c="4"/>//<text:s text:c="2"/>display area of rectangle</text:span></text:p>
      <text:p text:style-name="P40"><text:span text:style-name="T43"><text:s text:c="4"/>void displayArea() {</text:span></text:p>
      <text:p text:style-name="P40"><text:span text:style-name="T43"><text:s text:c="8"/>cout &lt;&lt; "Area of Rectangle: " &lt;&lt; calculateArea() &lt;&lt; endl;</text:span></text:p>
      <text:p text:style-name="P40"><text:span text:style-name="T43"><text:s text:c="4"/>}</text:span></text:p>
      <text:p text:style-name="P40"><text:span text:style-name="T43">};</text:span></text:p>
      <text:p text:style-name="P40"><text:span text:style-name="T43"/></text:p>
      <text:p text:style-name="P40"><text:span text:style-name="T43">int main() {</text:span></text:p>
      <text:p text:style-name="P40"><text:span text:style-name="T43"><text:s text:c="4"/>RectangleArea rectangle;</text:span></text:p>
      <text:p text:style-name="P40"><text:span text:style-name="T43"><text:s text:c="4"/>rectangle.inputDimensions();</text:span></text:p>
      <text:p text:style-name="P40"><text:span text:style-name="T43"><text:s text:c="4"/>rectangle.displayArea();</text:span></text:p>
      <text:p text:style-name="P40"><text:span text:style-name="T43"/></text:p>
      <text:p text:style-name="P40"><text:span text:style-name="T43"><text:s text:c="4"/>return 0;</text:span></text:p>
      <text:p text:style-name="P40"><text:span text:style-name="T43">}</text:span><text:span text:style-name="T44"/></text:p>
      <text:p text:style-name="P40"><text:span text:style-name="T44">Output:</text:span></text:p>
      <text:p text:style-name="P41"><draw:frame text:anchor-type="as-char" svg:width="134.67mm" svg:height="52.65mm" style:rel-width="scale" style:rel-height="scale"><draw:object-ole xlink:href="OleObj15"/><draw:image xlink:href="ObjectReplacements/OleObj15"/></draw:frame><text:span text:style-name="T44"/></text:p>
      <text:p text:style-name="P42"><text:span text:style-name="T44">19.Create a class person having members name and age. Derive a class studenthaving member percentage. Derive another class teacher having member salary.Write necessary member function to initialize, read and write data. Write also Main function (Multiple Inheritance)</text:span></text:p>
      <text:p text:style-name="P42"><text:span text:style-name="T44">Code:</text:span><text:span text:style-name="T45">#include &lt;iostream&gt;</text:span></text:p>
      <text:p text:style-name="P42"><text:span text:style-name="T45">#include &lt;string&gt;</text:span></text:p>
      <text:p text:style-name="P42"><text:span text:style-name="T45">using namespace std;</text:span></text:p>
      <text:p text:style-name="P42"><text:span text:style-name="T45"/></text:p>
      <text:p text:style-name="P42"><text:span text:style-name="T45">class Person {</text:span></text:p>
      <text:p text:style-name="P42"><text:span text:style-name="T45">protected:</text:span></text:p>
      <text:p text:style-name="P42"><text:span text:style-name="T45"><text:s text:c="4"/>string name;</text:span></text:p>
      <text:p text:style-name="P42"><text:span text:style-name="T45"><text:s text:c="4"/>int age;</text:span></text:p>
      <text:p text:style-name="P42"><text:span text:style-name="T45"/></text:p>
      <text:p text:style-name="P42"><text:span text:style-name="T45">public:</text:span></text:p>
      <text:p text:style-name="P42"><text:span text:style-name="T45"><text:s text:c="4"/>void initializeData() {</text:span></text:p>
      <text:p text:style-name="P42"><text:span text:style-name="T45"><text:s text:c="8"/>cout &lt;&lt; "Enter name: ";</text:span></text:p>
      <text:p text:style-name="P42"><text:span text:style-name="T45"><text:s text:c="8"/>cin &gt;&gt; name;</text:span></text:p>
      <text:p text:style-name="P42"><text:span text:style-name="T45"><text:s text:c="8"/>cout &lt;&lt; "Enter age: ";</text:span></text:p>
      <text:p text:style-name="P42"><text:span text:style-name="T45"><text:s text:c="8"/>cin &gt;&gt; age;</text:span></text:p>
      <text:p text:style-name="P42"><text:span text:style-name="T45"><text:s text:c="4"/>}</text:span></text:p>
      <text:p text:style-name="P42"><text:span text:style-name="T45"/></text:p>
      <text:p text:style-name="P42"><text:span text:style-name="T45"><text:s text:c="4"/>void displayData() {</text:span></text:p>
      <text:p text:style-name="P42"><text:span text:style-name="T45"><text:s text:c="8"/>cout &lt;&lt; "Name: " &lt;&lt; name &lt;&lt; endl;</text:span></text:p>
      <text:p text:style-name="P42"><text:span text:style-name="T45"><text:s text:c="8"/>cout &lt;&lt; "Age: " &lt;&lt; age &lt;&lt; endl;</text:span></text:p>
      <text:p text:style-name="P42"><text:span text:style-name="T45"><text:s text:c="4"/>}</text:span></text:p>
      <text:p text:style-name="P42"><text:span text:style-name="T45">};</text:span></text:p>
      <text:p text:style-name="P42"><text:span text:style-name="T45"/></text:p>
      <text:p text:style-name="P42"><text:span text:style-name="T45">class Student : public Person {</text:span></text:p>
      <text:p text:style-name="P42"><text:span text:style-name="T45">protected:</text:span></text:p>
      <text:p text:style-name="P42"><text:span text:style-name="T45"><text:s text:c="4"/>float percentage;</text:span></text:p>
      <text:p text:style-name="P42"><text:span text:style-name="T45"/></text:p>
      <text:p text:style-name="P42"><text:span text:style-name="T45">public:</text:span></text:p>
      <text:p text:style-name="P42"><text:span text:style-name="T45"><text:s text:c="4"/></text:span></text:p>
      <text:p text:style-name="P42"><text:span text:style-name="T45"><text:s text:c="4"/>void readStudentData() {</text:span></text:p>
      <text:p text:style-name="P42"><text:span text:style-name="T45"><text:s text:c="8"/>initializeData();</text:span></text:p>
      <text:p text:style-name="P42"><text:span text:style-name="T45"><text:s text:c="8"/>cout &lt;&lt; "Enter percentage: ";</text:span></text:p>
      <text:p text:style-name="P42"><text:span text:style-name="T45"><text:s text:c="8"/>cin &gt;&gt; percentage;</text:span></text:p>
      <text:p text:style-name="P42"><text:span text:style-name="T45"><text:s text:c="4"/>}</text:span></text:p>
      <text:p text:style-name="P42"><text:span text:style-name="T45"/></text:p>
      <text:p text:style-name="P42"><text:span text:style-name="T45"><text:s text:c="4"/>void displayStudentData() {</text:span></text:p>
      <text:p text:style-name="P42"><text:span text:style-name="T45"><text:s text:c="8"/>displayData();</text:span></text:p>
      <text:p text:style-name="P42"><text:span text:style-name="T45"><text:s text:c="8"/>cout &lt;&lt; "Percentage: " &lt;&lt; percentage &lt;&lt; "%" &lt;&lt; endl;</text:span></text:p>
      <text:p text:style-name="P42"><text:span text:style-name="T45"><text:s text:c="4"/>}</text:span></text:p>
      <text:p text:style-name="P42"><text:span text:style-name="T45">};</text:span></text:p>
      <text:p text:style-name="P42"><text:span text:style-name="T45"/></text:p>
      <text:p text:style-name="P42"><text:span text:style-name="T45">class Teacher : public Person {</text:span></text:p>
      <text:p text:style-name="P42"><text:span text:style-name="T45">protected:</text:span></text:p>
      <text:p text:style-name="P42"><text:span text:style-name="T45"><text:s text:c="4"/>float salary;</text:span></text:p>
      <text:p text:style-name="P42"><text:span text:style-name="T45"/></text:p>
      <text:p text:style-name="P42"><text:span text:style-name="T45">public:</text:span></text:p>
      <text:p text:style-name="P42"><text:span text:style-name="T45"><text:s text:c="4"/>// Function to read teacher data</text:span></text:p>
      <text:p text:style-name="P42"><text:span text:style-name="T45"><text:s text:c="4"/>void readTeacherData() {</text:span></text:p>
      <text:p text:style-name="P42"><text:span text:style-name="T45"><text:s text:c="8"/>initializeData();</text:span></text:p>
      <text:p text:style-name="P42"><text:span text:style-name="T45"><text:s text:c="8"/>cout &lt;&lt; "Enter salary: ";</text:span></text:p>
      <text:p text:style-name="P42"><text:span text:style-name="T45"><text:s text:c="8"/>cin &gt;&gt; salary;</text:span></text:p>
      <text:p text:style-name="P42"><text:span text:style-name="T45"><text:s text:c="4"/>}</text:span></text:p>
      <text:p text:style-name="P42"><text:span text:style-name="T45"/></text:p>
      <text:p text:style-name="P42"><text:span text:style-name="T45"><text:s text:c="4"/>// Function to display teacher data</text:span></text:p>
      <text:p text:style-name="P42"><text:span text:style-name="T45"><text:s text:c="4"/>void displayTeacherData() {</text:span></text:p>
      <text:p text:style-name="P42"><text:span text:style-name="T45"><text:s text:c="8"/>displayData();</text:span></text:p>
      <text:p text:style-name="P42"><text:span text:style-name="T45"><text:s text:c="8"/>cout &lt;&lt; "Salary: $" &lt;&lt; salary &lt;&lt; endl;</text:span></text:p>
      <text:p text:style-name="P42"><text:span text:style-name="T45"><text:s text:c="4"/>}</text:span></text:p>
      <text:p text:style-name="P42"><text:span text:style-name="T45">};</text:span></text:p>
      <text:p text:style-name="P42"><text:span text:style-name="T45"/></text:p>
      <text:p text:style-name="P42"><text:span text:style-name="T45">int main() {</text:span></text:p>
      <text:p text:style-name="P42"><text:span text:style-name="T45"><text:s text:c="4"/>Student student;</text:span></text:p>
      <text:p text:style-name="P42"><text:span text:style-name="T45"><text:s text:c="4"/>Teacher teacher;</text:span></text:p>
      <text:p text:style-name="P42"><text:span text:style-name="T45"/></text:p>
      <text:p text:style-name="P42"><text:span text:style-name="T45"><text:s text:c="4"/>cout &lt;&lt; "Enter student's information:" &lt;&lt; endl;</text:span></text:p>
      <text:p text:style-name="P42"><text:span text:style-name="T45"><text:s text:c="4"/>student.readStudentData();</text:span></text:p>
      <text:p text:style-name="P42"><text:span text:style-name="T45"><text:s text:c="4"/>cout &lt;&lt; "\nEnter teacher's information:" &lt;&lt; endl;</text:span></text:p>
      <text:p text:style-name="P42"><text:span text:style-name="T45"><text:s text:c="4"/>teacher.readTeacherData();</text:span></text:p>
      <text:p text:style-name="P42"><text:span text:style-name="T45"/></text:p>
      <text:p text:style-name="P42"><text:span text:style-name="T45"><text:s text:c="4"/>cout &lt;&lt; "\nStudent's Information:" &lt;&lt; endl;</text:span></text:p>
      <text:p text:style-name="P42"><text:span text:style-name="T45"><text:s text:c="4"/>student.displayStudentData();</text:span></text:p>
      <text:p text:style-name="P42"><text:span text:style-name="T45"><text:s text:c="4"/>cout &lt;&lt; "\nTeacher's Information:" &lt;&lt; endl;</text:span></text:p>
      <text:p text:style-name="P42"><text:span text:style-name="T45"><text:s text:c="4"/>teacher.displayTeacherData();</text:span></text:p>
      <text:p text:style-name="P42"><text:span text:style-name="T45"/></text:p>
      <text:p text:style-name="P42"><text:span text:style-name="T45"><text:s text:c="4"/>return 0;</text:span></text:p>
      <text:p text:style-name="P42"><text:span text:style-name="T45">}</text:span><text:span text:style-name="T46"/></text:p>
      <text:p text:style-name="P42"><text:span text:style-name="T46">Output:</text:span></text:p>
      <text:p text:style-name="P43"><draw:frame text:anchor-type="as-char" svg:width="135.20mm" svg:height="141.02mm" style:rel-width="scale" style:rel-height="scale"><draw:object-ole xlink:href="OleObj16"/><draw:image xlink:href="ObjectReplacements/OleObj16"/></draw:frame><text:span text:style-name="T46"/></text:p>
      <text:p text:style-name="P44"><text:span text:style-name="T46">20.Write a C++ Program display Student Mark sheet using Multiple inheritance</text:span></text:p>
      <text:p text:style-name="P44"><text:span text:style-name="T46">Code:</text:span><text:span text:style-name="T47">#include &lt;iostream&gt;</text:span></text:p>
      <text:p text:style-name="P44"><text:span text:style-name="T47">#include &lt;string&gt;</text:span></text:p>
      <text:p text:style-name="P44"><text:span text:style-name="T47">using namespace std;</text:span></text:p>
      <text:p text:style-name="P44"><text:span text:style-name="T47">class PersonalDetails {</text:span></text:p>
      <text:p text:style-name="P44"><text:span text:style-name="T47">protected:</text:span></text:p>
      <text:p text:style-name="P44"><text:span text:style-name="T47"><text:s text:c="4"/>string name;</text:span></text:p>
      <text:p text:style-name="P44"><text:span text:style-name="T47"><text:s text:c="4"/>int rollNumber;</text:span></text:p>
      <text:p text:style-name="P44"><text:span text:style-name="T47"/></text:p>
      <text:p text:style-name="P44"><text:span text:style-name="T47">public:</text:span></text:p>
      <text:p text:style-name="P44"><text:span text:style-name="T47"><text:s text:c="4"/>void inputPersonalDetails() {</text:span></text:p>
      <text:p text:style-name="P44"><text:span text:style-name="T47"><text:s text:c="8"/>cout &lt;&lt; "Enter name: ";</text:span></text:p>
      <text:p text:style-name="P44"><text:span text:style-name="T47"><text:s text:c="8"/>cin &gt;&gt; name;</text:span></text:p>
      <text:p text:style-name="P44"><text:span text:style-name="T47"><text:s text:c="8"/>cout &lt;&lt; "Enter roll number: ";</text:span></text:p>
      <text:p text:style-name="P44"><text:span text:style-name="T47"><text:s text:c="8"/>cin &gt;&gt; rollNumber;</text:span></text:p>
      <text:p text:style-name="P44"><text:span text:style-name="T47"><text:s text:c="4"/>}</text:span></text:p>
      <text:p text:style-name="P44"><text:span text:style-name="T47"/></text:p>
      <text:p text:style-name="P44"><text:span text:style-name="T47"><text:s text:c="4"/>// Function to display personal details</text:span></text:p>
      <text:p text:style-name="P44"><text:span text:style-name="T47"><text:s text:c="4"/>void displayPersonalDetails() {</text:span></text:p>
      <text:p text:style-name="P44"><text:span text:style-name="T47"><text:s text:c="8"/>cout &lt;&lt; "Name: " &lt;&lt; name &lt;&lt; endl;</text:span></text:p>
      <text:p text:style-name="P44"><text:span text:style-name="T47"><text:s text:c="8"/>cout &lt;&lt; "Roll Number: " &lt;&lt; rollNumber &lt;&lt; endl;</text:span></text:p>
      <text:p text:style-name="P44"><text:span text:style-name="T47"><text:s text:c="4"/>}</text:span></text:p>
      <text:p text:style-name="P44"><text:span text:style-name="T47">};</text:span></text:p>
      <text:p text:style-name="P44"><text:span text:style-name="T47">class AcademicDetails {</text:span></text:p>
      <text:p text:style-name="P44"><text:span text:style-name="T47">protected:</text:span></text:p>
      <text:p text:style-name="P44"><text:span text:style-name="T47"><text:s text:c="4"/>float marks[5];</text:span></text:p>
      <text:p text:style-name="P44"><text:span text:style-name="T47"/></text:p>
      <text:p text:style-name="P44"><text:span text:style-name="T47">public:</text:span></text:p>
      <text:p text:style-name="P44"><text:span text:style-name="T47"><text:s text:c="4"/>void inputMarks() {</text:span></text:p>
      <text:p text:style-name="P44"><text:span text:style-name="T47"><text:s text:c="8"/>cout &lt;&lt; "Enter marks for 5 subjects: ";</text:span></text:p>
      <text:p text:style-name="P44"><text:span text:style-name="T47"><text:s text:c="8"/>for (int i = 0; i &lt; 5; ++i) {</text:span></text:p>
      <text:p text:style-name="P44"><text:span text:style-name="T47"><text:s text:c="12"/>cin &gt;&gt; marks[i];</text:span></text:p>
      <text:p text:style-name="P44"><text:span text:style-name="T47"><text:s text:c="8"/>}</text:span></text:p>
      <text:p text:style-name="P44"><text:span text:style-name="T47"><text:s text:c="4"/>}</text:span></text:p>
      <text:p text:style-name="P44"><text:span text:style-name="T47"/></text:p>
      <text:p text:style-name="P44"><text:span text:style-name="T47"><text:s text:c="4"/>// Function to display marks</text:span></text:p>
      <text:p text:style-name="P44"><text:span text:style-name="T47"><text:s text:c="4"/>void displayMarks() {</text:span></text:p>
      <text:p text:style-name="P44"><text:span text:style-name="T47"><text:s text:c="8"/>cout &lt;&lt; "Marks:" &lt;&lt; endl;</text:span></text:p>
      <text:p text:style-name="P44"><text:span text:style-name="T47"><text:s text:c="8"/>for (int i = 0; i &lt; 5; ++i) {</text:span></text:p>
      <text:p text:style-name="P44"><text:span text:style-name="T47"><text:s text:c="12"/>cout &lt;&lt; "Subject " &lt;&lt; i + 1 &lt;&lt; ": " &lt;&lt; marks[i] &lt;&lt; endl;</text:span></text:p>
      <text:p text:style-name="P44"><text:span text:style-name="T47"><text:s text:c="8"/>}</text:span></text:p>
      <text:p text:style-name="P44"><text:span text:style-name="T47"><text:s text:c="4"/>}</text:span></text:p>
      <text:p text:style-name="P44"><text:span text:style-name="T47">};</text:span></text:p>
      <text:p text:style-name="P44"><text:span text:style-name="T47"/></text:p>
      <text:p text:style-name="P44"><text:span text:style-name="T47">class MarkSheet : public PersonalDetails, public AcademicDetails {</text:span></text:p>
      <text:p text:style-name="P44"><text:span text:style-name="T47">public:</text:span></text:p>
      <text:p text:style-name="P44"><text:span text:style-name="T47"><text:s text:c="4"/>void displayMarkSheet() {</text:span></text:p>
      <text:p text:style-name="P44"><text:span text:style-name="T47"><text:s text:c="8"/>cout &lt;&lt; "\nStudent Mark Sheet:" &lt;&lt; endl;</text:span></text:p>
      <text:p text:style-name="P44"><text:span text:style-name="T47"><text:s text:c="8"/>displayPersonalDetails();</text:span></text:p>
      <text:p text:style-name="P44"><text:span text:style-name="T47"><text:s text:c="8"/>displayMarks();</text:span></text:p>
      <text:p text:style-name="P44"><text:span text:style-name="T47"><text:s text:c="4"/>}</text:span></text:p>
      <text:p text:style-name="P44"><text:span text:style-name="T47">};</text:span></text:p>
      <text:p text:style-name="P44"><text:span text:style-name="T47"/></text:p>
      <text:p text:style-name="P44"><text:span text:style-name="T47">int main() {</text:span></text:p>
      <text:p text:style-name="P44"><text:span text:style-name="T47"><text:s text:c="4"/>MarkSheet student;</text:span></text:p>
      <text:p text:style-name="P44"><text:span text:style-name="T47"><text:s text:c="4"/>student.inputPersonalDetails();</text:span></text:p>
      <text:p text:style-name="P44"><text:span text:style-name="T47"><text:s text:c="4"/>student.inputMarks();</text:span></text:p>
      <text:p text:style-name="P44"><text:span text:style-name="T47"/></text:p>
      <text:p text:style-name="P44"><text:span text:style-name="T47"><text:s text:c="4"/>student.displayMarkSheet();</text:span></text:p>
      <text:p text:style-name="P44"><text:span text:style-name="T47"/></text:p>
      <text:p text:style-name="P44"><text:span text:style-name="T47"><text:s text:c="4"/>return 0;</text:span></text:p>
      <text:p text:style-name="P44"><text:span text:style-name="T47">}</text:span><text:span text:style-name="T48"/></text:p>
      <text:p text:style-name="P44"><text:span text:style-name="T48">Output:</text:span></text:p>
      <text:p text:style-name="P45"><draw:frame text:anchor-type="as-char" svg:width="137.32mm" svg:height="121.18mm" style:rel-width="scale" style:rel-height="scale"><draw:object-ole xlink:href="OleObj17"/><draw:image xlink:href="ObjectReplacements/OleObj17"/></draw:frame><text:span text:style-name="T48"/></text:p>
      <text:p text:style-name="P46"><text:span text:style-name="T48">21.Assume that the test results of a batch of students are stored in three different classes. Class Students are storing the roll number. Class Test stores the marks obtained in two subjects and class result contains the total marks obtained in the test. The class result can inherit the details of the marks obtained in the test and roll number of students. (Multilevel Inheritance)</text:span></text:p>
      <text:p text:style-name="P46"><text:span text:style-name="T48">Code:</text:span><text:span text:style-name="T49">#include &lt;iostream&gt;</text:span></text:p>
      <text:p text:style-name="P46"><text:span text:style-name="T49">#include &lt;string&gt;</text:span></text:p>
      <text:p text:style-name="P46"><text:span text:style-name="T49">using namespace std;</text:span></text:p>
      <text:p text:style-name="P46"><text:span text:style-name="T49"/></text:p>
      <text:p text:style-name="P46"><text:span text:style-name="T49">// Base class for student details</text:span></text:p>
      <text:p text:style-name="P46"><text:span text:style-name="T49">class Students {</text:span></text:p>
      <text:p text:style-name="P46"><text:span text:style-name="T49">protected:</text:span></text:p>
      <text:p text:style-name="P46"><text:span text:style-name="T49"><text:s text:c="4"/>int rollNumber;</text:span></text:p>
      <text:p text:style-name="P46"><text:span text:style-name="T49"/></text:p>
      <text:p text:style-name="P46"><text:span text:style-name="T49">public:</text:span></text:p>
      <text:p text:style-name="P46"><text:span text:style-name="T49"><text:s text:c="4"/>// Function to input student details</text:span></text:p>
      <text:p text:style-name="P46"><text:span text:style-name="T49"><text:s text:c="4"/>void inputStudentDetails() {</text:span></text:p>
      <text:p text:style-name="P46"><text:span text:style-name="T49"><text:s text:c="8"/>cout &lt;&lt; "Enter roll number: ";</text:span></text:p>
      <text:p text:style-name="P46"><text:span text:style-name="T49"><text:s text:c="8"/>cin &gt;&gt; rollNumber;</text:span></text:p>
      <text:p text:style-name="P46"><text:span text:style-name="T49"><text:s text:c="4"/>}</text:span></text:p>
      <text:p text:style-name="P46"><text:span text:style-name="T49"/></text:p>
      <text:p text:style-name="P46"><text:span text:style-name="T49"><text:s text:c="4"/>// Function to display student details</text:span></text:p>
      <text:p text:style-name="P46"><text:span text:style-name="T49"><text:s text:c="4"/>void displayStudentDetails() {</text:span></text:p>
      <text:p text:style-name="P46"><text:span text:style-name="T49"><text:s text:c="8"/>cout &lt;&lt; "Roll Number: " &lt;&lt; rollNumber &lt;&lt; endl;</text:span></text:p>
      <text:p text:style-name="P46"><text:span text:style-name="T49"><text:s text:c="4"/>}</text:span></text:p>
      <text:p text:style-name="P46"><text:span text:style-name="T49">};</text:span></text:p>
      <text:p text:style-name="P46"><text:span text:style-name="T49"/></text:p>
      <text:p text:style-name="P46"><text:span text:style-name="T49">// Intermediate class for test details</text:span></text:p>
      <text:p text:style-name="P46"><text:span text:style-name="T49">class Test : public Students {</text:span></text:p>
      <text:p text:style-name="P46"><text:span text:style-name="T49">protected:</text:span></text:p>
      <text:p text:style-name="P46"><text:span text:style-name="T49"><text:s text:c="4"/>float marksSubject1, marksSubject2;</text:span></text:p>
      <text:p text:style-name="P46"><text:span text:style-name="T49"/></text:p>
      <text:p text:style-name="P46"><text:span text:style-name="T49">public:</text:span></text:p>
      <text:p text:style-name="P46"><text:span text:style-name="T49"><text:s text:c="4"/>// Function to input test marks</text:span></text:p>
      <text:p text:style-name="P46"><text:span text:style-name="T49"><text:s text:c="4"/>void inputTestMarks() {</text:span></text:p>
      <text:p text:style-name="P46"><text:span text:style-name="T49"><text:s text:c="8"/>cout &lt;&lt; "Enter marks for Subject 1: ";</text:span></text:p>
      <text:p text:style-name="P46"><text:span text:style-name="T49"><text:s text:c="8"/>cin &gt;&gt; marksSubject1;</text:span></text:p>
      <text:p text:style-name="P46"><text:span text:style-name="T49"><text:s text:c="8"/>cout &lt;&lt; "Enter marks for Subject 2: ";</text:span></text:p>
      <text:p text:style-name="P46"><text:span text:style-name="T49"><text:s text:c="8"/>cin &gt;&gt; marksSubject2;</text:span></text:p>
      <text:p text:style-name="P46"><text:span text:style-name="T49"><text:s text:c="4"/>}</text:span></text:p>
      <text:p text:style-name="P46"><text:span text:style-name="T49"/></text:p>
      <text:p text:style-name="P46"><text:span text:style-name="T49"><text:s text:c="4"/>// Function to display test marks</text:span></text:p>
      <text:p text:style-name="P46"><text:span text:style-name="T49"><text:s text:c="4"/>void displayTestMarks() {</text:span></text:p>
      <text:p text:style-name="P46"><text:span text:style-name="T49"><text:s text:c="8"/>cout &lt;&lt; "Marks for Subject 1: " &lt;&lt; marksSubject1 &lt;&lt; endl;</text:span></text:p>
      <text:p text:style-name="P46"><text:span text:style-name="T49"><text:s text:c="8"/>cout &lt;&lt; "Marks for Subject 2: " &lt;&lt; marksSubject2 &lt;&lt; endl;</text:span></text:p>
      <text:p text:style-name="P46"><text:span text:style-name="T49"><text:s text:c="4"/>}</text:span></text:p>
      <text:p text:style-name="P46"><text:span text:style-name="T49">};</text:span></text:p>
      <text:p text:style-name="P46"><text:span text:style-name="T49"/></text:p>
      <text:p text:style-name="P46"><text:span text:style-name="T49">// Derived class for result</text:span></text:p>
      <text:p text:style-name="P46"><text:span text:style-name="T49">class Result : public Test {</text:span></text:p>
      <text:p text:style-name="P46"><text:span text:style-name="T49">protected:</text:span></text:p>
      <text:p text:style-name="P46"><text:span text:style-name="T49"><text:s text:c="4"/>float totalMarks;</text:span></text:p>
      <text:p text:style-name="P46"><text:span text:style-name="T49"/></text:p>
      <text:p text:style-name="P46"><text:span text:style-name="T49">public:</text:span></text:p>
      <text:p text:style-name="P46"><text:span text:style-name="T49"><text:s text:c="4"/>// Function to calculate total marks</text:span></text:p>
      <text:p text:style-name="P46"><text:span text:style-name="T49"><text:s text:c="4"/>void calculateTotalMarks() {</text:span></text:p>
      <text:p text:style-name="P46"><text:span text:style-name="T49"><text:s text:c="8"/>totalMarks = marksSubject1 + marksSubject2;</text:span></text:p>
      <text:p text:style-name="P46"><text:span text:style-name="T49"><text:s text:c="4"/>}</text:span></text:p>
      <text:p text:style-name="P46"><text:span text:style-name="T49"/></text:p>
      <text:p text:style-name="P46"><text:span text:style-name="T49"><text:s text:c="4"/>// Function to display result</text:span></text:p>
      <text:p text:style-name="P46"><text:span text:style-name="T49"><text:s text:c="4"/>void displayResult() {</text:span></text:p>
      <text:p text:style-name="P46"><text:span text:style-name="T49"><text:s text:c="8"/>cout &lt;&lt; "Total Marks: " &lt;&lt; totalMarks &lt;&lt; endl;</text:span></text:p>
      <text:p text:style-name="P46"><text:span text:style-name="T49"><text:s text:c="4"/>}</text:span></text:p>
      <text:p text:style-name="P46"><text:span text:style-name="T49">};</text:span></text:p>
      <text:p text:style-name="P46"><text:span text:style-name="T49"/></text:p>
      <text:p text:style-name="P46"><text:span text:style-name="T49">int main() {</text:span></text:p>
      <text:p text:style-name="P46"><text:span text:style-name="T49"><text:s text:c="4"/>Result studentResult;</text:span></text:p>
      <text:p text:style-name="P46"><text:span text:style-name="T49"/></text:p>
      <text:p text:style-name="P46"><text:span text:style-name="T49"><text:s text:c="4"/>// Input student details and test marks</text:span></text:p>
      <text:p text:style-name="P46"><text:span text:style-name="T49"><text:s text:c="4"/>studentResult.inputStudentDetails();</text:span></text:p>
      <text:p text:style-name="P46"><text:span text:style-name="T49"><text:s text:c="4"/>studentResult.inputTestMarks();</text:span></text:p>
      <text:p text:style-name="P46"><text:span text:style-name="T49"/></text:p>
      <text:p text:style-name="P46"><text:span text:style-name="T49"><text:s text:c="4"/>// Calculate total marks</text:span></text:p>
      <text:p text:style-name="P46"><text:span text:style-name="T49"><text:s text:c="4"/>studentResult.calculateTotalMarks();</text:span></text:p>
      <text:p text:style-name="P46"><text:span text:style-name="T49"/></text:p>
      <text:p text:style-name="P46"><text:span text:style-name="T49"><text:s text:c="4"/>// Display student details, test marks, and result</text:span></text:p>
      <text:p text:style-name="P46"><text:span text:style-name="T49"><text:s text:c="4"/>cout &lt;&lt; "\nStudent Details:" &lt;&lt; endl;</text:span></text:p>
      <text:p text:style-name="P46"><text:span text:style-name="T49"><text:s text:c="4"/>studentResult.displayStudentDetails();</text:span></text:p>
      <text:p text:style-name="P46"><text:span text:style-name="T49"><text:s text:c="4"/>cout &lt;&lt; "\nTest Marks:" &lt;&lt; endl;</text:span></text:p>
      <text:p text:style-name="P46"><text:span text:style-name="T49"><text:s text:c="4"/>studentResult.displayTestMarks();</text:span></text:p>
      <text:p text:style-name="P46"><text:span text:style-name="T49"><text:s text:c="4"/>cout &lt;&lt; "\nResult:" &lt;&lt; endl;</text:span></text:p>
      <text:p text:style-name="P46"><text:span text:style-name="T49"><text:s text:c="4"/>studentResult.displayResult();</text:span></text:p>
      <text:p text:style-name="P46"><text:span text:style-name="T49"/></text:p>
      <text:p text:style-name="P46"><text:span text:style-name="T49"><text:s text:c="4"/>return 0;</text:span></text:p>
      <text:p text:style-name="P46"><text:span text:style-name="T49">}</text:span><text:span text:style-name="T50"/></text:p>
      <text:p text:style-name="P46"><text:span text:style-name="T50">Output:</text:span></text:p>
      <text:p text:style-name="P47"><draw:frame text:anchor-type="as-char" svg:width="139.17mm" svg:height="99.75mm" style:rel-width="scale" style:rel-height="scale"><draw:object-ole xlink:href="OleObj18"/><draw:image xlink:href="ObjectReplacements/OleObj18"/></draw:frame><text:span text:style-name="T50"/></text:p>
      <text:p text:style-name="P48"><text:span text:style-name="T50">22.Write a C++ Program to show access to Private Public and Protected using Inheritance</text:span></text:p>
      <text:p text:style-name="P48"><text:span text:style-name="T50">Code:</text:span><text:span text:style-name="T51">#include &lt;iostream&gt;</text:span></text:p>
      <text:p text:style-name="P48"><text:span text:style-name="T51">using namespace std;</text:span></text:p>
      <text:p text:style-name="P48"><text:span text:style-name="T51"/></text:p>
      <text:p text:style-name="P48"><text:span text:style-name="T51">// Base class</text:span></text:p>
      <text:p text:style-name="P48"><text:span text:style-name="T51">class Base {</text:span></text:p>
      <text:p text:style-name="P48"><text:span text:style-name="T51">private:</text:span></text:p>
      <text:p text:style-name="P48"><text:span text:style-name="T51"><text:s text:c="4"/>int privateData;</text:span></text:p>
      <text:p text:style-name="P48"><text:span text:style-name="T51">protected:</text:span></text:p>
      <text:p text:style-name="P48"><text:span text:style-name="T51"><text:s text:c="4"/>int protectedData;</text:span></text:p>
      <text:p text:style-name="P48"><text:span text:style-name="T51">public:</text:span></text:p>
      <text:p text:style-name="P48"><text:span text:style-name="T51"><text:s text:c="4"/>int publicData;</text:span></text:p>
      <text:p text:style-name="P48"><text:span text:style-name="T51"/></text:p>
      <text:p text:style-name="P48"><text:span text:style-name="T51"><text:s text:c="4"/>Base() {</text:span></text:p>
      <text:p text:style-name="P48"><text:span text:style-name="T51"><text:s text:c="8"/>privateData = 10;</text:span></text:p>
      <text:p text:style-name="P48"><text:span text:style-name="T51"><text:s text:c="8"/>protectedData = 20;</text:span></text:p>
      <text:p text:style-name="P48"><text:span text:style-name="T51"><text:s text:c="8"/>publicData = 30;</text:span></text:p>
      <text:p text:style-name="P48"><text:span text:style-name="T51"><text:s text:c="4"/>}</text:span></text:p>
      <text:p text:style-name="P48"><text:span text:style-name="T51"/></text:p>
      <text:p text:style-name="P48"><text:span text:style-name="T51"><text:s text:c="4"/>void display() {</text:span></text:p>
      <text:p text:style-name="P48"><text:span text:style-name="T51"><text:s text:c="8"/>cout &lt;&lt; "Private Data (Base): " &lt;&lt; privateData &lt;&lt; endl;</text:span></text:p>
      <text:p text:style-name="P48"><text:span text:style-name="T51"><text:s text:c="8"/>cout &lt;&lt; "Protected Data (Base): " &lt;&lt; protectedData &lt;&lt; endl;</text:span></text:p>
      <text:p text:style-name="P48"><text:span text:style-name="T51"><text:s text:c="8"/>cout &lt;&lt; "Public Data (Base): " &lt;&lt; publicData &lt;&lt; endl;</text:span></text:p>
      <text:p text:style-name="P48"><text:span text:style-name="T51"><text:s text:c="4"/>}</text:span></text:p>
      <text:p text:style-name="P48"><text:span text:style-name="T51">};</text:span></text:p>
      <text:p text:style-name="P48"><text:span text:style-name="T51"/></text:p>
      <text:p text:style-name="P48"><text:span text:style-name="T51">// Derived class</text:span></text:p>
      <text:p text:style-name="P48"><text:span text:style-name="T51">class Derived : public Base {</text:span></text:p>
      <text:p text:style-name="P48"><text:span text:style-name="T51">public:</text:span></text:p>
      <text:p text:style-name="P48"><text:span text:style-name="T51"><text:s text:c="4"/>void accessBaseMembers() {</text:span></text:p>
      <text:p text:style-name="P48"><text:span text:style-name="T51"><text:s text:c="8"/>// Accessing public data from base class</text:span></text:p>
      <text:p text:style-name="P48"><text:span text:style-name="T51"><text:s text:c="8"/>cout &lt;&lt; "Public Data (Derived): " &lt;&lt; publicData &lt;&lt; endl;</text:span></text:p>
      <text:p text:style-name="P48"><text:span text:style-name="T51"/></text:p>
      <text:p text:style-name="P48"><text:span text:style-name="T51"><text:s text:c="8"/>// Accessing protected data from base class</text:span></text:p>
      <text:p text:style-name="P48"><text:span text:style-name="T51"><text:s text:c="8"/>cout &lt;&lt; "Protected Data (Derived): " &lt;&lt; protectedData &lt;&lt; endl;</text:span></text:p>
      <text:p text:style-name="P48"><text:span text:style-name="T51"/></text:p>
      <text:p text:style-name="P48"><text:span text:style-name="T51"><text:s text:c="8"/>// Private members of base class cannot be accessed directly in derived class</text:span></text:p>
      <text:p text:style-name="P48"><text:span text:style-name="T51"><text:s text:c="8"/>// cout &lt;&lt; "Private Data (Derived): " &lt;&lt; privateData &lt;&lt; endl; // Error: 'int Base::privateData' is private within this context</text:span></text:p>
      <text:p text:style-name="P48"><text:span text:style-name="T51"><text:s text:c="4"/>}</text:span></text:p>
      <text:p text:style-name="P48"><text:span text:style-name="T51">};</text:span></text:p>
      <text:p text:style-name="P48"><text:span text:style-name="T51"/></text:p>
      <text:p text:style-name="P48"><text:span text:style-name="T51">int main() {</text:span></text:p>
      <text:p text:style-name="P48"><text:span text:style-name="T51"><text:s text:c="4"/>Derived obj;</text:span></text:p>
      <text:p text:style-name="P48"><text:span text:style-name="T51"/></text:p>
      <text:p text:style-name="P48"><text:span text:style-name="T51"><text:s text:c="4"/>// Accessing public data from derived class object</text:span></text:p>
      <text:p text:style-name="P48"><text:span text:style-name="T51"><text:s text:c="4"/>cout &lt;&lt; "Public Data (Main): " &lt;&lt; obj.publicData &lt;&lt; endl;</text:span></text:p>
      <text:p text:style-name="P48"><text:span text:style-name="T51"/></text:p>
      <text:p text:style-name="P48"><text:span text:style-name="T51"><text:s text:c="4"/>// Protected and Private members are not accessible outside the class scope</text:span></text:p>
      <text:p text:style-name="P48"><text:span text:style-name="T51"><text:s text:c="4"/>// cout &lt;&lt; "Protected Data (Main): " &lt;&lt; obj.protectedData &lt;&lt; endl; // Error: 'int Base::protectedData' is protected within this context</text:span></text:p>
      <text:p text:style-name="P48"><text:span text:style-name="T51"><text:s text:c="4"/>// cout &lt;&lt; "Private Data (Main): " &lt;&lt; obj.privateData &lt;&lt; endl; // Error: 'int Base::privateData' is private within this context</text:span></text:p>
      <text:p text:style-name="P48"><text:span text:style-name="T51"/></text:p>
      <text:p text:style-name="P48"><text:span text:style-name="T51"><text:s text:c="4"/>obj.accessBaseMembers(); </text:span></text:p>
      <text:p text:style-name="P48"><text:span text:style-name="T51"><text:s text:c="4"/>return 0;</text:span></text:p>
      <text:p text:style-name="P48"><text:span text:style-name="T51">}</text:span><text:span text:style-name="T52"/></text:p>
      <text:p text:style-name="P48"><text:span text:style-name="T52">Output:</text:span></text:p>
      <text:p text:style-name="P49"><draw:frame text:anchor-type="as-char" svg:width="140.49mm" svg:height="55.30mm" style:rel-width="scale" style:rel-height="scale"><draw:object-ole xlink:href="OleObj19"/><draw:image xlink:href="ObjectReplacements/OleObj19"/></draw:frame><text:span text:style-name="T52"/></text:p>
      <text:p text:style-name="P50"><text:span text:style-name="T52">23.Write a C++ Program to illustrates the use of Constructors in multilevel inheritanceCode:</text:span></text:p>
      <text:p text:style-name="P50"><text:span text:style-name="T52">Code:</text:span><text:span text:style-name="T53">#include &lt;iostream&gt;</text:span></text:p>
      <text:p text:style-name="P50"><text:span text:style-name="T53">using namespace std;</text:span></text:p>
      <text:p text:style-name="P50"><text:span text:style-name="T53"/></text:p>
      <text:p text:style-name="P50"><text:span text:style-name="T53">// Base class</text:span></text:p>
      <text:p text:style-name="P50"><text:span text:style-name="T53">class Base {</text:span></text:p>
      <text:p text:style-name="P50"><text:span text:style-name="T53">protected:</text:span></text:p>
      <text:p text:style-name="P50"><text:span text:style-name="T53"><text:s text:c="4"/>int baseValue;</text:span></text:p>
      <text:p text:style-name="P50"><text:span text:style-name="T53">public:</text:span></text:p>
      <text:p text:style-name="P50"><text:span text:style-name="T53"><text:s text:c="4"/>// Constructor with parameter</text:span></text:p>
      <text:p text:style-name="P50"><text:span text:style-name="T53"><text:s text:c="4"/>Base(int value) {</text:span></text:p>
      <text:p text:style-name="P50"><text:span text:style-name="T53"><text:s text:c="8"/>baseValue = value;</text:span></text:p>
      <text:p text:style-name="P50"><text:span text:style-name="T53"><text:s text:c="8"/>cout &lt;&lt; "Base constructor called with value: " &lt;&lt; baseValue &lt;&lt; endl;</text:span></text:p>
      <text:p text:style-name="P50"><text:span text:style-name="T53"><text:s text:c="4"/>}</text:span></text:p>
      <text:p text:style-name="P50"><text:span text:style-name="T53">};</text:span></text:p>
      <text:p text:style-name="P50"><text:span text:style-name="T53"/></text:p>
      <text:p text:style-name="P50"><text:span text:style-name="T53">// Derived class</text:span></text:p>
      <text:p text:style-name="P50"><text:span text:style-name="T53">class Derived : public Base {</text:span></text:p>
      <text:p text:style-name="P50"><text:span text:style-name="T53">protected:</text:span></text:p>
      <text:p text:style-name="P50"><text:span text:style-name="T53"><text:s text:c="4"/>int derivedValue;</text:span></text:p>
      <text:p text:style-name="P50"><text:span text:style-name="T53">public:</text:span></text:p>
      <text:p text:style-name="P50"><text:span text:style-name="T53"><text:s text:c="4"/>// Constructor with parameters</text:span></text:p>
      <text:p text:style-name="P50"><text:span text:style-name="T53"><text:s text:c="4"/>Derived(int base, int derived) : Base(base) {</text:span></text:p>
      <text:p text:style-name="P50"><text:span text:style-name="T53"><text:s text:c="8"/>derivedValue = derived;</text:span></text:p>
      <text:p text:style-name="P50"><text:span text:style-name="T53"><text:s text:c="8"/>cout &lt;&lt; "Derived constructor called with value: " &lt;&lt; derivedValue &lt;&lt; endl;</text:span></text:p>
      <text:p text:style-name="P50"><text:span text:style-name="T53"><text:s text:c="4"/>}</text:span></text:p>
      <text:p text:style-name="P50"><text:span text:style-name="T53">};</text:span></text:p>
      <text:p text:style-name="P50"><text:span text:style-name="T53"/></text:p>
      <text:p text:style-name="P50"><text:span text:style-name="T53">// Further derived class</text:span></text:p>
      <text:p text:style-name="P50"><text:span text:style-name="T53">class FurtherDerived : public Derived {</text:span></text:p>
      <text:p text:style-name="P50"><text:span text:style-name="T53">public:</text:span></text:p>
      <text:p text:style-name="P50"><text:span text:style-name="T53"><text:s text:c="4"/>// Constructor with parameters</text:span></text:p>
      <text:p text:style-name="P50"><text:span text:style-name="T53"><text:s text:c="4"/>FurtherDerived(int base, int derived, int further) : Derived(base, derived) {</text:span></text:p>
      <text:p text:style-name="P50"><text:span text:style-name="T53"><text:s text:c="8"/>cout &lt;&lt; "FurtherDerived constructor called with value: " &lt;&lt; further &lt;&lt; endl;</text:span></text:p>
      <text:p text:style-name="P50"><text:span text:style-name="T53"><text:s text:c="4"/>}</text:span></text:p>
      <text:p text:style-name="P50"><text:span text:style-name="T53">};</text:span></text:p>
      <text:p text:style-name="P50"><text:span text:style-name="T53"/></text:p>
      <text:p text:style-name="P50"><text:span text:style-name="T53">int main() {</text:span></text:p>
      <text:p text:style-name="P50"><text:span text:style-name="T53"><text:s text:c="4"/>// Creating object of FurtherDerived class</text:span></text:p>
      <text:p text:style-name="P50"><text:span text:style-name="T53"><text:s text:c="4"/>FurtherDerived obj(10, 20, 30);</text:span></text:p>
      <text:p text:style-name="P50"><text:span text:style-name="T53"/></text:p>
      <text:p text:style-name="P50"><text:span text:style-name="T53"><text:s text:c="4"/>return 0;</text:span></text:p>
      <text:p text:style-name="P50"><text:span text:style-name="T53">}</text:span><text:span text:style-name="T54"/></text:p>
      <text:p text:style-name="P50"><text:span text:style-name="T54">Output:</text:span></text:p>
      <text:p text:style-name="P51"><draw:frame text:anchor-type="as-char" svg:width="133.35mm" svg:height="55.30mm" style:rel-width="scale" style:rel-height="scale"><draw:object-ole xlink:href="OleObj20"/><draw:image xlink:href="ObjectReplacements/OleObj20"/></draw:frame><text:span text:style-name="T54"/></text:p>
      <text:p text:style-name="P52"><text:span text:style-name="T54">24.Write a program to Mathematic operation like Addition, Subtraction, Multiplication, Division Of two number using different parameters and Function Overloading</text:span></text:p>
      <text:p text:style-name="P52"><text:span text:style-name="T54">Code:</text:span><text:span text:style-name="T55">#include &lt;iostream&gt;</text:span></text:p>
      <text:p text:style-name="P52"><text:span text:style-name="T55">using namespace std;</text:span></text:p>
      <text:p text:style-name="P52"><text:span text:style-name="T55"/></text:p>
      <text:p text:style-name="P52"><text:span text:style-name="T55">//<text:s text:c="2"/>addition</text:span></text:p>
      <text:p text:style-name="P52"><text:span text:style-name="T55">int mathOperation(int a, int b) {</text:span></text:p>
      <text:p text:style-name="P52"><text:span text:style-name="T55"><text:s text:c="4"/>return a + b;</text:span></text:p>
      <text:p text:style-name="P52"><text:span text:style-name="T55">}</text:span></text:p>
      <text:p text:style-name="P52"><text:span text:style-name="T55"/></text:p>
      <text:p text:style-name="P52"><text:span text:style-name="T55">//<text:s text:c="2"/>overloading<text:s text:c="2"/>addition</text:span></text:p>
      <text:p text:style-name="P52"><text:span text:style-name="T55">double mathOperation(double a, double b) {</text:span></text:p>
      <text:p text:style-name="P52"><text:span text:style-name="T55"><text:s text:c="4"/>return a + b;</text:span></text:p>
      <text:p text:style-name="P52"><text:span text:style-name="T55">}</text:span></text:p>
      <text:p text:style-name="P52"><text:span text:style-name="T55"/></text:p>
      <text:p text:style-name="P52"><text:span text:style-name="T55">// subtraction</text:span></text:p>
      <text:p text:style-name="P52"><text:span text:style-name="T55">int mathOperation(int a, int b, int c) {</text:span></text:p>
      <text:p text:style-name="P52"><text:span text:style-name="T55"><text:s text:c="4"/>return a - b - c;</text:span></text:p>
      <text:p text:style-name="P52"><text:span text:style-name="T55">}</text:span></text:p>
      <text:p text:style-name="P52"><text:span text:style-name="T55"/></text:p>
      <text:p text:style-name="P52"><text:span text:style-name="T55">//<text:s text:c="2"/>multiplication</text:span></text:p>
      <text:p text:style-name="P52"><text:span text:style-name="T55">int mathOperation(int a, int b, int c, int d) {</text:span></text:p>
      <text:p text:style-name="P52"><text:span text:style-name="T55"><text:s text:c="4"/>return a * b * c * d;</text:span></text:p>
      <text:p text:style-name="P52"><text:span text:style-name="T55">}</text:span></text:p>
      <text:p text:style-name="P52"><text:span text:style-name="T55"/></text:p>
      <text:p text:style-name="P52"><text:span text:style-name="T55">//<text:s text:c="2"/>division</text:span></text:p>
      <text:p text:style-name="P52"><text:span text:style-name="T55">double mathOperation(double a, double b, double c) {</text:span></text:p>
      <text:p text:style-name="P52"><text:span text:style-name="T55"><text:s text:c="4"/>return (a / b) / c;</text:span></text:p>
      <text:p text:style-name="P52"><text:span text:style-name="T55">}</text:span></text:p>
      <text:p text:style-name="P52"><text:span text:style-name="T55"/></text:p>
      <text:p text:style-name="P52"><text:span text:style-name="T55">int main() {</text:span></text:p>
      <text:p text:style-name="P52"><text:span text:style-name="T55"><text:s text:c="4"/>int intResult1 = mathOperation(10, 5); // Calling addition function with integer parameters</text:span></text:p>
      <text:p text:style-name="P52"><text:span text:style-name="T55"><text:s text:c="4"/>double doubleResult1 = mathOperation(10.5, 5.3); // Calling addition function with double parameters</text:span></text:p>
      <text:p text:style-name="P52"><text:span text:style-name="T55"><text:s text:c="4"/>int intResult2 = mathOperation(20, 5, 3); // Calling subtraction function with integer parameters</text:span></text:p>
      <text:p text:style-name="P52"><text:span text:style-name="T55"><text:s text:c="4"/>int intResult3 = mathOperation(2, 3, 4, 5); // Calling multiplication function with integer parameters</text:span></text:p>
      <text:p text:style-name="P52"><text:span text:style-name="T55"><text:s text:c="4"/>double doubleResult2 = mathOperation(100.0, 5.0, 2.0); // Calling division function with double parameters</text:span></text:p>
      <text:p text:style-name="P52"><text:span text:style-name="T55"/></text:p>
      <text:p text:style-name="P52"><text:span text:style-name="T55"><text:s text:c="4"/>cout &lt;&lt; "Addition (int): " &lt;&lt; intResult1 &lt;&lt; endl;</text:span></text:p>
      <text:p text:style-name="P52"><text:span text:style-name="T55"><text:s text:c="4"/>cout &lt;&lt; "Addition (double): " &lt;&lt; doubleResult1 &lt;&lt; endl;</text:span></text:p>
      <text:p text:style-name="P52"><text:span text:style-name="T55"><text:s text:c="4"/>cout &lt;&lt; "Subtraction: " &lt;&lt; intResult2 &lt;&lt; endl;</text:span></text:p>
      <text:p text:style-name="P52"><text:span text:style-name="T55"><text:s text:c="4"/>cout &lt;&lt; "Multiplication: " &lt;&lt; intResult3 &lt;&lt; endl;</text:span></text:p>
      <text:p text:style-name="P52"><text:span text:style-name="T55"><text:s text:c="4"/>cout &lt;&lt; "Division: " &lt;&lt; doubleResult2 &lt;&lt; endl;</text:span></text:p>
      <text:p text:style-name="P52"><text:span text:style-name="T55"/></text:p>
      <text:p text:style-name="P52"><text:span text:style-name="T55"><text:s text:c="4"/>return 0;</text:span></text:p>
      <text:p text:style-name="P52"><text:span text:style-name="T55">}</text:span><text:span text:style-name="T56"/></text:p>
      <text:p text:style-name="P52"><text:span text:style-name="T56">Output:</text:span></text:p>
      <text:p text:style-name="P53"><draw:frame text:anchor-type="as-char" svg:width="136.00mm" svg:height="62.71mm" style:rel-width="scale" style:rel-height="scale"><draw:object-ole xlink:href="OleObj21"/><draw:image xlink:href="ObjectReplacements/OleObj21"/></draw:frame><text:span text:style-name="T56"/></text:p>
      <text:p text:style-name="P54"><text:span text:style-name="T56">26.Write a program to calculate the area of circle, rectangle and triangle using Function Overloading</text:span></text:p>
      <text:p text:style-name="P54"><text:span text:style-name="T56">Code:</text:span><text:span text:style-name="T57">#include &lt;iostream&gt;</text:span></text:p>
      <text:p text:style-name="P54"><text:span text:style-name="T57">#include &lt;cmath&gt;</text:span></text:p>
      <text:p text:style-name="P54"><text:span text:style-name="T57">using namespace std;</text:span></text:p>
      <text:p text:style-name="P54"><text:span text:style-name="T57"/></text:p>
      <text:p text:style-name="P54"><text:span text:style-name="T57">// Function to calculate the area of a circle</text:span></text:p>
      <text:p text:style-name="P54"><text:span text:style-name="T57">float area(float radius) {</text:span></text:p>
      <text:p text:style-name="P54"><text:span text:style-name="T57"><text:s text:c="4"/>return M_PI * radius * radius; // M_PI is a constant defined in the cmath library for pi</text:span></text:p>
      <text:p text:style-name="P54"><text:span text:style-name="T57">}</text:span></text:p>
      <text:p text:style-name="P54"><text:span text:style-name="T57"/></text:p>
      <text:p text:style-name="P54"><text:span text:style-name="T57">// Function to calculate the area of a rectangle</text:span></text:p>
      <text:p text:style-name="P54"><text:span text:style-name="T57">float area(float length, float width) {</text:span></text:p>
      <text:p text:style-name="P54"><text:span text:style-name="T57"><text:s text:c="4"/>return length * width;</text:span></text:p>
      <text:p text:style-name="P54"><text:span text:style-name="T57">}</text:span></text:p>
      <text:p text:style-name="P54"><text:span text:style-name="T57"/></text:p>
      <text:p text:style-name="P54"><text:span text:style-name="T57">// Function to calculate the area of a triangle</text:span></text:p>
      <text:p text:style-name="P54"><text:span text:style-name="T57">float area(float base, float height, char) { // Using a dummy parameter to distinguish from rectangle</text:span></text:p>
      <text:p text:style-name="P54"><text:span text:style-name="T57"><text:s text:c="4"/>return 0.5 * base * height;</text:span></text:p>
      <text:p text:style-name="P54"><text:span text:style-name="T57">}</text:span></text:p>
      <text:p text:style-name="P54"><text:span text:style-name="T57"/></text:p>
      <text:p text:style-name="P54"><text:span text:style-name="T57">int main() {</text:span></text:p>
      <text:p text:style-name="P54"><text:span text:style-name="T57"><text:s text:c="4"/>float radius, length, width, base, height;</text:span></text:p>
      <text:p text:style-name="P54"><text:span text:style-name="T57"/></text:p>
      <text:p text:style-name="P54"><text:span text:style-name="T57"><text:s text:c="4"/>// Calculate area of a circle</text:span></text:p>
      <text:p text:style-name="P54"><text:span text:style-name="T57"><text:s text:c="4"/>cout &lt;&lt; "Enter the radius of the circle: ";</text:span></text:p>
      <text:p text:style-name="P54"><text:span text:style-name="T57"><text:s text:c="4"/>cin &gt;&gt; radius;</text:span></text:p>
      <text:p text:style-name="P54"><text:span text:style-name="T57"><text:s text:c="4"/>cout &lt;&lt; "Area of the circle: " &lt;&lt; area(radius) &lt;&lt; endl;</text:span></text:p>
      <text:p text:style-name="P54"><text:span text:style-name="T57"/></text:p>
      <text:p text:style-name="P54"><text:span text:style-name="T57"><text:s text:c="4"/>// Calculate area of a rectangle</text:span></text:p>
      <text:p text:style-name="P54"><text:span text:style-name="T57"><text:s text:c="4"/>cout &lt;&lt; "Enter the length and width of the rectangle: ";</text:span></text:p>
      <text:p text:style-name="P54"><text:span text:style-name="T57"><text:s text:c="4"/>cin &gt;&gt; length &gt;&gt; width;</text:span></text:p>
      <text:p text:style-name="P54"><text:span text:style-name="T57"><text:s text:c="4"/>cout &lt;&lt; "Area of the rectangle: " &lt;&lt; area(length, width) &lt;&lt; endl;</text:span></text:p>
      <text:p text:style-name="P54"><text:span text:style-name="T57"/></text:p>
      <text:p text:style-name="P54"><text:span text:style-name="T57"><text:s text:c="4"/>// Calculate area of a triangle</text:span></text:p>
      <text:p text:style-name="P54"><text:span text:style-name="T57"><text:s text:c="4"/>cout &lt;&lt; "Enter the base and height of the triangle: ";</text:span></text:p>
      <text:p text:style-name="P54"><text:span text:style-name="T57"><text:s text:c="4"/>cin &gt;&gt; base &gt;&gt; height;</text:span></text:p>
      <text:p text:style-name="P54"><text:span text:style-name="T57"><text:s text:c="4"/>cout &lt;&lt; "Area of the triangle: " &lt;&lt; area(base, height, ' ') &lt;&lt; endl;</text:span></text:p>
      <text:p text:style-name="P54"><text:span text:style-name="T57"/></text:p>
      <text:p text:style-name="P54"><text:span text:style-name="T57"><text:s text:c="4"/>return 0;</text:span></text:p>
      <text:p text:style-name="P54"><text:span text:style-name="T57">}</text:span><text:span text:style-name="T58"/></text:p>
      <text:p text:style-name="P54"><text:span text:style-name="T58">Output:</text:span></text:p>
      <text:p text:style-name="P55"><draw:frame text:anchor-type="as-char" svg:width="116.15mm" svg:height="33.07mm" style:rel-width="scale" style:rel-height="scale"><draw:object-ole xlink:href="OleObj22"/><draw:image xlink:href="ObjectReplacements/OleObj22"/></draw:frame><text:span text:style-name="T58"/></text:p>
      <text:p text:style-name="P56"><text:span text:style-name="T58">27.Write a programto swap the two numbers using friend function without using third variable</text:span></text:p>
      <text:p text:style-name="P56"><text:span text:style-name="T58">Code:</text:span><text:span text:style-name="T59">#include &lt;iostream&gt;</text:span></text:p>
      <text:p text:style-name="P56"><text:span text:style-name="T59">using namespace std;</text:span></text:p>
      <text:p text:style-name="P56"><text:span text:style-name="T59"/></text:p>
      <text:p text:style-name="P56"><text:span text:style-name="T59">class SwapNumbers {</text:span></text:p>
      <text:p text:style-name="P56"><text:span text:style-name="T59">private:</text:span></text:p>
      <text:p text:style-name="P56"><text:span text:style-name="T59"><text:s text:c="4"/>int num1, num2;</text:span></text:p>
      <text:p text:style-name="P56"><text:span text:style-name="T59"/></text:p>
      <text:p text:style-name="P56"><text:span text:style-name="T59">public:</text:span></text:p>
      <text:p text:style-name="P56"><text:span text:style-name="T59"><text:s text:c="4"/>// Constructor to initialize num1 and num2</text:span></text:p>
      <text:p text:style-name="P56"><text:span text:style-name="T59"><text:s text:c="4"/>SwapNumbers(int n1, int n2) {</text:span></text:p>
      <text:p text:style-name="P56"><text:span text:style-name="T59"><text:s text:c="8"/>num1 = n1;</text:span></text:p>
      <text:p text:style-name="P56"><text:span text:style-name="T59"><text:s text:c="8"/>num2 = n2;</text:span></text:p>
      <text:p text:style-name="P56"><text:span text:style-name="T59"><text:s text:c="4"/>}</text:span></text:p>
      <text:p text:style-name="P56"><text:span text:style-name="T59"/></text:p>
      <text:p text:style-name="P56"><text:span text:style-name="T59"><text:s text:c="4"/>// Declaration of friend function</text:span></text:p>
      <text:p text:style-name="P56"><text:span text:style-name="T59"><text:s text:c="4"/>friend void swap(SwapNumbers&amp;);</text:span></text:p>
      <text:p text:style-name="P56"><text:span text:style-name="T59"/></text:p>
      <text:p text:style-name="P56"><text:span text:style-name="T59"><text:s text:c="4"/>// Function to display numbers</text:span></text:p>
      <text:p text:style-name="P56"><text:span text:style-name="T59"><text:s text:c="4"/>void display() {</text:span></text:p>
      <text:p text:style-name="P56"><text:span text:style-name="T59"><text:s text:c="8"/>cout &lt;&lt; "After swapping: num1 = " &lt;&lt; num1 &lt;&lt; ", num2 = " &lt;&lt; num2 &lt;&lt; endl;</text:span></text:p>
      <text:p text:style-name="P56"><text:span text:style-name="T59"><text:s text:c="4"/>}</text:span></text:p>
      <text:p text:style-name="P56"><text:span text:style-name="T59">};</text:span></text:p>
      <text:p text:style-name="P56"><text:span text:style-name="T59"/></text:p>
      <text:p text:style-name="P56"><text:span text:style-name="T59">// Definition of friend function to swap numbers</text:span></text:p>
      <text:p text:style-name="P56"><text:span text:style-name="T59">void swap(SwapNumbers&amp; obj) {</text:span></text:p>
      <text:p text:style-name="P56"><text:span text:style-name="T59"><text:s text:c="4"/>obj.num1 = obj.num1 + obj.num2;</text:span></text:p>
      <text:p text:style-name="P56"><text:span text:style-name="T59"><text:s text:c="4"/>obj.num2 = obj.num1 - obj.num2;</text:span></text:p>
      <text:p text:style-name="P56"><text:span text:style-name="T59"><text:s text:c="4"/>obj.num1 = obj.num1 - obj.num2;</text:span></text:p>
      <text:p text:style-name="P56"><text:span text:style-name="T59">}</text:span></text:p>
      <text:p text:style-name="P56"><text:span text:style-name="T59"/></text:p>
      <text:p text:style-name="P56"><text:span text:style-name="T59">int main() {</text:span></text:p>
      <text:p text:style-name="P56"><text:span text:style-name="T59"><text:s text:c="4"/>int n1, n2;</text:span></text:p>
      <text:p text:style-name="P56"><text:span text:style-name="T59"/></text:p>
      <text:p text:style-name="P56"><text:span text:style-name="T59"><text:s text:c="4"/>// Input numbers from user</text:span></text:p>
      <text:p text:style-name="P56"><text:span text:style-name="T59"><text:s text:c="4"/>cout &lt;&lt; "Enter first number: ";</text:span></text:p>
      <text:p text:style-name="P56"><text:span text:style-name="T59"><text:s text:c="4"/>cin &gt;&gt; n1;</text:span></text:p>
      <text:p text:style-name="P56"><text:span text:style-name="T59"><text:s text:c="4"/>cout &lt;&lt; "Enter second number: ";</text:span></text:p>
      <text:p text:style-name="P56"><text:span text:style-name="T59"><text:s text:c="4"/>cin &gt;&gt; n2;</text:span></text:p>
      <text:p text:style-name="P56"><text:span text:style-name="T59"/></text:p>
      <text:p text:style-name="P56"><text:span text:style-name="T59"><text:s text:c="4"/>// Create object of SwapNumbers class</text:span></text:p>
      <text:p text:style-name="P56"><text:span text:style-name="T59"><text:s text:c="4"/>SwapNumbers obj(n1, n2);</text:span></text:p>
      <text:p text:style-name="P56"><text:span text:style-name="T59"/></text:p>
      <text:p text:style-name="P56"><text:span text:style-name="T59"><text:s text:c="4"/>// Display original numbers</text:span></text:p>
      <text:p text:style-name="P56"><text:span text:style-name="T59"><text:s text:c="4"/>cout &lt;&lt; "Before swapping: num1 = " &lt;&lt; n1 &lt;&lt; ", num2 = " &lt;&lt; n2 &lt;&lt; endl;</text:span></text:p>
      <text:p text:style-name="P56"><text:span text:style-name="T59"/></text:p>
      <text:p text:style-name="P56"><text:span text:style-name="T59"><text:s text:c="4"/>// Call friend function to swap numbers</text:span></text:p>
      <text:p text:style-name="P56"><text:span text:style-name="T59"><text:s text:c="4"/>swap(obj);</text:span></text:p>
      <text:p text:style-name="P56"><text:span text:style-name="T59"/></text:p>
      <text:p text:style-name="P56"><text:span text:style-name="T59"><text:s text:c="4"/>// Display swapped numbers</text:span></text:p>
      <text:p text:style-name="P56"><text:span text:style-name="T59"><text:s text:c="4"/>obj.display();</text:span></text:p>
      <text:p text:style-name="P56"><text:span text:style-name="T59"/></text:p>
      <text:p text:style-name="P56"><text:span text:style-name="T59"><text:s text:c="4"/>return 0;</text:span></text:p>
      <text:p text:style-name="P56"><text:span text:style-name="T59">}</text:span><text:span text:style-name="T60"/></text:p>
      <text:p text:style-name="P56"><text:span text:style-name="T60">Output:</text:span></text:p>
      <text:p text:style-name="P57"><draw:frame text:anchor-type="as-char" svg:width="140.76mm" svg:height="61.38mm" style:rel-width="scale" style:rel-height="scale"><draw:object-ole xlink:href="OleObj23"/><draw:image xlink:href="ObjectReplacements/OleObj23"/></draw:frame><text:span text:style-name="T60"/></text:p>
      <text:p text:style-name="P58"><text:span text:style-name="T60">28.Write a program to find the max number from given two numbers using friend function</text:span></text:p>
      <text:p text:style-name="P58"><text:span text:style-name="T60">Code:</text:span><text:span text:style-name="T61">#include &lt;iostream&gt;</text:span></text:p>
      <text:p text:style-name="P58"><text:span text:style-name="T61">using namespace std;</text:span></text:p>
      <text:p text:style-name="P58"><text:span text:style-name="T61"/></text:p>
      <text:p text:style-name="P58"><text:span text:style-name="T61">// Forward declaration of class</text:span></text:p>
      <text:p text:style-name="P58"><text:span text:style-name="T61">class MaxNumber;</text:span></text:p>
      <text:p text:style-name="P58"><text:span text:style-name="T61"/></text:p>
      <text:p text:style-name="P58"><text:span text:style-name="T61">// Declaration of friend function to find maximum number</text:span></text:p>
      <text:p text:style-name="P58"><text:span text:style-name="T61">int findMax(const MaxNumber&amp;);</text:span></text:p>
      <text:p text:style-name="P58"><text:span text:style-name="T61"/></text:p>
      <text:p text:style-name="P58"><text:span text:style-name="T61">// Class definition</text:span></text:p>
      <text:p text:style-name="P58"><text:span text:style-name="T61">class MaxNumber {</text:span></text:p>
      <text:p text:style-name="P58"><text:span text:style-name="T61">private:</text:span></text:p>
      <text:p text:style-name="P58"><text:span text:style-name="T61"><text:s text:c="4"/>int num1, num2;</text:span></text:p>
      <text:p text:style-name="P58"><text:span text:style-name="T61"/></text:p>
      <text:p text:style-name="P58"><text:span text:style-name="T61">public:</text:span></text:p>
      <text:p text:style-name="P58"><text:span text:style-name="T61"><text:s text:c="4"/>// Constructor to initialize num1 and num2</text:span></text:p>
      <text:p text:style-name="P58"><text:span text:style-name="T61"><text:s text:c="4"/>MaxNumber(int n1, int n2) {</text:span></text:p>
      <text:p text:style-name="P58"><text:span text:style-name="T61"><text:s text:c="8"/>num1 = n1;</text:span></text:p>
      <text:p text:style-name="P58"><text:span text:style-name="T61"><text:s text:c="8"/>num2 = n2;</text:span></text:p>
      <text:p text:style-name="P58"><text:span text:style-name="T61"><text:s text:c="4"/>}</text:span></text:p>
      <text:p text:style-name="P58"><text:span text:style-name="T61"/></text:p>
      <text:p text:style-name="P58"><text:span text:style-name="T61"><text:s text:c="4"/>// Declaration of friend function</text:span></text:p>
      <text:p text:style-name="P58"><text:span text:style-name="T61"><text:s text:c="4"/>friend int findMax(const MaxNumber&amp;);</text:span></text:p>
      <text:p text:style-name="P58"><text:span text:style-name="T61">};</text:span></text:p>
      <text:p text:style-name="P58"><text:span text:style-name="T61"/></text:p>
      <text:p text:style-name="P58"><text:span text:style-name="T61">// Definition of friend function to find maximum number</text:span></text:p>
      <text:p text:style-name="P58"><text:span text:style-name="T61">int findMax(const MaxNumber&amp; obj) {</text:span></text:p>
      <text:p text:style-name="P58"><text:span text:style-name="T61"><text:s text:c="4"/>return (obj.num1 &gt; obj.num2) ? obj.num1 : obj.num2;</text:span></text:p>
      <text:p text:style-name="P58"><text:span text:style-name="T61">}</text:span></text:p>
      <text:p text:style-name="P58"><text:span text:style-name="T61"/></text:p>
      <text:p text:style-name="P58"><text:span text:style-name="T61">int main() {</text:span></text:p>
      <text:p text:style-name="P58"><text:span text:style-name="T61"><text:s text:c="4"/>int n1, n2;</text:span></text:p>
      <text:p text:style-name="P58"><text:span text:style-name="T61"/></text:p>
      <text:p text:style-name="P58"><text:span text:style-name="T61"><text:s text:c="4"/>// Input two numbers from user</text:span></text:p>
      <text:p text:style-name="P58"><text:span text:style-name="T61"><text:s text:c="4"/>cout &lt;&lt; "Enter first number: ";</text:span></text:p>
      <text:p text:style-name="P58"><text:span text:style-name="T61"><text:s text:c="4"/>cin &gt;&gt; n1;</text:span></text:p>
      <text:p text:style-name="P58"><text:span text:style-name="T61"><text:s text:c="4"/>cout &lt;&lt; "Enter second number: ";</text:span></text:p>
      <text:p text:style-name="P58"><text:span text:style-name="T61"><text:s text:c="4"/>cin &gt;&gt; n2;</text:span></text:p>
      <text:p text:style-name="P58"><text:span text:style-name="T61"/></text:p>
      <text:p text:style-name="P58"><text:span text:style-name="T61"><text:s text:c="4"/>// Create object of MaxNumber class</text:span></text:p>
      <text:p text:style-name="P58"><text:span text:style-name="T61"><text:s text:c="4"/>MaxNumber obj(n1, n2);</text:span></text:p>
      <text:p text:style-name="P58"><text:span text:style-name="T61"/></text:p>
      <text:p text:style-name="P58"><text:span text:style-name="T61"><text:s text:c="4"/>// Find maximum number using friend function</text:span></text:p>
      <text:p text:style-name="P58"><text:span text:style-name="T61"><text:s text:c="4"/>int maxNum = findMax(obj);</text:span></text:p>
      <text:p text:style-name="P58"><text:span text:style-name="T61"/></text:p>
      <text:p text:style-name="P58"><text:span text:style-name="T61"><text:s text:c="4"/>// Display maximum number</text:span></text:p>
      <text:p text:style-name="P58"><text:span text:style-name="T61"><text:s text:c="4"/>cout &lt;&lt; "Maximum number is: " &lt;&lt; maxNum &lt;&lt; endl;</text:span></text:p>
      <text:p text:style-name="P58"><text:span text:style-name="T61"/></text:p>
      <text:p text:style-name="P58"><text:span text:style-name="T61"><text:s text:c="4"/>return 0;</text:span></text:p>
      <text:p text:style-name="P58"><text:span text:style-name="T61">}</text:span><text:span text:style-name="T62"/></text:p>
      <text:p text:style-name="P58"><text:span text:style-name="T62">Output:</text:span></text:p>
      <text:p text:style-name="P59"><draw:frame text:anchor-type="as-char" svg:width="135.47mm" svg:height="50.27mm" style:rel-width="scale" style:rel-height="scale"><draw:object-ole xlink:href="OleObj24"/><draw:image xlink:href="ObjectReplacements/OleObj24"/></draw:frame><text:span text:style-name="T62"/></text:p>
      <text:p text:style-name="P60"><text:span text:style-name="T62">29.Write a program of to swap the two values using template</text:span></text:p>
      <text:p text:style-name="P60"><text:span text:style-name="T62">Code:</text:span><text:span text:style-name="T63">#include &lt;iostream&gt;</text:span></text:p>
      <text:p text:style-name="P60"><text:span text:style-name="T63">using namespace std;</text:span></text:p>
      <text:p text:style-name="P60"><text:span text:style-name="T63"/></text:p>
      <text:p text:style-name="P60"><text:span text:style-name="T63">template &lt;typename T&gt;</text:span></text:p>
      <text:p text:style-name="P60"><text:span text:style-name="T63">void swapValues(T&amp; a, T&amp; b) {</text:span></text:p>
      <text:p text:style-name="P60"><text:span text:style-name="T63"><text:s text:c="4"/>T temp = a;</text:span></text:p>
      <text:p text:style-name="P60"><text:span text:style-name="T63"><text:s text:c="4"/>a = b;</text:span></text:p>
      <text:p text:style-name="P60"><text:span text:style-name="T63"><text:s text:c="4"/>b = temp;</text:span></text:p>
      <text:p text:style-name="P60"><text:span text:style-name="T63">}</text:span></text:p>
      <text:p text:style-name="P60"><text:span text:style-name="T63"/></text:p>
      <text:p text:style-name="P60"><text:span text:style-name="T63">int main() {</text:span></text:p>
      <text:p text:style-name="P60"><text:span text:style-name="T63"><text:s text:c="4"/>int num1 = 5, num2 = 10;</text:span></text:p>
      <text:p text:style-name="P60"><text:span text:style-name="T63"><text:s text:c="4"/>cout &lt;&lt; "Before swapping: num1 = " &lt;&lt; num1 &lt;&lt; ", num2 = " &lt;&lt; num2 &lt;&lt; endl;</text:span></text:p>
      <text:p text:style-name="P60"><text:span text:style-name="T63"><text:s text:c="4"/>swapValues(num1, num2);</text:span></text:p>
      <text:p text:style-name="P60"><text:span text:style-name="T63"><text:s text:c="4"/>cout &lt;&lt; "After swapping: num1 = " &lt;&lt; num1 &lt;&lt; ", num2 = " &lt;&lt; num2 &lt;&lt; endl;</text:span></text:p>
      <text:p text:style-name="P60"><text:span text:style-name="T63"/></text:p>
      <text:p text:style-name="P60"><text:span text:style-name="T63"><text:s text:c="4"/>char char1 = 'A', char2 = 'B';</text:span></text:p>
      <text:p text:style-name="P60"><text:span text:style-name="T63"><text:s text:c="4"/>cout &lt;&lt; "Before swapping: char1 = " &lt;&lt; char1 &lt;&lt; ", char2 = " &lt;&lt; char2 &lt;&lt; endl;</text:span></text:p>
      <text:p text:style-name="P60"><text:span text:style-name="T63"><text:s text:c="4"/>swapValues(char1, char2);</text:span></text:p>
      <text:p text:style-name="P60"><text:span text:style-name="T63"><text:s text:c="4"/>cout &lt;&lt; "After swapping: char1 = " &lt;&lt; char1 &lt;&lt; ", char2 = " &lt;&lt; char2 &lt;&lt; endl;</text:span></text:p>
      <text:p text:style-name="P60"><text:span text:style-name="T63"/></text:p>
      <text:p text:style-name="P60"><text:span text:style-name="T63"><text:s text:c="4"/>// Swap doubles</text:span></text:p>
      <text:p text:style-name="P60"><text:span text:style-name="T63"><text:s text:c="4"/>double dbl1 = 3.14, dbl2 = 6.28;</text:span></text:p>
      <text:p text:style-name="P60"><text:span text:style-name="T63"><text:s text:c="4"/>cout &lt;&lt; "Before swapping: dbl1 = " &lt;&lt; dbl1 &lt;&lt; ", dbl2 = " &lt;&lt; dbl2 &lt;&lt; endl;</text:span></text:p>
      <text:p text:style-name="P60"><text:span text:style-name="T63"><text:s text:c="4"/>swapValues(dbl1, dbl2);</text:span></text:p>
      <text:p text:style-name="P60"><text:span text:style-name="T63"><text:s text:c="4"/>cout &lt;&lt; "After swapping: dbl1 = " &lt;&lt; dbl1 &lt;&lt; ", dbl2 = " &lt;&lt; dbl2 &lt;&lt; endl;</text:span></text:p>
      <text:p text:style-name="P60"><text:span text:style-name="T63"/></text:p>
      <text:p text:style-name="P60"><text:span text:style-name="T63"><text:s text:c="4"/>return 0;</text:span></text:p>
      <text:p text:style-name="P60"><text:span text:style-name="T63">}</text:span><text:span text:style-name="T64"/></text:p>
      <text:p text:style-name="P60"><text:span text:style-name="T64">Output:</text:span></text:p>
      <text:p text:style-name="P61"><draw:frame text:anchor-type="as-char" svg:width="143.67mm" svg:height="73.29mm" style:rel-width="scale" style:rel-height="scale"><draw:object-ole xlink:href="OleObj25"/><draw:image xlink:href="ObjectReplacements/OleObj25"/></draw:frame><text:span text:style-name="T64"/></text:p>
      <text:p text:style-name="P62"><text:span text:style-name="T64">30.Write a program of to sort the array using templates</text:span></text:p>
      <text:p text:style-name="P62"><text:span text:style-name="T64">Code:</text:span><text:span text:style-name="T65">#include &lt;iostream&gt;</text:span></text:p>
      <text:p text:style-name="P62"><text:span text:style-name="T65">using namespace std;</text:span></text:p>
      <text:p text:style-name="P62"><text:span text:style-name="T65"/></text:p>
      <text:p text:style-name="P62"><text:span text:style-name="T65">// Function template to sort an array</text:span></text:p>
      <text:p text:style-name="P62"><text:span text:style-name="T65">template &lt;typename T, int size&gt;</text:span></text:p>
      <text:p text:style-name="P62"><text:span text:style-name="T65">void sortArray(T (&amp;arr)[size]) {</text:span></text:p>
      <text:p text:style-name="P62"><text:span text:style-name="T65"><text:s text:c="4"/>for (int i = 0; i &lt; size - 1; ++i) {</text:span></text:p>
      <text:p text:style-name="P62"><text:span text:style-name="T65"><text:s text:c="8"/>for (int j = i + 1; j &lt; size; ++j) {</text:span></text:p>
      <text:p text:style-name="P62"><text:span text:style-name="T65"><text:s text:c="12"/>if (arr[i] &gt; arr[j]) {</text:span></text:p>
      <text:p text:style-name="P62"><text:span text:style-name="T65"><text:s text:c="16"/>// Swap elements if they are out of order</text:span></text:p>
      <text:p text:style-name="P62"><text:span text:style-name="T65"><text:s text:c="16"/>T temp = arr[i];</text:span></text:p>
      <text:p text:style-name="P62"><text:span text:style-name="T65"><text:s text:c="16"/>arr[i] = arr[j];</text:span></text:p>
      <text:p text:style-name="P62"><text:span text:style-name="T65"><text:s text:c="16"/>arr[j] = temp;</text:span></text:p>
      <text:p text:style-name="P62"><text:span text:style-name="T65"><text:s text:c="12"/>}</text:span></text:p>
      <text:p text:style-name="P62"><text:span text:style-name="T65"><text:s text:c="8"/>}</text:span></text:p>
      <text:p text:style-name="P62"><text:span text:style-name="T65"><text:s text:c="4"/>}</text:span></text:p>
      <text:p text:style-name="P62"><text:span text:style-name="T65">}</text:span></text:p>
      <text:p text:style-name="P62"><text:span text:style-name="T65"/></text:p>
      <text:p text:style-name="P62"><text:span text:style-name="T65">// Function to print an array</text:span></text:p>
      <text:p text:style-name="P62"><text:span text:style-name="T65">template &lt;typename T, int size&gt;</text:span></text:p>
      <text:p text:style-name="P62"><text:span text:style-name="T65">void printArray(T (&amp;arr)[size]) {</text:span></text:p>
      <text:p text:style-name="P62"><text:span text:style-name="T65"><text:s text:c="4"/>for (int i = 0; i &lt; size; ++i) {</text:span></text:p>
      <text:p text:style-name="P62"><text:span text:style-name="T65"><text:s text:c="8"/>cout &lt;&lt; arr[i] &lt;&lt; " ";</text:span></text:p>
      <text:p text:style-name="P62"><text:span text:style-name="T65"><text:s text:c="4"/>}</text:span></text:p>
      <text:p text:style-name="P62"><text:span text:style-name="T65"><text:s text:c="4"/>cout &lt;&lt; endl;</text:span></text:p>
      <text:p text:style-name="P62"><text:span text:style-name="T65">}</text:span></text:p>
      <text:p text:style-name="P62"><text:span text:style-name="T65"/></text:p>
      <text:p text:style-name="P62"><text:span text:style-name="T65">int main() {</text:span></text:p>
      <text:p text:style-name="P62"><text:span text:style-name="T65"><text:s text:c="4"/>int intArray[] = {5, 2, 9, 1, 7};</text:span></text:p>
      <text:p text:style-name="P62"><text:span text:style-name="T65"><text:s text:c="4"/>cout &lt;&lt; "Original array (integers): ";</text:span></text:p>
      <text:p text:style-name="P62"><text:span text:style-name="T65"><text:s text:c="4"/>printArray(intArray);</text:span></text:p>
      <text:p text:style-name="P62"><text:span text:style-name="T65"><text:s text:c="4"/>sortArray(intArray);</text:span></text:p>
      <text:p text:style-name="P62"><text:span text:style-name="T65"><text:s text:c="4"/>cout &lt;&lt; "Sorted array (integers): ";</text:span></text:p>
      <text:p text:style-name="P62"><text:span text:style-name="T65"><text:s text:c="4"/>printArray(intArray);</text:span></text:p>
      <text:p text:style-name="P62"><text:span text:style-name="T65"/></text:p>
      <text:p text:style-name="P62"><text:span text:style-name="T65"><text:s text:c="4"/>double doubleArray[] = {3.14, 2.71, 1.618, 2.718, 3.142};</text:span></text:p>
      <text:p text:style-name="P62"><text:span text:style-name="T65"><text:s text:c="4"/>cout &lt;&lt; "Original array (doubles): ";</text:span></text:p>
      <text:p text:style-name="P62"><text:span text:style-name="T65"><text:s text:c="4"/>printArray(doubleArray);</text:span></text:p>
      <text:p text:style-name="P62"><text:span text:style-name="T65"><text:s text:c="4"/>sortArray(doubleArray);</text:span></text:p>
      <text:p text:style-name="P62"><text:span text:style-name="T65"><text:s text:c="4"/>cout &lt;&lt; "Sorted array (doubles): ";</text:span></text:p>
      <text:p text:style-name="P62"><text:span text:style-name="T65"><text:s text:c="4"/>printArray(doubleArray);</text:span></text:p>
      <text:p text:style-name="P62"><text:span text:style-name="T65"/></text:p>
      <text:p text:style-name="P62"><text:span text:style-name="T65"><text:s text:c="4"/>return 0;</text:span></text:p>
      <text:p text:style-name="P62"><text:span text:style-name="T65">}</text:span><text:span text:style-name="T66"/></text:p>
      <text:p text:style-name="P62"><text:span text:style-name="T66">Output:</text:span></text:p>
      <text:p text:style-name="P63"><draw:frame text:anchor-type="as-char" svg:width="144.20mm" svg:height="56.89mm" style:rel-width="scale" style:rel-height="scale"><draw:object-ole xlink:href="OleObj26"/><draw:image xlink:href="ObjectReplacements/OleObj26"/></draw:frame><text:span text:style-name="T66"/></text:p>
      <text:p text:style-name="P64"><text:span text:style-name="T66"/></text:p>
      <text:p text:style-name="P64"><text:span text:style-name="T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